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ext-properties style:font-name="Arial" style:font-name-asian="Segoe UI" style:font-name-complex="Tahoma"/>
    </style:style>
    <style:style style:name="ce38" style:family="table-cell" style:parent-style-name="Default">
      <style:table-cell-properties fo:background-color="#dee6ef"/>
      <style:text-properties style:font-name="Arial"/>
    </style:style>
    <style:style style:name="ce39" style:family="table-cell" style:parent-style-name="Default">
      <style:table-cell-properties fo:border="0.06pt solid #000000"/>
      <style:text-properties style:font-name="Arial"/>
    </style:style>
    <style:style style:name="ce40" style:family="table-cell" style:parent-style-name="Default">
      <style:table-cell-properties fo:background-color="#ffffd7" fo:border="0.06pt solid #000000"/>
      <style:text-properties style:font-name="Arial"/>
    </style:style>
    <style:style style:name="ce15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ffd7" fo:border="0.06pt solid #000000"/>
    </style:style>
    <style:style style:name="ce43" style:family="table-cell" style:parent-style-name="Default">
      <style:table-cell-properties fo:background-color="transparent"/>
      <style:text-properties style:font-name="Arial"/>
    </style:style>
    <style:style style:name="ce44" style:family="table-cell" style:parent-style-name="Default">
      <style:table-cell-properties fo:border-bottom="0.06pt solid #000000" fo:background-color="#ffffd7" fo:border-left="none" fo:border-right="none" fo:border-top="none"/>
      <style:text-properties style:font-name="Arial"/>
    </style:style>
    <style:style style:name="ce4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46" style:family="table-cell" style:parent-style-name="Default">
      <style:table-cell-properties fo:background-color="#ffffd7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d7" fo:border="0.06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ffd7" fo:border-left="0.06pt solid #000000" fo:border-right="0.06pt solid #000000" fo:border-top="none"/>
      <style:text-properties style:font-name="Ari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mpty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0" calcext:value-type="float">
            <text:p>0</text:p>
          </table:table-cell>
          <table:table-cell table:style-name="ce38" table:formula="of:=[.E16]*[.D14]+[.E28]*[.D26]+[.E40]*[.D3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string" office:string-value="" calcext:value-type="error">
            <text:p>#DIV/0!</text:p>
          </table:table-cell>
          <table:table-cell table:style-name="ce38" table:formula="of:=[.E17]*[.$D14]+[.E29]*[.$D26]+[.E41]*[.$D38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string" office:string-value="" calcext:value-type="error">
            <text:p>#DIV/0!</text:p>
          </table:table-cell>
          <table:table-cell table:style-name="ce38" table:formula="of:=[.H18]+[.H30]+[.H4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0" calcext:value-type="float">
            <text:p>0</text:p>
          </table:table-cell>
          <table:table-cell table:formula="of:=SUM([.N20:.N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string" office:string-value="" calcext:value-type="error">
            <text:p>#DIV/0!</text:p>
          </table:table-cell>
          <table:table-cell table:formula="of:=[.E16]*[.$D14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string" office:string-value="" calcext:value-type="error">
            <text:p>#DIV/0!</text:p>
          </table:table-cell>
          <table:table-cell table:formula="of:=SUM([.O20:.O23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string" office:string-value="" calcext:value-type="error">
            <text:p>#DIV/0!</text:p>
          </table:table-cell>
          <table:table-cell table:formula="of:=SUM([.P20:.P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string" office:string-value="" calcext:value-type="error">
            <text:p>#DIV/0!</text:p>
          </table:table-cell>
          <table:table-cell table:formula="of:=[.E18]*[.H16]*[.$D13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0]*[.$F20]" office:value-type="float" office:value="0" calcext:value-type="float">
            <text:p>0</text:p>
          </table:table-cell>
          <table:table-cell table:formula="of:=[.D20]/[.$H20]*1000" office:value-type="string" office:string-value="" calcext:value-type="error">
            <text:p>#DIV/0!</text:p>
          </table:table-cell>
          <table:table-cell table:formula="of:=[.$G20]*[.K20]/[.D$16]*[.$I20]/[.$D$13]" office:value-type="string" office:string-value="" calcext:value-type="error">
            <text:p>#DIV/0!</text:p>
          </table:table-cell>
          <table:table-cell table:style-name="ce36" table:formula="of:=[.F20]*[.$E20]" office:value-type="float" office:value="0" calcext:value-type="float">
            <text:p>0</text:p>
          </table:table-cell>
          <table:table-cell table:style-name="ce36" table:formula="of:=[.E20]/[.$H20]*1000" office:value-type="string" office:string-value="" calcext:value-type="error">
            <text:p>#DIV/0!</text:p>
          </table:table-cell>
          <table:table-cell table:style-name="ce36" table:formula="of:=[.$G20]*[.N20]/[.E$16]*[.$I20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1]*[.$F21]" office:value-type="float" office:value="0" calcext:value-type="float">
            <text:p>0</text:p>
          </table:table-cell>
          <table:table-cell table:formula="of:=[.D21]/[.$H21]*1000" office:value-type="string" office:string-value="" calcext:value-type="error">
            <text:p>#DIV/0!</text:p>
          </table:table-cell>
          <table:table-cell table:formula="of:=[.$G21]*[.K21]/[.D$16]*[.$I21]/[.$D$13]" office:value-type="string" office:string-value="" calcext:value-type="error">
            <text:p>#DIV/0!</text:p>
          </table:table-cell>
          <table:table-cell table:style-name="ce36" table:formula="of:=[.F21]*[.$E21]" office:value-type="float" office:value="0" calcext:value-type="float">
            <text:p>0</text:p>
          </table:table-cell>
          <table:table-cell table:style-name="ce36" table:formula="of:=[.E21]/[.$H21]*1000" office:value-type="string" office:string-value="" calcext:value-type="error">
            <text:p>#DIV/0!</text:p>
          </table:table-cell>
          <table:table-cell table:style-name="ce36" table:formula="of:=[.$G21]*[.N21]/[.E$16]*[.$I21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string" office:string-value="" calcext:value-type="error">
            <text:p>#DIV/0!</text:p>
          </table:table-cell>
          <table:table-cell table:formula="of:=[.$G22]*[.K22]/[.D$16]*[.$I22]/[.$D$13]" office:value-type="string" office:string-value="" calcext:value-type="error">
            <text:p>#DIV/0!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string" office:string-value="" calcext:value-type="error">
            <text:p>#DIV/0!</text:p>
          </table:table-cell>
          <table:table-cell table:style-name="ce36" table:formula="of:=[.$G22]*[.N22]/[.E$16]*[.$I22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3]*[.$F23]" office:value-type="float" office:value="0" calcext:value-type="float">
            <text:p>0</text:p>
          </table:table-cell>
          <table:table-cell table:formula="of:=[.D23]/[.$H23]*1000" office:value-type="string" office:string-value="" calcext:value-type="error">
            <text:p>#DIV/0!</text:p>
          </table:table-cell>
          <table:table-cell table:formula="of:=[.$G23]*[.K23]/[.D$16]*[.$I23]/[.$D$13]" office:value-type="string" office:string-value="" calcext:value-type="error">
            <text:p>#DIV/0!</text:p>
          </table:table-cell>
          <table:table-cell table:style-name="ce36" table:formula="of:=[.F23]*[.$E23]" office:value-type="float" office:value="0" calcext:value-type="float">
            <text:p>0</text:p>
          </table:table-cell>
          <table:table-cell table:style-name="ce36" table:formula="of:=[.E23]/[.$H23]*1000" office:value-type="string" office:string-value="" calcext:value-type="error">
            <text:p>#DIV/0!</text:p>
          </table:table-cell>
          <table:table-cell table:style-name="ce36" table:formula="of:=[.$G23]*[.N23]/[.E$16]*[.$I23]/[.$D$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0" calcext:value-type="float">
            <text:p>0</text:p>
          </table:table-cell>
          <table:table-cell table:formula="of:=SUM([.N32:.N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string" office:string-value="" calcext:value-type="error">
            <text:p>#DIV/0!</text:p>
          </table:table-cell>
          <table:table-cell table:formula="of:=[.E28]*[.$D26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string" office:string-value="" calcext:value-type="error">
            <text:p>#DIV/0!</text:p>
          </table:table-cell>
          <table:table-cell table:formula="of:=SUM([.O32:.O3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string" office:string-value="" calcext:value-type="error">
            <text:p>#DIV/0!</text:p>
          </table:table-cell>
          <table:table-cell table:formula="of:=SUM([.P32:.P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string" office:string-value="" calcext:value-type="error">
            <text:p>#DIV/0!</text:p>
          </table:table-cell>
          <table:table-cell table:formula="of:=[.E30]*[.H28]*[.$D25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string" office:string-value="" calcext:value-type="error">
            <text:p>#DIV/0!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string" office:string-value="" calcext:value-type="error">
            <text:p>#DIV/0!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string" office:string-value="" calcext:value-type="error">
            <text:p>#DIV/0!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string" office:string-value="" calcext:value-type="error">
            <text:p>#DIV/0!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0" calcext:value-type="float">
            <text:p>0</text:p>
          </table:table-cell>
          <table:table-cell table:formula="of:=SUM([.N44:.N4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string" office:string-value="" calcext:value-type="error">
            <text:p>#DIV/0!</text:p>
          </table:table-cell>
          <table:table-cell table:formula="of:=[.E40]*[.$D38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string" office:string-value="" calcext:value-type="error">
            <text:p>#DIV/0!</text:p>
          </table:table-cell>
          <table:table-cell table:formula="of:=SUM([.O44:.O4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string" office:string-value="" calcext:value-type="error">
            <text:p>#DIV/0!</text:p>
          </table:table-cell>
          <table:table-cell table:formula="of:=SUM([.P44:.P47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string" office:string-value="" calcext:value-type="error">
            <text:p>#DIV/0!</text:p>
          </table:table-cell>
          <table:table-cell table:formula="of:=[.E42]*[.H40]*[.$D37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4]*[.$F44]" office:value-type="float" office:value="0" calcext:value-type="float">
            <text:p>0</text:p>
          </table:table-cell>
          <table:table-cell table:formula="of:=[.D44]/[.$H44]*1000" office:value-type="string" office:string-value="" calcext:value-type="error">
            <text:p>#DIV/0!</text:p>
          </table:table-cell>
          <table:table-cell table:formula="of:=[.$G44]*[.K44]/[.D$40]*[.$I44]/[.$D$37]" office:value-type="string" office:string-value="" calcext:value-type="error">
            <text:p>#DIV/0!</text:p>
          </table:table-cell>
          <table:table-cell table:style-name="ce36" table:formula="of:=[.F44]*[.$E44]" office:value-type="float" office:value="0" calcext:value-type="float">
            <text:p>0</text:p>
          </table:table-cell>
          <table:table-cell table:style-name="ce36" table:formula="of:=[.E44]/[.$H44]*1000" office:value-type="string" office:string-value="" calcext:value-type="error">
            <text:p>#DIV/0!</text:p>
          </table:table-cell>
          <table:table-cell table:style-name="ce36" table:formula="of:=[.$G44]*[.N44]/[.E$40]*[.$I44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5]*[.$F45]" office:value-type="float" office:value="0" calcext:value-type="float">
            <text:p>0</text:p>
          </table:table-cell>
          <table:table-cell table:formula="of:=[.D45]/[.$H45]*1000" office:value-type="string" office:string-value="" calcext:value-type="error">
            <text:p>#DIV/0!</text:p>
          </table:table-cell>
          <table:table-cell table:formula="of:=[.$G45]*[.K45]/[.D$40]*[.$I45]/[.$D$37]" office:value-type="string" office:string-value="" calcext:value-type="error">
            <text:p>#DIV/0!</text:p>
          </table:table-cell>
          <table:table-cell table:style-name="ce36" table:formula="of:=[.F45]*[.$E45]" office:value-type="float" office:value="0" calcext:value-type="float">
            <text:p>0</text:p>
          </table:table-cell>
          <table:table-cell table:style-name="ce36" table:formula="of:=[.E45]/[.$H45]*1000" office:value-type="string" office:string-value="" calcext:value-type="error">
            <text:p>#DIV/0!</text:p>
          </table:table-cell>
          <table:table-cell table:style-name="ce36" table:formula="of:=[.$G45]*[.N45]/[.E$40]*[.$I45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6]*[.$F46]" office:value-type="float" office:value="0" calcext:value-type="float">
            <text:p>0</text:p>
          </table:table-cell>
          <table:table-cell table:formula="of:=[.D46]/[.$H46]*1000" office:value-type="string" office:string-value="" calcext:value-type="error">
            <text:p>#DIV/0!</text:p>
          </table:table-cell>
          <table:table-cell table:formula="of:=[.$G46]*[.K46]/[.D$40]*[.$I46]/[.$D$37]" office:value-type="string" office:string-value="" calcext:value-type="error">
            <text:p>#DIV/0!</text:p>
          </table:table-cell>
          <table:table-cell table:style-name="ce36" table:formula="of:=[.F46]*[.$E46]" office:value-type="float" office:value="0" calcext:value-type="float">
            <text:p>0</text:p>
          </table:table-cell>
          <table:table-cell table:style-name="ce36" table:formula="of:=[.E46]/[.$H46]*1000" office:value-type="string" office:string-value="" calcext:value-type="error">
            <text:p>#DIV/0!</text:p>
          </table:table-cell>
          <table:table-cell table:style-name="ce36" table:formula="of:=[.$G46]*[.N46]/[.E$40]*[.$I46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7]*[.$F47]" office:value-type="float" office:value="0" calcext:value-type="float">
            <text:p>0</text:p>
          </table:table-cell>
          <table:table-cell table:formula="of:=[.D47]/[.$H47]*1000" office:value-type="string" office:string-value="" calcext:value-type="error">
            <text:p>#DIV/0!</text:p>
          </table:table-cell>
          <table:table-cell table:formula="of:=[.$G47]*[.K47]/[.D$40]*[.$I47]/[.$D$37]" office:value-type="string" office:string-value="" calcext:value-type="error">
            <text:p>#DIV/0!</text:p>
          </table:table-cell>
          <table:table-cell table:style-name="ce36" table:formula="of:=[.F47]*[.$E47]" office:value-type="float" office:value="0" calcext:value-type="float">
            <text:p>0</text:p>
          </table:table-cell>
          <table:table-cell table:style-name="ce36" table:formula="of:=[.E47]/[.$H47]*1000" office:value-type="string" office:string-value="" calcext:value-type="error">
            <text:p>#DIV/0!</text:p>
          </table:table-cell>
          <table:table-cell table:style-name="ce36" table:formula="of:=[.$G47]*[.N47]/[.E$40]*[.$I47]/[.$D$37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0" calcext:value-type="float">
            <text:p>0</text:p>
          </table:table-cell>
          <table:table-cell table:style-name="ce38" table:formula="of:=[.E60]*[.D58]+[.E72]*[.D70]+[.E84]*[.D8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string" office:string-value="" calcext:value-type="error">
            <text:p>#DIV/0!</text:p>
          </table:table-cell>
          <table:table-cell table:style-name="ce38" table:formula="of:=[.E61]*[.$D58]+[.E73]*[.$D70]+[.E85]*[.$D8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string" office:string-value="" calcext:value-type="error">
            <text:p>#DIV/0!</text:p>
          </table:table-cell>
          <table:table-cell table:style-name="ce38" table:formula="of:=[.H62]+[.H74]+[.H8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0" calcext:value-type="float">
            <text:p>0</text:p>
          </table:table-cell>
          <table:table-cell table:formula="of:=SUM([.N64:.N6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60]*[.$D58]/[.D$52]" office:value-type="string" office:string-value="" calcext:value-type="error">
            <text:p>#DIV/0!</text:p>
          </table:table-cell>
          <table:table-cell table:formula="of:=[.E60]*[.$D58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string" office:string-value="" calcext:value-type="error">
            <text:p>#DIV/0!</text:p>
          </table:table-cell>
          <table:table-cell table:formula="of:=SUM([.O64:.O6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string" office:string-value="" calcext:value-type="error">
            <text:p>#DIV/0!</text:p>
          </table:table-cell>
          <table:table-cell table:formula="of:=SUM([.P64:.P67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$D$51]" office:value-type="string" office:string-value="" calcext:value-type="error">
            <text:p>#DIV/0!</text:p>
          </table:table-cell>
          <table:table-cell table:formula="of:=[.E62]*[.H60]*[.$D57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4]*[.$F64]" office:value-type="float" office:value="0" calcext:value-type="float">
            <text:p>0</text:p>
          </table:table-cell>
          <table:table-cell table:formula="of:=[.D64]/[.$H64]*1000" office:value-type="string" office:string-value="" calcext:value-type="error">
            <text:p>#DIV/0!</text:p>
          </table:table-cell>
          <table:table-cell table:formula="of:=[.$G64]*[.K64]/[.D$60]*[.$I64]/[.$D$57]" office:value-type="string" office:string-value="" calcext:value-type="error">
            <text:p>#DIV/0!</text:p>
          </table:table-cell>
          <table:table-cell table:style-name="ce36" table:formula="of:=[.F64]*[.$E64]" office:value-type="float" office:value="0" calcext:value-type="float">
            <text:p>0</text:p>
          </table:table-cell>
          <table:table-cell table:style-name="ce36" table:formula="of:=[.E64]/[.$H64]*1000" office:value-type="string" office:string-value="" calcext:value-type="error">
            <text:p>#DIV/0!</text:p>
          </table:table-cell>
          <table:table-cell table:style-name="ce36" table:formula="of:=[.$G64]*[.N64]/[.E$60]*[.$I64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5]*[.$F65]" office:value-type="float" office:value="0" calcext:value-type="float">
            <text:p>0</text:p>
          </table:table-cell>
          <table:table-cell table:formula="of:=[.D65]/[.$H65]*1000" office:value-type="string" office:string-value="" calcext:value-type="error">
            <text:p>#DIV/0!</text:p>
          </table:table-cell>
          <table:table-cell table:formula="of:=[.$G65]*[.K65]/[.D$60]*[.$I65]/[.$D$57]" office:value-type="string" office:string-value="" calcext:value-type="error">
            <text:p>#DIV/0!</text:p>
          </table:table-cell>
          <table:table-cell table:style-name="ce36" table:formula="of:=[.F65]*[.$E65]" office:value-type="float" office:value="0" calcext:value-type="float">
            <text:p>0</text:p>
          </table:table-cell>
          <table:table-cell table:style-name="ce36" table:formula="of:=[.E65]/[.$H65]*1000" office:value-type="string" office:string-value="" calcext:value-type="error">
            <text:p>#DIV/0!</text:p>
          </table:table-cell>
          <table:table-cell table:style-name="ce36" table:formula="of:=[.$G65]*[.N65]/[.E$60]*[.$I65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string" office:string-value="" calcext:value-type="error">
            <text:p>#DIV/0!</text:p>
          </table:table-cell>
          <table:table-cell table:formula="of:=[.$G66]*[.K66]/[.D$60]*[.$I66]/[.$D$57]" office:value-type="string" office:string-value="" calcext:value-type="error">
            <text:p>#DIV/0!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string" office:string-value="" calcext:value-type="error">
            <text:p>#DIV/0!</text:p>
          </table:table-cell>
          <table:table-cell table:style-name="ce36" table:formula="of:=[.$G66]*[.N66]/[.E$60]*[.$I66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7]*[.$F67]" office:value-type="float" office:value="0" calcext:value-type="float">
            <text:p>0</text:p>
          </table:table-cell>
          <table:table-cell table:formula="of:=[.D67]/[.$H67]*1000" office:value-type="string" office:string-value="" calcext:value-type="error">
            <text:p>#DIV/0!</text:p>
          </table:table-cell>
          <table:table-cell table:formula="of:=[.$G67]*[.K67]/[.D$60]*[.$I67]/[.$D$57]" office:value-type="string" office:string-value="" calcext:value-type="error">
            <text:p>#DIV/0!</text:p>
          </table:table-cell>
          <table:table-cell table:style-name="ce36" table:formula="of:=[.F67]*[.$E67]" office:value-type="float" office:value="0" calcext:value-type="float">
            <text:p>0</text:p>
          </table:table-cell>
          <table:table-cell table:style-name="ce36" table:formula="of:=[.E67]/[.$H67]*1000" office:value-type="string" office:string-value="" calcext:value-type="error">
            <text:p>#DIV/0!</text:p>
          </table:table-cell>
          <table:table-cell table:style-name="ce36" table:formula="of:=[.$G67]*[.N67]/[.E$60]*[.$I67]/[.D$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0" calcext:value-type="float">
            <text:p>0</text:p>
          </table:table-cell>
          <table:table-cell table:formula="of:=SUM([.N76:.N79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72]*[.$D70]/[.D$52]" office:value-type="string" office:string-value="" calcext:value-type="error">
            <text:p>#DIV/0!</text:p>
          </table:table-cell>
          <table:table-cell table:formula="of:=[.E72]*[.$D70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string" office:string-value="" calcext:value-type="error">
            <text:p>#DIV/0!</text:p>
          </table:table-cell>
          <table:table-cell table:formula="of:=SUM([.O76:.O79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string" office:string-value="" calcext:value-type="error">
            <text:p>#DIV/0!</text:p>
          </table:table-cell>
          <table:table-cell table:formula="of:=SUM([.P76:.P79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51]" office:value-type="string" office:string-value="" calcext:value-type="error">
            <text:p>#DIV/0!</text:p>
          </table:table-cell>
          <table:table-cell table:formula="of:=[.E74]*[.H72]*[.$D69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6]*[.$F76]" office:value-type="float" office:value="0" calcext:value-type="float">
            <text:p>0</text:p>
          </table:table-cell>
          <table:table-cell table:formula="of:=[.D76]/[.$H76]*1000" office:value-type="string" office:string-value="" calcext:value-type="error">
            <text:p>#DIV/0!</text:p>
          </table:table-cell>
          <table:table-cell table:formula="of:=[.$G76]*[.K76]/[.D$72]*[.$I76]/[.$D$69]" office:value-type="string" office:string-value="" calcext:value-type="error">
            <text:p>#DIV/0!</text:p>
          </table:table-cell>
          <table:table-cell table:style-name="ce36" table:formula="of:=[.F76]*[.$E76]" office:value-type="float" office:value="0" calcext:value-type="float">
            <text:p>0</text:p>
          </table:table-cell>
          <table:table-cell table:style-name="ce36" table:formula="of:=[.E76]/[.$H76]*1000" office:value-type="string" office:string-value="" calcext:value-type="error">
            <text:p>#DIV/0!</text:p>
          </table:table-cell>
          <table:table-cell table:style-name="ce36" table:formula="of:=[.$G76]*[.N76]/[.E$72]*[.$I76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7]*[.$F77]" office:value-type="float" office:value="0" calcext:value-type="float">
            <text:p>0</text:p>
          </table:table-cell>
          <table:table-cell table:formula="of:=[.D77]/[.$H77]*1000" office:value-type="string" office:string-value="" calcext:value-type="error">
            <text:p>#DIV/0!</text:p>
          </table:table-cell>
          <table:table-cell table:formula="of:=[.$G77]*[.K77]/[.D$72]*[.$I77]/[.$D$69]" office:value-type="string" office:string-value="" calcext:value-type="error">
            <text:p>#DIV/0!</text:p>
          </table:table-cell>
          <table:table-cell table:style-name="ce36" table:formula="of:=[.F77]*[.$E77]" office:value-type="float" office:value="0" calcext:value-type="float">
            <text:p>0</text:p>
          </table:table-cell>
          <table:table-cell table:style-name="ce36" table:formula="of:=[.E77]/[.$H77]*1000" office:value-type="string" office:string-value="" calcext:value-type="error">
            <text:p>#DIV/0!</text:p>
          </table:table-cell>
          <table:table-cell table:style-name="ce36" table:formula="of:=[.$G77]*[.N77]/[.E$72]*[.$I77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8]*[.$F78]" office:value-type="float" office:value="0" calcext:value-type="float">
            <text:p>0</text:p>
          </table:table-cell>
          <table:table-cell table:formula="of:=[.D78]/[.$H78]*1000" office:value-type="string" office:string-value="" calcext:value-type="error">
            <text:p>#DIV/0!</text:p>
          </table:table-cell>
          <table:table-cell table:formula="of:=[.$G78]*[.K78]/[.D$72]*[.$I78]/[.$D$69]" office:value-type="string" office:string-value="" calcext:value-type="error">
            <text:p>#DIV/0!</text:p>
          </table:table-cell>
          <table:table-cell table:style-name="ce36" table:formula="of:=[.F78]*[.$E78]" office:value-type="float" office:value="0" calcext:value-type="float">
            <text:p>0</text:p>
          </table:table-cell>
          <table:table-cell table:style-name="ce36" table:formula="of:=[.E78]/[.$H78]*1000" office:value-type="string" office:string-value="" calcext:value-type="error">
            <text:p>#DIV/0!</text:p>
          </table:table-cell>
          <table:table-cell table:style-name="ce36" table:formula="of:=[.$G78]*[.N78]/[.E$72]*[.$I78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9]*[.$F79]" office:value-type="float" office:value="0" calcext:value-type="float">
            <text:p>0</text:p>
          </table:table-cell>
          <table:table-cell table:formula="of:=[.D79]/[.$H79]*1000" office:value-type="string" office:string-value="" calcext:value-type="error">
            <text:p>#DIV/0!</text:p>
          </table:table-cell>
          <table:table-cell table:formula="of:=[.$G79]*[.K79]/[.D$72]*[.$I79]/[.$D$69]" office:value-type="string" office:string-value="" calcext:value-type="error">
            <text:p>#DIV/0!</text:p>
          </table:table-cell>
          <table:table-cell table:style-name="ce36" table:formula="of:=[.F79]*[.$E79]" office:value-type="float" office:value="0" calcext:value-type="float">
            <text:p>0</text:p>
          </table:table-cell>
          <table:table-cell table:style-name="ce36" table:formula="of:=[.E79]/[.$H79]*1000" office:value-type="string" office:string-value="" calcext:value-type="error">
            <text:p>#DIV/0!</text:p>
          </table:table-cell>
          <table:table-cell table:style-name="ce36" table:formula="of:=[.$G79]*[.N79]/[.E$72]*[.$I79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N88:.N9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84]*[.$D82]/[.D$52]" office:value-type="string" office:string-value="" calcext:value-type="error">
            <text:p>#DIV/0!</text:p>
          </table:table-cell>
          <table:table-cell table:formula="of:=[.E84]*[.$D82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string" office:string-value="" calcext:value-type="error">
            <text:p>#DIV/0!</text:p>
          </table:table-cell>
          <table:table-cell table:formula="of:=SUM([.O88:.O9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string" office:string-value="" calcext:value-type="error">
            <text:p>#DIV/0!</text:p>
          </table:table-cell>
          <table:table-cell table:formula="of:=SUM([.P88:.P9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51]" office:value-type="string" office:string-value="" calcext:value-type="error">
            <text:p>#DIV/0!</text:p>
          </table:table-cell>
          <table:table-cell table:formula="of:=[.E86]*[.H84]*[.$D81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string" office:string-value="" calcext:value-type="error">
            <text:p>#DIV/0!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string" office:string-value="" calcext:value-type="error">
            <text:p>#DIV/0!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string" office:string-value="" calcext:value-type="error">
            <text:p>#DIV/0!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1]*[.$F91]" office:value-type="float" office:value="0" calcext:value-type="float">
            <text:p>0</text:p>
          </table:table-cell>
          <table:table-cell table:formula="of:=[.D91]/[.$H91]*1000" office:value-type="string" office:string-value="" calcext:value-type="error">
            <text:p>#DIV/0!</text:p>
          </table:table-cell>
          <table:table-cell table:formula="of:=[.$G91]*[.K91]/[.D$84]*[.$I91]/[.$D$81]" office:value-type="string" office:string-value="" calcext:value-type="error">
            <text:p>#DIV/0!</text:p>
          </table:table-cell>
          <table:table-cell table:style-name="ce36" table:formula="of:=[.F91]*[.$E91]" office:value-type="float" office:value="0" calcext:value-type="float">
            <text:p>0</text:p>
          </table:table-cell>
          <table:table-cell table:style-name="ce36" table:formula="of:=[.E91]/[.$H91]*1000" office:value-type="string" office:string-value="" calcext:value-type="error">
            <text:p>#DIV/0!</text:p>
          </table:table-cell>
          <table:table-cell table:style-name="ce36" table:formula="of:=[.$G91]*[.N91]/[.E$84]*[.$I91]/[.$D$81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0" calcext:value-type="float">
            <text:p>0</text:p>
          </table:table-cell>
          <table:table-cell table:style-name="ce38" table:formula="of:=[.E104]*[.D102]+[.E116]*[.D114]+[.E128]*[.D1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string" office:string-value="" calcext:value-type="error">
            <text:p>#DIV/0!</text:p>
          </table:table-cell>
          <table:table-cell table:style-name="ce38" table:formula="of:=[.E105]*[.$D102]+[.E117]*[.$D114]+[.E129]*[.$D12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string" office:string-value="" calcext:value-type="error">
            <text:p>#DIV/0!</text:p>
          </table:table-cell>
          <table:table-cell table:style-name="ce38" table:formula="of:=[.E106]*[.H104]*[.$D101]/[.$D95]+[.E118]*[.H116]*[.$D113]/[.$D95]+[.E130]*[.H128]*[.$D125]/[.$D9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0" calcext:value-type="float">
            <text:p>0</text:p>
          </table:table-cell>
          <table:table-cell table:formula="of:=SUM([.N108:.N11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04]*[.$D102]/[.D$96]" office:value-type="string" office:string-value="" calcext:value-type="error">
            <text:p>#DIV/0!</text:p>
          </table:table-cell>
          <table:table-cell table:formula="of:=[.E104]*[.$D102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string" office:string-value="" calcext:value-type="error">
            <text:p>#DIV/0!</text:p>
          </table:table-cell>
          <table:table-cell table:formula="of:=SUM([.O108:.O11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string" office:string-value="" calcext:value-type="error">
            <text:p>#DIV/0!</text:p>
          </table:table-cell>
          <table:table-cell table:formula="of:=SUM([.P108:.P11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$D$95]" office:value-type="string" office:string-value="" calcext:value-type="error">
            <text:p>#DIV/0!</text:p>
          </table:table-cell>
          <table:table-cell table:formula="of:=[.E106]*[.H104]*[.$D101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8]*[.$F108]" office:value-type="float" office:value="0" calcext:value-type="float">
            <text:p>0</text:p>
          </table:table-cell>
          <table:table-cell table:formula="of:=[.D108]/[.$H108]*1000" office:value-type="string" office:string-value="" calcext:value-type="error">
            <text:p>#DIV/0!</text:p>
          </table:table-cell>
          <table:table-cell table:formula="of:=[.$G108]*[.K108]/[.D$104]*[.$I108]/[.$D$101]" office:value-type="string" office:string-value="" calcext:value-type="error">
            <text:p>#DIV/0!</text:p>
          </table:table-cell>
          <table:table-cell table:style-name="ce36" table:formula="of:=[.F108]*[.$E108]" office:value-type="float" office:value="0" calcext:value-type="float">
            <text:p>0</text:p>
          </table:table-cell>
          <table:table-cell table:style-name="ce36" table:formula="of:=[.E108]/[.$H108]*1000" office:value-type="string" office:string-value="" calcext:value-type="error">
            <text:p>#DIV/0!</text:p>
          </table:table-cell>
          <table:table-cell table:style-name="ce36" table:formula="of:=[.$G108]*[.N108]/[.E$104]*[.$I108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9]*[.$F109]" office:value-type="float" office:value="0" calcext:value-type="float">
            <text:p>0</text:p>
          </table:table-cell>
          <table:table-cell table:formula="of:=[.D109]/[.$H109]*1000" office:value-type="string" office:string-value="" calcext:value-type="error">
            <text:p>#DIV/0!</text:p>
          </table:table-cell>
          <table:table-cell table:formula="of:=[.$G109]*[.K109]/[.D$104]*[.$I109]/[.$D$101]" office:value-type="string" office:string-value="" calcext:value-type="error">
            <text:p>#DIV/0!</text:p>
          </table:table-cell>
          <table:table-cell table:style-name="ce36" table:formula="of:=[.F109]*[.$E109]" office:value-type="float" office:value="0" calcext:value-type="float">
            <text:p>0</text:p>
          </table:table-cell>
          <table:table-cell table:style-name="ce36" table:formula="of:=[.E109]/[.$H109]*1000" office:value-type="string" office:string-value="" calcext:value-type="error">
            <text:p>#DIV/0!</text:p>
          </table:table-cell>
          <table:table-cell table:style-name="ce36" table:formula="of:=[.$G109]*[.N109]/[.E$104]*[.$I109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string" office:string-value="" calcext:value-type="error">
            <text:p>#DIV/0!</text:p>
          </table:table-cell>
          <table:table-cell table:formula="of:=[.$G110]*[.K110]/[.D$104]*[.$I110]/[.$D$101]" office:value-type="string" office:string-value="" calcext:value-type="error">
            <text:p>#DIV/0!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string" office:string-value="" calcext:value-type="error">
            <text:p>#DIV/0!</text:p>
          </table:table-cell>
          <table:table-cell table:style-name="ce36" table:formula="of:=[.$G110]*[.N110]/[.E$104]*[.$I110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1]*[.$F111]" office:value-type="float" office:value="0" calcext:value-type="float">
            <text:p>0</text:p>
          </table:table-cell>
          <table:table-cell table:formula="of:=[.D111]/[.$H111]*1000" office:value-type="string" office:string-value="" calcext:value-type="error">
            <text:p>#DIV/0!</text:p>
          </table:table-cell>
          <table:table-cell table:formula="of:=[.$G111]*[.K111]/[.D$104]*[.$I111]/[.$D$101]" office:value-type="string" office:string-value="" calcext:value-type="error">
            <text:p>#DIV/0!</text:p>
          </table:table-cell>
          <table:table-cell table:style-name="ce36" table:formula="of:=[.F111]*[.$E111]" office:value-type="float" office:value="0" calcext:value-type="float">
            <text:p>0</text:p>
          </table:table-cell>
          <table:table-cell table:style-name="ce36" table:formula="of:=[.E111]/[.$H111]*1000" office:value-type="string" office:string-value="" calcext:value-type="error">
            <text:p>#DIV/0!</text:p>
          </table:table-cell>
          <table:table-cell table:style-name="ce36" table:formula="of:=[.$G111]*[.N111]/[.E$104]*[.$I111]/[.$D$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0" calcext:value-type="float">
            <text:p>0</text:p>
          </table:table-cell>
          <table:table-cell table:formula="of:=SUM([.N120:.N1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16]*[.$D114]/[.D$96]" office:value-type="string" office:string-value="" calcext:value-type="error">
            <text:p>#DIV/0!</text:p>
          </table:table-cell>
          <table:table-cell table:formula="of:=[.E116]*[.$D114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string" office:string-value="" calcext:value-type="error">
            <text:p>#DIV/0!</text:p>
          </table:table-cell>
          <table:table-cell table:formula="of:=SUM([.O120:.O12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string" office:string-value="" calcext:value-type="error">
            <text:p>#DIV/0!</text:p>
          </table:table-cell>
          <table:table-cell table:formula="of:=SUM([.P120:.P1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[.$D113]/[.$D$95]" office:value-type="string" office:string-value="" calcext:value-type="error">
            <text:p>#DIV/0!</text:p>
          </table:table-cell>
          <table:table-cell table:formula="of:=[.E118]*[.H116]*[.$D113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0]*[.$F120]" office:value-type="float" office:value="0" calcext:value-type="float">
            <text:p>0</text:p>
          </table:table-cell>
          <table:table-cell table:formula="of:=[.D120]/[.$H120]*1000" office:value-type="string" office:string-value="" calcext:value-type="error">
            <text:p>#DIV/0!</text:p>
          </table:table-cell>
          <table:table-cell table:formula="of:=[.$G120]*[.K120]/[.D$116]*[.$I120]/[.$D$113]" office:value-type="string" office:string-value="" calcext:value-type="error">
            <text:p>#DIV/0!</text:p>
          </table:table-cell>
          <table:table-cell table:style-name="ce36" table:formula="of:=[.F120]*[.$E120]" office:value-type="float" office:value="0" calcext:value-type="float">
            <text:p>0</text:p>
          </table:table-cell>
          <table:table-cell table:style-name="ce36" table:formula="of:=[.E120]/[.$H120]*1000" office:value-type="string" office:string-value="" calcext:value-type="error">
            <text:p>#DIV/0!</text:p>
          </table:table-cell>
          <table:table-cell table:style-name="ce36" table:formula="of:=[.$G120]*[.N120]/[.E$116]*[.$I120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1]*[.$F121]" office:value-type="float" office:value="0" calcext:value-type="float">
            <text:p>0</text:p>
          </table:table-cell>
          <table:table-cell table:formula="of:=[.D121]/[.$H121]*1000" office:value-type="string" office:string-value="" calcext:value-type="error">
            <text:p>#DIV/0!</text:p>
          </table:table-cell>
          <table:table-cell table:formula="of:=[.$G121]*[.K121]/[.D$116]*[.$I121]/[.$D$113]" office:value-type="string" office:string-value="" calcext:value-type="error">
            <text:p>#DIV/0!</text:p>
          </table:table-cell>
          <table:table-cell table:style-name="ce36" table:formula="of:=[.F121]*[.$E121]" office:value-type="float" office:value="0" calcext:value-type="float">
            <text:p>0</text:p>
          </table:table-cell>
          <table:table-cell table:style-name="ce36" table:formula="of:=[.E121]/[.$H121]*1000" office:value-type="string" office:string-value="" calcext:value-type="error">
            <text:p>#DIV/0!</text:p>
          </table:table-cell>
          <table:table-cell table:style-name="ce36" table:formula="of:=[.$G121]*[.N121]/[.E$116]*[.$I121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2]*[.$F122]" office:value-type="float" office:value="0" calcext:value-type="float">
            <text:p>0</text:p>
          </table:table-cell>
          <table:table-cell table:formula="of:=[.D122]/[.$H122]*1000" office:value-type="string" office:string-value="" calcext:value-type="error">
            <text:p>#DIV/0!</text:p>
          </table:table-cell>
          <table:table-cell table:formula="of:=[.$G122]*[.K122]/[.D$116]*[.$I122]/[.$D$113]" office:value-type="string" office:string-value="" calcext:value-type="error">
            <text:p>#DIV/0!</text:p>
          </table:table-cell>
          <table:table-cell table:style-name="ce36" table:formula="of:=[.F122]*[.$E122]" office:value-type="float" office:value="0" calcext:value-type="float">
            <text:p>0</text:p>
          </table:table-cell>
          <table:table-cell table:style-name="ce36" table:formula="of:=[.E122]/[.$H122]*1000" office:value-type="string" office:string-value="" calcext:value-type="error">
            <text:p>#DIV/0!</text:p>
          </table:table-cell>
          <table:table-cell table:style-name="ce36" table:formula="of:=[.$G122]*[.N122]/[.E$116]*[.$I122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3]*[.$F123]" office:value-type="float" office:value="0" calcext:value-type="float">
            <text:p>0</text:p>
          </table:table-cell>
          <table:table-cell table:formula="of:=[.D123]/[.$H123]*1000" office:value-type="string" office:string-value="" calcext:value-type="error">
            <text:p>#DIV/0!</text:p>
          </table:table-cell>
          <table:table-cell table:formula="of:=[.$G123]*[.K123]/[.D$116]*[.$I123]/[.$D$113]" office:value-type="string" office:string-value="" calcext:value-type="error">
            <text:p>#DIV/0!</text:p>
          </table:table-cell>
          <table:table-cell table:style-name="ce36" table:formula="of:=[.F123]*[.$E123]" office:value-type="float" office:value="0" calcext:value-type="float">
            <text:p>0</text:p>
          </table:table-cell>
          <table:table-cell table:style-name="ce36" table:formula="of:=[.E123]/[.$H123]*1000" office:value-type="string" office:string-value="" calcext:value-type="error">
            <text:p>#DIV/0!</text:p>
          </table:table-cell>
          <table:table-cell table:style-name="ce36" table:formula="of:=[.$G123]*[.N123]/[.E$116]*[.$I123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28]*[.$D126]/[.D$96]" office:value-type="string" office:string-value="" calcext:value-type="error">
            <text:p>#DIV/0!</text:p>
          </table:table-cell>
          <table:table-cell table:formula="of:=[.E128]*[.$D126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string" office:string-value="" calcext:value-type="error">
            <text:p>#DIV/0!</text:p>
          </table:table-cell>
          <table:table-cell table:formula="of:=SUM([.O132:.O135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string" office:string-value="" calcext:value-type="error">
            <text:p>#DIV/0!</text:p>
          </table:table-cell>
          <table:table-cell table:formula="of:=SUM([.P132:.P1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95]" office:value-type="string" office:string-value="" calcext:value-type="error">
            <text:p>#DIV/0!</text:p>
          </table:table-cell>
          <table:table-cell table:formula="of:=[.E130]*[.H128]*[.$D125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2]*[.$F132]" office:value-type="float" office:value="0" calcext:value-type="float">
            <text:p>0</text:p>
          </table:table-cell>
          <table:table-cell table:formula="of:=[.D132]/[.$H132]*1000" office:value-type="string" office:string-value="" calcext:value-type="error">
            <text:p>#DIV/0!</text:p>
          </table:table-cell>
          <table:table-cell table:formula="of:=[.$G132]*[.K132]/[.D$128]*[.$I132]/[.$D$125]" office:value-type="string" office:string-value="" calcext:value-type="error">
            <text:p>#DIV/0!</text:p>
          </table:table-cell>
          <table:table-cell table:style-name="ce36" table:formula="of:=[.F132]*[.$E132]" office:value-type="float" office:value="0" calcext:value-type="float">
            <text:p>0</text:p>
          </table:table-cell>
          <table:table-cell table:style-name="ce36" table:formula="of:=[.E132]/[.$H132]*1000" office:value-type="string" office:string-value="" calcext:value-type="error">
            <text:p>#DIV/0!</text:p>
          </table:table-cell>
          <table:table-cell table:style-name="ce36" table:formula="of:=[.$G132]*[.N132]/[.E$128]*[.$I132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3]*[.$F133]" office:value-type="float" office:value="0" calcext:value-type="float">
            <text:p>0</text:p>
          </table:table-cell>
          <table:table-cell table:formula="of:=[.D133]/[.$H133]*1000" office:value-type="string" office:string-value="" calcext:value-type="error">
            <text:p>#DIV/0!</text:p>
          </table:table-cell>
          <table:table-cell table:formula="of:=[.$G133]*[.K133]/[.D$128]*[.$I133]/[.$D$125]" office:value-type="string" office:string-value="" calcext:value-type="error">
            <text:p>#DIV/0!</text:p>
          </table:table-cell>
          <table:table-cell table:style-name="ce36" table:formula="of:=[.F133]*[.$E133]" office:value-type="float" office:value="0" calcext:value-type="float">
            <text:p>0</text:p>
          </table:table-cell>
          <table:table-cell table:style-name="ce36" table:formula="of:=[.E133]/[.$H133]*1000" office:value-type="string" office:string-value="" calcext:value-type="error">
            <text:p>#DIV/0!</text:p>
          </table:table-cell>
          <table:table-cell table:style-name="ce36" table:formula="of:=[.$G133]*[.N133]/[.E$128]*[.$I133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4]*[.$F134]" office:value-type="float" office:value="0" calcext:value-type="float">
            <text:p>0</text:p>
          </table:table-cell>
          <table:table-cell table:formula="of:=[.D134]/[.$H134]*1000" office:value-type="string" office:string-value="" calcext:value-type="error">
            <text:p>#DIV/0!</text:p>
          </table:table-cell>
          <table:table-cell table:formula="of:=[.$G134]*[.K134]/[.D$128]*[.$I134]/[.$D$125]" office:value-type="string" office:string-value="" calcext:value-type="error">
            <text:p>#DIV/0!</text:p>
          </table:table-cell>
          <table:table-cell table:style-name="ce36" table:formula="of:=[.F134]*[.$E134]" office:value-type="float" office:value="0" calcext:value-type="float">
            <text:p>0</text:p>
          </table:table-cell>
          <table:table-cell table:style-name="ce36" table:formula="of:=[.E134]/[.$H134]*1000" office:value-type="string" office:string-value="" calcext:value-type="error">
            <text:p>#DIV/0!</text:p>
          </table:table-cell>
          <table:table-cell table:style-name="ce36" table:formula="of:=[.$G134]*[.N134]/[.E$128]*[.$I134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5]*[.$F135]" office:value-type="float" office:value="0" calcext:value-type="float">
            <text:p>0</text:p>
          </table:table-cell>
          <table:table-cell table:formula="of:=[.D135]/[.$H135]*1000" office:value-type="string" office:string-value="" calcext:value-type="error">
            <text:p>#DIV/0!</text:p>
          </table:table-cell>
          <table:table-cell table:formula="of:=[.$G135]*[.K135]/[.D$128]*[.$I135]/[.$D$125]" office:value-type="string" office:string-value="" calcext:value-type="error">
            <text:p>#DIV/0!</text:p>
          </table:table-cell>
          <table:table-cell table:style-name="ce36" table:formula="of:=[.F135]*[.$E135]" office:value-type="float" office:value="0" calcext:value-type="float">
            <text:p>0</text:p>
          </table:table-cell>
          <table:table-cell table:style-name="ce36" table:formula="of:=[.E135]/[.$H135]*1000" office:value-type="string" office:string-value="" calcext:value-type="error">
            <text:p>#DIV/0!</text:p>
          </table:table-cell>
          <table:table-cell table:style-name="ce36" table:formula="of:=[.$G135]*[.N135]/[.E$128]*[.$I135]/[.$D$125]" office:value-type="string" office:string-value="" calcext:value-type="error">
            <text:p>#DIV/0!</text:p>
          </table:table-cell>
        </table:table-row>
      </table:table>
      <table:table table:name="Dyna-Soar" table:style-name="ta1">
        <table:table-column table:style-name="co1" table:default-cell-style-name="Default"/>
        <table:table-column table:style-name="co1" table:default-cell-style-name="ce36"/>
        <table:table-column table:style-name="co4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Nose cap Zirconia numbers are a total gues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<text:span text:style-name="T2">All thickness values are guess, except </text:span><text:span text:style-name="T3">Rene 41 rib panel </text:span>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Dyna Soar Nos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800" calcext:value-type="float">
            <text:p>1800</text:p>
          </table:table-cell>
          <table:table-cell table:style-name="ce38" table:formula="of:=MAX([.D13];[.D37];[.D25])"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11.743024" calcext:value-type="float">
            <text:p>11.743024</text:p>
          </table:table-cell>
          <table:table-cell table:style-name="ce38" table:formula="of:=[.E16]*[.D14]+[.E28]*[.D26]+[.E40]*[.D38]" office:value-type="float" office:value="76.530642" calcext:value-type="float">
            <text:p>76.53064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48.9023727825677" calcext:value-type="float">
            <text:p>48.9023727825677</text:p>
          </table:table-cell>
          <table:table-cell table:style-name="ce38" table:formula="of:=[.E17]*[.$D14]+[.E29]*[.$D26]+[.E41]*[.$D38]" office:value-type="float" office:value="125.213380154277" calcext:value-type="float">
            <text:p>125.21338015427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333.710417572169" calcext:value-type="float">
            <text:p>333.710417572169</text:p>
          </table:table-cell>
          <table:table-cell table:style-name="ce38" table:formula="of:=[.H18]+[.H30]+[.H42]" office:value-type="float" office:value="437.325391280528" calcext:value-type="float">
            <text:p>437.32539128052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800" calcext:value-type="float">
            <text:p>180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15" calcext:value-type="float">
            <text:p>0.1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2.81672" calcext:value-type="float">
            <text:p>22.81672</text:p>
          </table:table-cell>
          <table:table-cell table:formula="of:=SUM([.N20:.N23])" office:value-type="float" office:value="445.95344" calcext:value-type="float">
            <text:p>445.95344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29145031126565" calcext:value-type="float">
            <text:p>0.29145031126565</text:p>
          </table:table-cell>
          <table:table-cell table:formula="of:=[.E16]*[.$D14]/[.E$8]" office:value-type="float" office:value="0.874068402562205" calcext:value-type="float">
            <text:p>0.8740684025622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10.07583122691" calcext:value-type="float">
            <text:p>110.07583122691</text:p>
          </table:table-cell>
          <table:table-cell table:formula="of:=SUM([.O20:.O23])" office:value-type="float" office:value="259.07058137274" calcext:value-type="float">
            <text:p>259.0705813727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469.520661164269" calcext:value-type="float">
            <text:p>469.520661164269</text:p>
          </table:table-cell>
          <table:table-cell table:formula="of:=SUM([.P20:.P23])" office:value-type="float" office:value="457.383539680734" calcext:value-type="float">
            <text:p>457.383539680734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7]" office:value-type="float" office:value="136.84194284198" calcext:value-type="float">
            <text:p>136.84194284198</text:p>
          </table:table-cell>
          <table:table-cell table:formula="of:=[.E18]*[.H16]*[.$D13]/[.$D7]" office:value-type="float" office:value="399.784499886986" calcext:value-type="float">
            <text:p>399.78449988698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Zirconia</text:p>
          </table:table-cell>
          <table:table-cell table:style-name="ce46" office:value-type="float" office:value="0.004" calcext:value-type="float">
            <text:p>0.004</text:p>
          </table:table-cell>
          <table:table-cell table:style-name="ce46" office:value-type="float" office:value="0.08" calcext:value-type="float">
            <text:p>0.08</text:p>
          </table:table-cell>
          <table:table-cell table:style-name="ce46" office:value-type="float" office:value="5560" calcext:value-type="float">
            <text:p>5560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1.85" calcext:value-type="float">
            <text:p>1.85</text:p>
          </table:table-cell>
          <table:table-cell table:style-name="ce40" office:value-type="float" office:value="1800" calcext:value-type="float">
            <text:p>1800</text:p>
          </table:table-cell>
          <table:table-cell/>
          <table:table-cell table:formula="of:=[.D20]*[.$F20]" office:value-type="float" office:value="22.24" calcext:value-type="float">
            <text:p>22.24</text:p>
          </table:table-cell>
          <table:table-cell table:formula="of:=[.D20]/[.$H20]*1000" office:value-type="float" office:value="2.16216216216216" calcext:value-type="float">
            <text:p>2.16216216216216</text:p>
          </table:table-cell>
          <table:table-cell table:formula="of:=[.$G20]*[.K20]/[.D$16]*[.$I20]/[.$D$13]" office:value-type="float" office:value="444.474052361601" calcext:value-type="float">
            <text:p>444.474052361601</text:p>
          </table:table-cell>
          <table:table-cell table:style-name="ce36" table:formula="of:=[.F20]*[.$E20]" office:value-type="float" office:value="444.8" calcext:value-type="float">
            <text:p>444.8</text:p>
          </table:table-cell>
          <table:table-cell table:style-name="ce36" table:formula="of:=[.E20]/[.$H20]*1000" office:value-type="float" office:value="43.2432432432432" calcext:value-type="float">
            <text:p>43.2432432432432</text:p>
          </table:table-cell>
          <table:table-cell table:style-name="ce36" table:formula="of:=[.$G20]*[.N20]/[.E$16]*[.$I20]/[.$D$13]" office:value-type="float" office:value="454.820574990968" calcext:value-type="float">
            <text:p>454.8205749909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Q-Felt Insulation</text:p>
          </table:table-cell>
          <table:table-cell table:style-name="ce46" office:value-type="float" office:value="0.006" calcext:value-type="float">
            <text:p>0.006</text:p>
          </table:table-cell>
          <table:table-cell table:style-name="ce46" office:value-type="float" office:value="0.012" calcext:value-type="float">
            <text:p>0.012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89.1" calcext:value-type="float">
            <text:p>1189.1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00" calcext:value-type="float">
            <text:p>1500</text:p>
          </table:table-cell>
          <table:table-cell/>
          <table:table-cell table:formula="of:=[.D21]*[.$F21]" office:value-type="float" office:value="0.57672" calcext:value-type="float">
            <text:p>0.57672</text:p>
          </table:table-cell>
          <table:table-cell table:formula="of:=[.D21]/[.$H21]*1000" office:value-type="float" office:value="107.913669064748" calcext:value-type="float">
            <text:p>107.913669064748</text:p>
          </table:table-cell>
          <table:table-cell table:formula="of:=[.$G21]*[.K21]/[.D$16]*[.$I21]/[.$D$13]" office:value-type="float" office:value="25.0466088026675" calcext:value-type="float">
            <text:p>25.0466088026675</text:p>
          </table:table-cell>
          <table:table-cell table:style-name="ce36" table:formula="of:=[.F21]*[.$E21]" office:value-type="float" office:value="1.15344" calcext:value-type="float">
            <text:p>1.15344</text:p>
          </table:table-cell>
          <table:table-cell table:style-name="ce36" table:formula="of:=[.E21]/[.$H21]*1000" office:value-type="float" office:value="215.827338129496" calcext:value-type="float">
            <text:p>215.827338129496</text:p>
          </table:table-cell>
          <table:table-cell table:style-name="ce36" table:formula="of:=[.$G21]*[.N21]/[.E$16]*[.$I21]/[.$D$13]" office:value-type="float" office:value="2.56296468976672" calcext:value-type="float">
            <text:p>2.5629646897667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float" office:value="0" calcext:value-type="float">
            <text:p>0</text:p>
          </table:table-cell>
          <table:table-cell table:formula="of:=[.$G22]*[.K22]/[.D$16]*[.$I22]/[.$D$13]" office:value-type="float" office:value="0" calcext:value-type="float">
            <text:p>0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float" office:value="0" calcext:value-type="float">
            <text:p>0</text:p>
          </table:table-cell>
          <table:table-cell table:style-name="ce36" table:formula="of:=[.$G22]*[.N22]/[.E$16]*[.$I22]/[.$D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6" calcext:value-type="float">
            <text:p>0.6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10.43836" calcext:value-type="float">
            <text:p>10.43836</text:p>
          </table:table-cell>
          <table:table-cell table:formula="of:=SUM([.N32:.N35])" office:value-type="float" office:value="10.91896" calcext:value-type="float">
            <text:p>10.9189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533339282964933" calcext:value-type="float">
            <text:p>0.533339282964933</text:p>
          </table:table-cell>
          <table:table-cell table:formula="of:=[.E28]*[.$D26]/[.E$8]" office:value-type="float" office:value="0.0856046131169264" calcext:value-type="float">
            <text:p>0.08560461311692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53.9684624393508" calcext:value-type="float">
            <text:p>53.9684624393508</text:p>
          </table:table-cell>
          <table:table-cell table:formula="of:=SUM([.O32:.O35])" office:value-type="float" office:value="143.896519993308" calcext:value-type="float">
            <text:p>143.89651999330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330.042107764055" calcext:value-type="float">
            <text:p>330.042107764055</text:p>
          </table:table-cell>
          <table:table-cell table:formula="of:=SUM([.P32:.P35])" office:value-type="float" office:value="367.853696322727" calcext:value-type="float">
            <text:p>367.853696322727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7]" office:value-type="float" office:value="151.576584838794" calcext:value-type="float">
            <text:p>151.576584838794</text:p>
          </table:table-cell>
          <table:table-cell table:formula="of:=[.E30]*[.H28]*[.$D25]/[.$D7]" office:value-type="float" office:value="27.1163659465969" calcext:value-type="float">
            <text:p>27.116365946596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2]*[.$F32]" office:value-type="float" office:value="10.15" calcext:value-type="float">
            <text:p>10.15</text:p>
          </table:table-cell>
          <table:table-cell table:formula="of:=[.D32]/[.$H32]*1000" office:value-type="float" office:value="0.0116279069767442" calcext:value-type="float">
            <text:p>0.011627906976744</text:p>
          </table:table-cell>
          <table:table-cell table:formula="of:=[.$G32]*[.K32]/[.D$28]*[.$I32]/[.$D$25]" office:value-type="float" office:value="297.193185519564" calcext:value-type="float">
            <text:p>297.193185519564</text:p>
          </table:table-cell>
          <table:table-cell table:style-name="ce36" table:formula="of:=[.F32]*[.$E32]" office:value-type="float" office:value="10.15" calcext:value-type="float">
            <text:p>10.15</text:p>
          </table:table-cell>
          <table:table-cell table:style-name="ce36" table:formula="of:=[.E32]/[.$H32]*1000" office:value-type="float" office:value="0.0116279069767442" calcext:value-type="float">
            <text:p>0.011627906976744</text:p>
          </table:table-cell>
          <table:table-cell table:style-name="ce36" table:formula="of:=[.$G32]*[.N32]/[.E$28]*[.$I32]/[.$D$25]" office:value-type="float" office:value="284.112173686871" calcext:value-type="float">
            <text:p>284.112173686871</text:p>
          </table:table-cell>
        </table:table-row>
        <table:table-row table:style-name="ro1">
          <table:table-cell/>
          <table:table-cell table:style-name="Default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89.1" calcext:value-type="float">
            <text:p>1189.1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3]*[.$F33]" office:value-type="float" office:value="0.28836" calcext:value-type="float">
            <text:p>0.28836</text:p>
          </table:table-cell>
          <table:table-cell table:formula="of:=[.D33]/[.$H33]*1000" office:value-type="float" office:value="53.9568345323741" calcext:value-type="float">
            <text:p>53.9568345323741</text:p>
          </table:table-cell>
          <table:table-cell table:formula="of:=[.$G33]*[.K33]/[.D$28]*[.$I33]/[.$D$25]" office:value-type="float" office:value="32.8489222444905" calcext:value-type="float">
            <text:p>32.8489222444905</text:p>
          </table:table-cell>
          <table:table-cell table:style-name="ce36" table:formula="of:=[.F33]*[.$E33]" office:value-type="float" office:value="0.76896" calcext:value-type="float">
            <text:p>0.76896</text:p>
          </table:table-cell>
          <table:table-cell table:style-name="ce36" table:formula="of:=[.E33]/[.$H33]*1000" office:value-type="float" office:value="143.884892086331" calcext:value-type="float">
            <text:p>143.884892086331</text:p>
          </table:table-cell>
          <table:table-cell table:style-name="ce36" table:formula="of:=[.$G33]*[.N33]/[.E$28]*[.$I33]/[.$D$25]" office:value-type="float" office:value="83.7415226358554" calcext:value-type="float">
            <text:p>83.7415226358554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float" office:value="0" calcext:value-type="float">
            <text:p>0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float" office:value="0" calcext:value-type="float">
            <text:p>0</text:p>
          </table:table-cell>
          <table:table-cell table:style-name="ce36" table:formula="of:=[.$G34]*[.N34]/[.E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8.23" calcext:value-type="float">
            <text:p>8.23</text:p>
          </table:table-cell>
          <table:table-cell table:formula="of:=SUM([.N44:.N47])" office:value-type="float" office:value="12.345" calcext:value-type="float">
            <text:p>12.345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175210405769417" calcext:value-type="float">
            <text:p>0.175210405769417</text:p>
          </table:table-cell>
          <table:table-cell table:formula="of:=[.E40]*[.$D38]/[.E$8]" office:value-type="float" office:value="0.0403269843208685" calcext:value-type="float">
            <text:p>0.0403269843208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.0396825396825397" calcext:value-type="float">
            <text:p>0.03968253968254</text:p>
          </table:table-cell>
          <table:table-cell table:formula="of:=SUM([.O44:.O47])" office:value-type="float" office:value="0.0595238095238095" calcext:value-type="float">
            <text:p>0.05952380952381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423" calcext:value-type="float">
            <text:p>423</text:p>
          </table:table-cell>
          <table:table-cell table:formula="of:=SUM([.P44:.P47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7]" office:value-type="float" office:value="45.2918898913942" calcext:value-type="float">
            <text:p>45.2918898913942</text:p>
          </table:table-cell>
          <table:table-cell table:formula="of:=[.E42]*[.H40]*[.$D37]/[.$D7]" office:value-type="float" office:value="10.4245254469445" calcext:value-type="float">
            <text:p>10.424525446944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4" office:value-type="float" office:value="1100" calcext:value-type="float">
            <text:p>1100</text:p>
          </table:table-cell>
          <table:table-cell/>
          <table:table-cell table:formula="of:=[.D44]*[.$F44]" office:value-type="float" office:value="8.23" calcext:value-type="float">
            <text:p>8.23</text:p>
          </table:table-cell>
          <table:table-cell table:formula="of:=[.D44]/[.$H44]*1000" office:value-type="float" office:value="0.0396825396825397" calcext:value-type="float">
            <text:p>0.03968253968254</text:p>
          </table:table-cell>
          <table:table-cell table:formula="of:=[.$G44]*[.K44]/[.D$40]*[.$I44]/[.$D$37]" office:value-type="float" office:value="423" calcext:value-type="float">
            <text:p>423</text:p>
          </table:table-cell>
          <table:table-cell table:style-name="ce36" table:formula="of:=[.F44]*[.$E44]" office:value-type="float" office:value="12.345" calcext:value-type="float">
            <text:p>12.345</text:p>
          </table:table-cell>
          <table:table-cell table:style-name="ce36" table:formula="of:=[.E44]/[.$H44]*1000" office:value-type="float" office:value="0.0595238095238095" calcext:value-type="float">
            <text:p>0.05952380952381</text:p>
          </table:table-cell>
          <table:table-cell table:style-name="ce36" table:formula="of:=[.$G44]*[.N44]/[.E$40]*[.$I44]/[.$D$37]" office:value-type="float" office:value="423" calcext:value-type="float">
            <text:p>423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9.444598" calcext:value-type="float">
            <text:p>9.444598</text:p>
          </table:table-cell>
          <table:table-cell table:style-name="ce38" table:formula="of:=[.E60]*[.D58]+[.E72]*[.D70]+[.E84]*[.D82]" office:value-type="float" office:value="11.560678" calcext:value-type="float">
            <text:p>11.56067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float" office:value="29.7005114845001" calcext:value-type="float">
            <text:p>29.7005114845001</text:p>
          </table:table-cell>
          <table:table-cell table:style-name="ce38" table:formula="of:=[.E61]*[.$D58]+[.E73]*[.$D70]+[.E85]*[.$D82]" office:value-type="float" office:value="79.169871710605" calcext:value-type="float">
            <text:p>79.16987171060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318.337624454912" calcext:value-type="float">
            <text:p>318.337624454912</text:p>
          </table:table-cell>
          <table:table-cell table:style-name="ce38" table:formula="of:=[.H62]+[.H74]+[.H86]" office:value-type="float" office:value="335.340980648144" calcext:value-type="float">
            <text:p>335.34098064814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55" calcext:value-type="float">
            <text:p>0.5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10.43836" calcext:value-type="float">
            <text:p>10.43836</text:p>
          </table:table-cell>
          <table:table-cell table:formula="of:=SUM([.N64:.N67])" office:value-type="float" office:value="10.91896" calcext:value-type="float">
            <text:p>10.91896</text:p>
          </table:table-cell>
          <table:table-cell office:value-type="string" calcext:value-type="string">
            <text:p>Mass Portion</text:p>
          </table:table-cell>
          <table:table-cell table:formula="of:=[.D60]*[.$D58]/[.D$52]" office:value-type="float" office:value="0.607871081437241" calcext:value-type="float">
            <text:p>0.607871081437241</text:p>
          </table:table-cell>
          <table:table-cell table:formula="of:=[.E60]*[.$D58]/[.E$52]" office:value-type="float" office:value="0.519470224843214" calcext:value-type="float">
            <text:p>0.5194702248432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53.9684624393508" calcext:value-type="float">
            <text:p>53.9684624393508</text:p>
          </table:table-cell>
          <table:table-cell table:formula="of:=SUM([.O64:.O67])" office:value-type="float" office:value="143.896519993308" calcext:value-type="float">
            <text:p>143.89651999330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330.042107764055" calcext:value-type="float">
            <text:p>330.042107764055</text:p>
          </table:table-cell>
          <table:table-cell table:formula="of:=SUM([.P64:.P67])" office:value-type="float" office:value="367.853696322727" calcext:value-type="float">
            <text:p>367.853696322727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D51]" office:value-type="float" office:value="200.623052966362" calcext:value-type="float">
            <text:p>200.623052966362</text:p>
          </table:table-cell>
          <table:table-cell table:formula="of:=[.E62]*[.H60]*[.$D57]/[.E51]" office:value-type="float" office:value="191.089042338174" calcext:value-type="float">
            <text:p>191.08904233817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64]*[.$F64]" office:value-type="float" office:value="10.15" calcext:value-type="float">
            <text:p>10.15</text:p>
          </table:table-cell>
          <table:table-cell table:formula="of:=[.D64]/[.$H64]*1000" office:value-type="float" office:value="0.0116279069767442" calcext:value-type="float">
            <text:p>0.011627906976744</text:p>
          </table:table-cell>
          <table:table-cell table:formula="of:=[.$G64]*[.K64]/[.D$60]*[.$I64]/[.$D$57]" office:value-type="float" office:value="297.193185519564" calcext:value-type="float">
            <text:p>297.193185519564</text:p>
          </table:table-cell>
          <table:table-cell table:style-name="ce36" table:formula="of:=[.F64]*[.$E64]" office:value-type="float" office:value="10.15" calcext:value-type="float">
            <text:p>10.15</text:p>
          </table:table-cell>
          <table:table-cell table:style-name="ce36" table:formula="of:=[.E64]/[.$H64]*1000" office:value-type="float" office:value="0.0116279069767442" calcext:value-type="float">
            <text:p>0.011627906976744</text:p>
          </table:table-cell>
          <table:table-cell table:style-name="ce36" table:formula="of:=[.$G64]*[.N64]/[.E$60]*[.$I64]/[.D$57]" office:value-type="float" office:value="284.112173686871" calcext:value-type="float">
            <text:p>284.11217368687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89.1" calcext:value-type="float">
            <text:p>1189.1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65]*[.$F65]" office:value-type="float" office:value="0.28836" calcext:value-type="float">
            <text:p>0.28836</text:p>
          </table:table-cell>
          <table:table-cell table:formula="of:=[.D65]/[.$H65]*1000" office:value-type="float" office:value="53.9568345323741" calcext:value-type="float">
            <text:p>53.9568345323741</text:p>
          </table:table-cell>
          <table:table-cell table:formula="of:=[.$G65]*[.K65]/[.D$60]*[.$I65]/[.$D$57]" office:value-type="float" office:value="32.8489222444905" calcext:value-type="float">
            <text:p>32.8489222444905</text:p>
          </table:table-cell>
          <table:table-cell table:style-name="ce36" table:formula="of:=[.F65]*[.$E65]" office:value-type="float" office:value="0.76896" calcext:value-type="float">
            <text:p>0.76896</text:p>
          </table:table-cell>
          <table:table-cell table:style-name="ce36" table:formula="of:=[.E65]/[.$H65]*1000" office:value-type="float" office:value="143.884892086331" calcext:value-type="float">
            <text:p>143.884892086331</text:p>
          </table:table-cell>
          <table:table-cell table:style-name="ce36" table:formula="of:=[.$G65]*[.N65]/[.E$60]*[.$I65]/[.D$57]" office:value-type="float" office:value="83.7415226358554" calcext:value-type="float">
            <text:p>83.741522635855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float" office:value="0" calcext:value-type="float">
            <text:p>0</text:p>
          </table:table-cell>
          <table:table-cell table:formula="of:=[.$G66]*[.K66]/[.D$60]*[.$I66]/[.$D$57]" office:value-type="float" office:value="0" calcext:value-type="float">
            <text:p>0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float" office:value="0" calcext:value-type="float">
            <text:p>0</text:p>
          </table:table-cell>
          <table:table-cell table:style-name="ce36" table:formula="of:=[.$G66]*[.N66]/[.E$60]*[.$I66]/[.D$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45" calcext:value-type="float">
            <text:p>0.4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8.23" calcext:value-type="float">
            <text:p>8.23</text:p>
          </table:table-cell>
          <table:table-cell table:formula="of:=SUM([.N76:.N79])" office:value-type="float" office:value="12.345" calcext:value-type="float">
            <text:p>12.345</text:p>
          </table:table-cell>
          <table:table-cell office:value-type="string" calcext:value-type="string">
            <text:p>Mass Portion</text:p>
          </table:table-cell>
          <table:table-cell table:formula="of:=[.D72]*[.$D70]/[.D$52]" office:value-type="float" office:value="0.392128918562759" calcext:value-type="float">
            <text:p>0.392128918562759</text:p>
          </table:table-cell>
          <table:table-cell table:formula="of:=[.E72]*[.$D70]/[.E$52]" office:value-type="float" office:value="0.480529775156786" calcext:value-type="float">
            <text:p>0.48052977515678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0.0396825396825397" calcext:value-type="float">
            <text:p>0.03968253968254</text:p>
          </table:table-cell>
          <table:table-cell table:formula="of:=SUM([.O76:.O79])" office:value-type="float" office:value="0.0595238095238095" calcext:value-type="float">
            <text:p>0.05952380952381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423" calcext:value-type="float">
            <text:p>423</text:p>
          </table:table-cell>
          <table:table-cell table:formula="of:=SUM([.P76:.P79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D51]" office:value-type="float" office:value="117.71457148855" calcext:value-type="float">
            <text:p>117.71457148855</text:p>
          </table:table-cell>
          <table:table-cell table:formula="of:=[.E74]*[.H72]*[.$D69]/[.E51]" office:value-type="float" office:value="144.251938309969" calcext:value-type="float">
            <text:p>144.25193830996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76]*[.$F76]" office:value-type="float" office:value="8.23" calcext:value-type="float">
            <text:p>8.23</text:p>
          </table:table-cell>
          <table:table-cell table:formula="of:=[.D76]/[.$H76]*1000" office:value-type="float" office:value="0.0396825396825397" calcext:value-type="float">
            <text:p>0.03968253968254</text:p>
          </table:table-cell>
          <table:table-cell table:formula="of:=[.$G76]*[.K76]/[.D$72]*[.$I76]/[.$D$69]" office:value-type="float" office:value="423" calcext:value-type="float">
            <text:p>423</text:p>
          </table:table-cell>
          <table:table-cell table:style-name="ce36" table:formula="of:=[.F76]*[.$E76]" office:value-type="float" office:value="12.345" calcext:value-type="float">
            <text:p>12.345</text:p>
          </table:table-cell>
          <table:table-cell table:style-name="ce36" table:formula="of:=[.E76]/[.$H76]*1000" office:value-type="float" office:value="0.0595238095238095" calcext:value-type="float">
            <text:p>0.05952380952381</text:p>
          </table:table-cell>
          <table:table-cell table:style-name="ce36" table:formula="of:=[.$G76]*[.N76]/[.E$72]*[.$I76]/[.$D$69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L88:.L91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84]*[.$D82]/[.D$52]" office:value-type="float" office:value="0" calcext:value-type="float">
            <text:p>0</text:p>
          </table:table-cell>
          <table:table-cell table:formula="of:=[.E84]*[.$D82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0" calcext:value-type="float">
            <text:p>0</text:p>
          </table:table-cell>
          <table:table-cell table:formula="of:=SUM([.O88:.O91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0" calcext:value-type="float">
            <text:p>0</text:p>
          </table:table-cell>
          <table:table-cell table:formula="of:=SUM([.P88:.P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1550" calcext:value-type="float">
            <text:p>1550</text:p>
          </table:table-cell>
          <table:table-cell table:style-name="ce38" table:formula="of:=MAX([.D101];[.D125];[.D113])" office:value-type="float" office:value="1550" calcext:value-type="float">
            <text:p>155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8.78209" calcext:value-type="float">
            <text:p>8.78209</text:p>
          </table:table-cell>
          <table:table-cell table:style-name="ce38" table:formula="of:=[.E104]*[.D102]+[.E116]*[.D114]+[.E128]*[.D126]" office:value-type="float" office:value="10.13674" calcext:value-type="float">
            <text:p>10.1367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float" office:value="13.5218775145996" calcext:value-type="float">
            <text:p>13.5218775145996</text:p>
          </table:table-cell>
          <table:table-cell table:style-name="ce38" table:formula="of:=[.E105]*[.$D102]+[.E117]*[.$D114]+[.E129]*[.$D126]" office:value-type="float" office:value="36.0098442840412" calcext:value-type="float">
            <text:p>36.00984428404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06]+[.G118]+[.G130]" office:value-type="float" office:value="255.862810303925" calcext:value-type="float">
            <text:p>255.862810303925</text:p>
          </table:table-cell>
          <table:table-cell table:style-name="ce38" table:formula="of:=[.H106]+[.H118]+[.H130]" office:value-type="float" office:value="318.413865000308" calcext:value-type="float">
            <text:p>318.41386500030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10.43836" calcext:value-type="float">
            <text:p>10.43836</text:p>
          </table:table-cell>
          <table:table-cell table:formula="of:=SUM([.N108:.N111])" office:value-type="float" office:value="10.91896" calcext:value-type="float">
            <text:p>10.91896</text:p>
          </table:table-cell>
          <table:table-cell office:value-type="string" calcext:value-type="string">
            <text:p>Mass Portion</text:p>
          </table:table-cell>
          <table:table-cell table:formula="of:=[.D104]*[.$D102]/[.D$96]" office:value-type="float" office:value="0.297149084101848" calcext:value-type="float">
            <text:p>0.297149084101848</text:p>
          </table:table-cell>
          <table:table-cell table:formula="of:=[.E104]*[.$D102]/[.E$96]" office:value-type="float" office:value="0.269291705222784" calcext:value-type="float">
            <text:p>0.2692917052227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float" office:value="53.9684624393508" calcext:value-type="float">
            <text:p>53.9684624393508</text:p>
          </table:table-cell>
          <table:table-cell table:formula="of:=SUM([.O108:.O111])" office:value-type="float" office:value="143.896519993308" calcext:value-type="float">
            <text:p>143.89651999330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float" office:value="330.042107764055" calcext:value-type="float">
            <text:p>330.042107764055</text:p>
          </table:table-cell>
          <table:table-cell table:formula="of:=SUM([.P108:.P111])" office:value-type="float" office:value="367.853696322727" calcext:value-type="float">
            <text:p>367.853696322727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D95]" office:value-type="float" office:value="98.0717100371324" calcext:value-type="float">
            <text:p>98.0717100371324</text:p>
          </table:table-cell>
          <table:table-cell table:formula="of:=[.E106]*[.H104]*[.$D101]/[.E95]" office:value-type="float" office:value="99.0599491552511" calcext:value-type="float">
            <text:p>99.05994915525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108]*[.$F108]" office:value-type="float" office:value="10.15" calcext:value-type="float">
            <text:p>10.15</text:p>
          </table:table-cell>
          <table:table-cell table:formula="of:=[.D108]/[.$H108]*1000" office:value-type="float" office:value="0.0116279069767442" calcext:value-type="float">
            <text:p>0.011627906976744</text:p>
          </table:table-cell>
          <table:table-cell table:formula="of:=[.$G108]*[.K108]/[.D$104]*[.$I108]/[.$D$101]" office:value-type="float" office:value="297.193185519564" calcext:value-type="float">
            <text:p>297.193185519564</text:p>
          </table:table-cell>
          <table:table-cell table:style-name="ce36" table:formula="of:=[.F108]*[.$E108]" office:value-type="float" office:value="10.15" calcext:value-type="float">
            <text:p>10.15</text:p>
          </table:table-cell>
          <table:table-cell table:style-name="ce36" table:formula="of:=[.E108]/[.$H108]*1000" office:value-type="float" office:value="0.0116279069767442" calcext:value-type="float">
            <text:p>0.011627906976744</text:p>
          </table:table-cell>
          <table:table-cell table:style-name="ce36" table:formula="of:=[.$G108]*[.N108]/[.E$104]*[.$I108]/[.$D$101]" office:value-type="float" office:value="284.112173686871" calcext:value-type="float">
            <text:p>284.11217368687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89.1" calcext:value-type="float">
            <text:p>1189.1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109]*[.$F109]" office:value-type="float" office:value="0.28836" calcext:value-type="float">
            <text:p>0.28836</text:p>
          </table:table-cell>
          <table:table-cell table:formula="of:=[.D109]/[.$H109]*1000" office:value-type="float" office:value="53.9568345323741" calcext:value-type="float">
            <text:p>53.9568345323741</text:p>
          </table:table-cell>
          <table:table-cell table:formula="of:=[.$G109]*[.K109]/[.D$104]*[.$I109]/[.$D$101]" office:value-type="float" office:value="32.8489222444905" calcext:value-type="float">
            <text:p>32.8489222444905</text:p>
          </table:table-cell>
          <table:table-cell table:style-name="ce36" table:formula="of:=[.F109]*[.$E109]" office:value-type="float" office:value="0.76896" calcext:value-type="float">
            <text:p>0.76896</text:p>
          </table:table-cell>
          <table:table-cell table:style-name="ce36" table:formula="of:=[.E109]/[.$H109]*1000" office:value-type="float" office:value="143.884892086331" calcext:value-type="float">
            <text:p>143.884892086331</text:p>
          </table:table-cell>
          <table:table-cell table:style-name="ce36" table:formula="of:=[.$G109]*[.N109]/[.E$104]*[.$I109]/[.$D$101]" office:value-type="float" office:value="83.7415226358554" calcext:value-type="float">
            <text:p>83.741522635855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float" office:value="0" calcext:value-type="float">
            <text:p>0</text:p>
          </table:table-cell>
          <table:table-cell table:formula="of:=[.$G110]*[.K110]/[.D$104]*[.$I110]/[.$D$101]" office:value-type="float" office:value="0" calcext:value-type="float">
            <text:p>0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float" office:value="0" calcext:value-type="float">
            <text:p>0</text:p>
          </table:table-cell>
          <table:table-cell table:style-name="ce36" table:formula="of:=[.$G110]*[.N110]/[.E$104]*[.$I110]/[.$D$1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75" calcext:value-type="float">
            <text:p>0.7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8.23" calcext:value-type="float">
            <text:p>8.23</text:p>
          </table:table-cell>
          <table:table-cell table:formula="of:=SUM([.N120:.N123])" office:value-type="float" office:value="9.876" calcext:value-type="float">
            <text:p>9.876</text:p>
          </table:table-cell>
          <table:table-cell office:value-type="string" calcext:value-type="string">
            <text:p>Mass Portion</text:p>
          </table:table-cell>
          <table:table-cell table:formula="of:=[.D116]*[.$D114]/[.D$8]" office:value-type="float" office:value="0.52563121730825" calcext:value-type="float">
            <text:p>0.52563121730825</text:p>
          </table:table-cell>
          <table:table-cell table:formula="of:=[.E116]*[.$D114]/[.E$96]" office:value-type="float" office:value="0.730708294777216" calcext:value-type="float">
            <text:p>0.73070829477721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float" office:value="0.0396825396825397" calcext:value-type="float">
            <text:p>0.03968253968254</text:p>
          </table:table-cell>
          <table:table-cell table:formula="of:=SUM([.O120:.O123])" office:value-type="float" office:value="0.0476190476190476" calcext:value-type="float">
            <text:p>0.04761904761904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float" office:value="423" calcext:value-type="float">
            <text:p>423</text:p>
          </table:table-cell>
          <table:table-cell table:formula="of:=SUM([.P120:.P123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[.$D113]/[.D95]" office:value-type="float" office:value="157.791100266793" calcext:value-type="float">
            <text:p>157.791100266793</text:p>
          </table:table-cell>
          <table:table-cell table:formula="of:=[.E118]*[.H116]*[.$D113]/[.E95]" office:value-type="float" office:value="219.353915845057" calcext:value-type="float">
            <text:p>219.35391584505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2" calcext:value-type="float">
            <text:p>0.0012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120]*[.$F120]" office:value-type="float" office:value="8.23" calcext:value-type="float">
            <text:p>8.23</text:p>
          </table:table-cell>
          <table:table-cell table:formula="of:=[.D120]/[.$H120]*1000" office:value-type="float" office:value="0.0396825396825397" calcext:value-type="float">
            <text:p>0.03968253968254</text:p>
          </table:table-cell>
          <table:table-cell table:formula="of:=[.$G120]*[.K120]/[.D$116]*[.$I120]/[.$D$113]" office:value-type="float" office:value="423" calcext:value-type="float">
            <text:p>423</text:p>
          </table:table-cell>
          <table:table-cell table:style-name="ce36" table:formula="of:=[.F120]*[.$E120]" office:value-type="float" office:value="9.876" calcext:value-type="float">
            <text:p>9.876</text:p>
          </table:table-cell>
          <table:table-cell table:style-name="ce36" table:formula="of:=[.E120]/[.$H120]*1000" office:value-type="float" office:value="0.0476190476190476" calcext:value-type="float">
            <text:p>0.047619047619048</text:p>
          </table:table-cell>
          <table:table-cell table:style-name="ce36" table:formula="of:=[.$G120]*[.N120]/[.E$116]*[.$I120]/[.$D$113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L132:.L135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128]*[.$D126]/[.D$8]" office:value-type="float" office:value="0" calcext:value-type="float">
            <text:p>0</text:p>
          </table:table-cell>
          <table:table-cell table:formula="of:=[.E128]*[.$D126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0" calcext:value-type="float">
            <text:p>0</text:p>
          </table:table-cell>
          <table:table-cell table:formula="of:=SUM([.O132:.O135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0" calcext:value-type="float">
            <text:p>0</text:p>
          </table:table-cell>
          <table:table-cell table:formula="of:=SUM([.P132:.P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D95]" office:value-type="float" office:value="0" calcext:value-type="float">
            <text:p>0</text:p>
          </table:table-cell>
          <table:table-cell table:formula="of:=[.E130]*[.H128]*[.$D125]/[.E9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2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6.4497546" calcext:value-type="float">
            <text:p>6.4497546</text:p>
          </table:table-cell>
          <table:table-cell table:style-name="ce38" table:formula="of:=[.E16]*[.D14]+[.E28]*[.D26]+[.E40]*[.D38]" office:value-type="float" office:value="23.695333" calcext:value-type="float">
            <text:p>23.6953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115.60106972874" calcext:value-type="float">
            <text:p>115.60106972874</text:p>
          </table:table-cell>
          <table:table-cell table:style-name="ce38" table:formula="of:=[.E17]*[.$D14]+[.E29]*[.$D26]+[.E41]*[.$D38]" office:value-type="float" office:value="472.641519480023" calcext:value-type="float">
            <text:p>472.64151948002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1131.08360750058" calcext:value-type="float">
            <text:p>1131.08360750058</text:p>
          </table:table-cell>
          <table:table-cell table:style-name="ce38" table:formula="of:=[.H18]+[.H30]+[.H42]" office:value-type="float" office:value="1110.71722186438" calcext:value-type="float">
            <text:p>1110.7172218643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2.0616" calcext:value-type="float">
            <text:p>22.0616</text:p>
          </table:table-cell>
          <table:table-cell table:formula="of:=SUM([.N20:.N23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342053324013289" calcext:value-type="float">
            <text:p>0.342053324013289</text:p>
          </table:table-cell>
          <table:table-cell table:formula="of:=[.E16]*[.$D14]/[.E$8]" office:value-type="float" office:value="0.284380894752566" calcext:value-type="float">
            <text:p>0.2843808947525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20.949702536794" calcext:value-type="float">
            <text:p>120.949702536794</text:p>
          </table:table-cell>
          <table:table-cell table:formula="of:=SUM([.O20:.O23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356.90604187064" calcext:value-type="float">
            <text:p>1356.90604187064</text:p>
          </table:table-cell>
          <table:table-cell table:formula="of:=SUM([.P20:.P23])" office:value-type="float" office:value="1280.76379510771" calcext:value-type="float">
            <text:p>1280.76379510771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464.134221995568" calcext:value-type="float">
            <text:p>464.134221995568</text:p>
          </table:table-cell>
          <table:table-cell table:formula="of:=[.E18]*[.H16]*[.$D13]/[.$D$7]" office:value-type="float" office:value="364.224754019424" calcext:value-type="float">
            <text:p>364.22475401942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10.033" calcext:value-type="float">
            <text:p>10.033</text:p>
          </table:table-cell>
          <table:table-cell table:formula="of:=[.D20]/[.$H20]*1000" office:value-type="float" office:value="0.837730870712401" calcext:value-type="float">
            <text:p>0.837730870712401</text:p>
          </table:table-cell>
          <table:table-cell table:formula="of:=[.$G20]*[.K20]/[.D$16]*[.$I20]/[.$D$13]" office:value-type="float" office:value="795.851162200384" calcext:value-type="float">
            <text:p>795.851162200384</text:p>
          </table:table-cell>
          <table:table-cell table:style-name="ce36" table:formula="of:=[.F20]*[.$E20]" office:value-type="float" office:value="20.066" calcext:value-type="float">
            <text:p>20.066</text:p>
          </table:table-cell>
          <table:table-cell table:style-name="ce36" table:formula="of:=[.E20]/[.$H20]*1000" office:value-type="float" office:value="1.6754617414248" calcext:value-type="float">
            <text:p>1.6754617414248</text:p>
          </table:table-cell>
          <table:table-cell table:style-name="ce36" table:formula="of:=[.$G20]*[.N20]/[.E$16]*[.$I20]/[.$D$13]" office:value-type="float" office:value="521.117459375232" calcext:value-type="float">
            <text:p>521.11745937523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20]*2" office:value-type="float" office:value="0.00127" calcext:value-type="float">
            <text:p>0.00127</text:p>
          </table:table-cell>
          <table:table-cell table:style-name="ce46" table:formula="of:=0.25*[.E20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2.0066" calcext:value-type="float">
            <text:p>2.0066</text:p>
          </table:table-cell>
          <table:table-cell table:formula="of:=[.D21]/[.$H21]*1000" office:value-type="float" office:value="0.108547008547009" calcext:value-type="float">
            <text:p>0.108547008547009</text:p>
          </table:table-cell>
          <table:table-cell table:formula="of:=[.$G21]*[.K21]/[.D$16]*[.$I21]/[.$D$13]" office:value-type="float" office:value="159.170232440077" calcext:value-type="float">
            <text:p>159.170232440077</text:p>
          </table:table-cell>
          <table:table-cell table:style-name="ce36" table:formula="of:=[.F21]*[.$E21]" office:value-type="float" office:value="10.033" calcext:value-type="float">
            <text:p>10.033</text:p>
          </table:table-cell>
          <table:table-cell table:style-name="ce36" table:formula="of:=[.E21]/[.$H21]*1000" office:value-type="float" office:value="0.542735042735043" calcext:value-type="float">
            <text:p>0.542735042735043</text:p>
          </table:table-cell>
          <table:table-cell table:style-name="ce36" table:formula="of:=[.$G21]*[.N21]/[.E$16]*[.$I21]/[.$D$13]" office:value-type="float" office:value="260.558729687616" calcext:value-type="float">
            <text:p>260.55872968761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22.4380069139742" calcext:value-type="float">
            <text:p>22.4380069139742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9.216" calcext:value-type="float">
            <text:p>9.216</text:p>
          </table:table-cell>
          <table:table-cell table:formula="of:=[.D23]/[.$H23]*1000" office:value-type="float" office:value="120" calcext:value-type="float">
            <text:p>120</text:p>
          </table:table-cell>
          <table:table-cell table:formula="of:=[.$G23]*[.K23]/[.D$16]*[.$I23]/[.$D$13]" office:value-type="float" office:value="379.446640316206" calcext:value-type="float">
            <text:p>379.446640316206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LI-2000/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8]" office:value-type="float" office:value="5.1712892" calcext:value-type="float">
            <text:p>5.1712892</text:p>
          </table:table-cell>
          <table:table-cell table:style-name="ce38" table:formula="of:=[$Tiles.E8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400890384263612" calcext:value-type="float">
            <text:p>0.400890384263612</text:p>
          </table:table-cell>
          <table:table-cell table:formula="of:=[.E28]*[.$D26]/[.E$8]" office:value-type="float" office:value="0.429546316145884" calcext:value-type="float">
            <text:p>0.42954631614588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]" office:value-type="float" office:value="121.645041600773" calcext:value-type="float">
            <text:p>121.645041600773</text:p>
          </table:table-cell>
          <table:table-cell table:style-name="ce38" table:formula="of:=[$Tiles.E9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10]" office:value-type="float" office:value="1195.26643309144" calcext:value-type="float">
            <text:p>1195.26643309144</text:p>
          </table:table-cell>
          <table:table-cell table:style-name="ce38" table:formula="of:=[$Tiles.E10]" office:value-type="float" office:value="1223.96927487159" calcext:value-type="float">
            <text:p>1223.96927487159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float" office:value="409.291741792425" calcext:value-type="float">
            <text:p>409.291741792425</text:p>
          </table:table-cell>
          <table:table-cell table:formula="of:=[.E30]*[.H28]*[.$D25]/[.$D$7]" office:value-type="float" office:value="449.079400353551" calcext:value-type="float">
            <text:p>449.07940035355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257056291723099" calcext:value-type="float">
            <text:p>0.257056291723099</text:p>
          </table:table-cell>
          <table:table-cell table:formula="of:=[.E40]*[.$D38]/[.E$8]" office:value-type="float" office:value="0.28607278910155" calcext:value-type="float">
            <text:p>0.286072789101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210.37207982655" calcext:value-type="float">
            <text:p>1210.37207982655</text:p>
          </table:table-cell>
          <table:table-cell table:formula="of:=SUM([.P44:.P47])" office:value-type="float" office:value="1255.41582980361" calcext:value-type="float">
            <text:p>1255.41582980361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257.657643712587" calcext:value-type="float">
            <text:p>257.657643712587</text:p>
          </table:table-cell>
          <table:table-cell table:formula="of:=[.E42]*[.H40]*[.$D37]/[.$D$7]" office:value-type="float" office:value="297.413067491409" calcext:value-type="float">
            <text:p>297.41306749140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37.901034409964" calcext:value-type="float">
            <text:p>137.901034409964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33.7286987411836" calcext:value-type="float">
            <text:p>33.7286987411836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980.610512982901" calcext:value-type="float">
            <text:p>980.61051298290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199.21930666997" calcext:value-type="float">
            <text:p>1199.2193066699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21.0048607045034" calcext:value-type="float">
            <text:p>21.0048607045034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5.1375003953671" calcext:value-type="float">
            <text:p>5.137500395367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70.8556717291814" calcext:value-type="float">
            <text:p>70.8556717291814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7.3303239970844" calcext:value-type="float">
            <text:p>17.330323997084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0.61909" calcext:value-type="float">
            <text:p>0.61909</text:p>
          </table:table-cell>
          <table:table-cell table:formula="of:=SUM([.N56:.N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00479932988458197" calcext:value-type="float">
            <text:p>0.004799329884582</text:p>
          </table:table-cell>
          <table:table-cell table:formula="of:=[.E52]*[.$D50]/[.E$8]" office:value-type="float" office:value="0.00240880767533421" calcext:value-type="float">
            <text:p>0.0024088076753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58.722433460076" calcext:value-type="float">
            <text:p>58.722433460076</text:p>
          </table:table-cell>
          <table:table-cell table:formula="of:=SUM([.O56:.O59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427.30927651876" calcext:value-type="float">
            <text:p>1427.30927651876</text:p>
          </table:table-cell>
          <table:table-cell table:formula="of:=SUM([.P56:.P59])" office:value-type="float" office:value="1419.38723665192" calcext:value-type="float">
            <text:p>1419.38723665192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*[.$D49]/[.$D$7]" office:value-type="float" office:value="1.80529416721917" calcext:value-type="float">
            <text:p>1.80529416721917</text:p>
          </table:table-cell>
          <table:table-cell table:formula="of:=[.E54]*[.H52]*[.$D49]/[.$D$7]" office:value-type="float" office:value="0.901057093843121" calcext:value-type="float">
            <text:p>0.90105709384312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6]*[.$F56]" office:value-type="float" office:value="0.35119" calcext:value-type="float">
            <text:p>0.35119</text:p>
          </table:table-cell>
          <table:table-cell table:formula="of:=[.D56]/[.$H56]*1000" office:value-type="float" office:value="58" calcext:value-type="float">
            <text:p>58</text:p>
          </table:table-cell>
          <table:table-cell table:formula="of:=[.$G56]*[.K56]/[.D$52]*[.$I56]/[.$D$49]" office:value-type="float" office:value="799.84800271366" calcext:value-type="float">
            <text:p>799.84800271366</text:p>
          </table:table-cell>
          <table:table-cell table:style-name="ce36" table:formula="of:=[.F56]*[.$E56]" office:value-type="float" office:value="0.87365" calcext:value-type="float">
            <text:p>0.87365</text:p>
          </table:table-cell>
          <table:table-cell table:style-name="ce36" table:formula="of:=[.E56]/[.$H56]*1000" office:value-type="float" office:value="144.285714285714" calcext:value-type="float">
            <text:p>144.285714285714</text:p>
          </table:table-cell>
          <table:table-cell table:style-name="ce36" table:formula="of:=[.$G56]*[.N56]/[.E$52]*[.$I56]/[.$D$49]" office:value-type="float" office:value="1079.0999080198" calcext:value-type="float">
            <text:p>1079.099908019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450" calcext:value-type="float">
            <text:p>14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7]*[.$F57]" office:value-type="float" office:value="0.2679" calcext:value-type="float">
            <text:p>0.2679</text:p>
          </table:table-cell>
          <table:table-cell table:formula="of:=[.D57]/[.$H57]*1000" office:value-type="float" office:value="0.722433460076046" calcext:value-type="float">
            <text:p>0.722433460076046</text:p>
          </table:table-cell>
          <table:table-cell table:formula="of:=[.$G57]*[.K57]/[.D$52]*[.$I57]/[.$D$49]" office:value-type="float" office:value="627.461273805101" calcext:value-type="float">
            <text:p>627.461273805101</text:p>
          </table:table-cell>
          <table:table-cell table:style-name="ce36" table:formula="of:=[.F57]*[.$E57]" office:value-type="float" office:value="0.2679" calcext:value-type="float">
            <text:p>0.2679</text:p>
          </table:table-cell>
          <table:table-cell table:style-name="ce36" table:formula="of:=[.E57]/[.$H57]*1000" office:value-type="float" office:value="0.722433460076046" calcext:value-type="float">
            <text:p>0.722433460076046</text:p>
          </table:table-cell>
          <table:table-cell table:style-name="ce36" table:formula="of:=[.$G57]*[.N57]/[.E$52]*[.$I57]/[.$D$49]" office:value-type="float" office:value="340.287328632123" calcext:value-type="float">
            <text:p>340.287328632123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$D106]*[.D108]" office:value-type="float" office:value="5.334442632" calcext:value-type="float">
            <text:p>5.334442632</text:p>
          </table:table-cell>
          <table:table-cell table:style-name="ce38" table:formula="of:=[.E72]*[.$D70]+[.E84]*[.$D82]+[.E96]*[.$D94]+[.$D106]*[.E108]" office:value-type="float" office:value="19.28958356" calcext:value-type="float">
            <text:p>19.2895835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73]*[.$D70]+[.D85]*[.$D82]+[.D97]*[.$D94]+[.$D106]*[.D109]" office:value-type="float" office:value="106.555757393798" calcext:value-type="float">
            <text:p>106.555757393798</text:p>
          </table:table-cell>
          <table:table-cell table:style-name="ce38" table:formula="of:=[.E73]*[.$D70]+[.E85]*[.$D82]+[.E97]*[.$D94]+[.$D106]*[.E109]" office:value-type="float" office:value="412.797622850273" calcext:value-type="float">
            <text:p>412.79762285027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1110.51039576177" calcext:value-type="float">
            <text:p>1110.51039576177</text:p>
          </table:table-cell>
          <table:table-cell table:style-name="ce38" table:formula="of:=[.H74]+[.H86]+[.H98]+[.H110]" office:value-type="float" office:value="1100.40514926465" calcext:value-type="float">
            <text:p>1100.40514926465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22.0616" calcext:value-type="float">
            <text:p>22.0616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64]" office:value-type="float" office:value="0.33085518427223" calcext:value-type="float">
            <text:p>0.33085518427223</text:p>
          </table:table-cell>
          <table:table-cell table:formula="of:=[.E72]*[.$D70]/[.E$64]" office:value-type="float" office:value="0.279466893789178" calcext:value-type="float">
            <text:p>0.279466893789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20.949702536794" calcext:value-type="float">
            <text:p>120.949702536794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356.90604187064" calcext:value-type="float">
            <text:p>1356.90604187064</text:p>
          </table:table-cell>
          <table:table-cell table:formula="of:=SUM([.P76:.P79])" office:value-type="float" office:value="1280.76379510771" calcext:value-type="float">
            <text:p>1280.76379510771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63]" office:value-type="float" office:value="448.939398523213" calcext:value-type="float">
            <text:p>448.939398523213</text:p>
          </table:table-cell>
          <table:table-cell table:formula="of:=[.E74]*[.H72]*[.$D69]/[.$D$63]" office:value-type="float" office:value="357.931079496393" calcext:value-type="float">
            <text:p>357.93107949639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10.033" calcext:value-type="float">
            <text:p>10.033</text:p>
          </table:table-cell>
          <table:table-cell table:formula="of:=[.D76]/[.$H76]*1000" office:value-type="float" office:value="0.837730870712401" calcext:value-type="float">
            <text:p>0.837730870712401</text:p>
          </table:table-cell>
          <table:table-cell table:formula="of:=[.$G76]*[.K76]/[.D$72]*[.$I76]/[.$D$69]" office:value-type="float" office:value="795.851162200384" calcext:value-type="float">
            <text:p>795.851162200384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521.117459375232" calcext:value-type="float">
            <text:p>521.11745937523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76]*2" office:value-type="float" office:value="0.00127" calcext:value-type="float">
            <text:p>0.00127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2.0066" calcext:value-type="float">
            <text:p>2.0066</text:p>
          </table:table-cell>
          <table:table-cell table:formula="of:=[.D77]/[.$H77]*1000" office:value-type="float" office:value="0.108547008547009" calcext:value-type="float">
            <text:p>0.108547008547009</text:p>
          </table:table-cell>
          <table:table-cell table:formula="of:=[.$G77]*[.K77]/[.D$72]*[.$I77]/[.$D$69]" office:value-type="float" office:value="159.170232440077" calcext:value-type="float">
            <text:p>159.170232440077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60.558729687616" calcext:value-type="float">
            <text:p>260.55872968761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22.4380069139742" calcext:value-type="float">
            <text:p>22.4380069139742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9.216" calcext:value-type="float">
            <text:p>9.216</text:p>
          </table:table-cell>
          <table:table-cell table:formula="of:=[.D79]/[.$H79]*1000" office:value-type="float" office:value="120" calcext:value-type="float">
            <text:p>120</text:p>
          </table:table-cell>
          <table:table-cell table:formula="of:=[.$G79]*[.K79]/[.D$72]*[.$I79]/[.$D$69]" office:value-type="float" office:value="379.446640316206" calcext:value-type="float">
            <text:p>379.446640316206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-2200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8]" office:value-type="float" office:value="5.1712892" calcext:value-type="float">
            <text:p>5.1712892</text:p>
          </table:table-cell>
          <table:table-cell table:style-name="ce38" table:formula="of:=[$Tiles.E8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84]*[.$D82]/[.D$64]" office:value-type="float" office:value="0.445930942762457" calcext:value-type="float">
            <text:p>0.445930942762457</text:p>
          </table:table-cell>
          <table:table-cell table:formula="of:=[.E84]*[.$D82]/[.E$64]" office:value-type="float" office:value="0.485442494436101" calcext:value-type="float">
            <text:p>0.48544249443610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]" office:value-type="float" office:value="121.645041600773" calcext:value-type="float">
            <text:p>121.645041600773</text:p>
          </table:table-cell>
          <table:table-cell table:style-name="ce38" table:formula="of:=[$Tiles.E9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10]" office:value-type="float" office:value="1195.26643309144" calcext:value-type="float">
            <text:p>1195.26643309144</text:p>
          </table:table-cell>
          <table:table-cell table:style-name="ce38" table:formula="of:=[$Tiles.E10]" office:value-type="float" office:value="1223.96927487159" calcext:value-type="float">
            <text:p>1223.96927487159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63]" office:value-type="float" office:value="455.276203787337" calcext:value-type="float">
            <text:p>455.276203787337</text:p>
          </table:table-cell>
          <table:table-cell table:formula="of:=[.E86]*[.H84]*[.$D81]/[.$D$63]" office:value-type="float" office:value="507.5173877954" calcext:value-type="float">
            <text:p>507.517387795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/LI-900</text:p>
          </table:table-cell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</text:p>
          </table:table-cell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4.737" calcext:value-type="float">
            <text:p>4.737</text:p>
          </table:table-cell>
          <table:table-cell table:formula="of:=SUM([.N100:.N103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96]*[.$D94]/[.D$64]" office:value-type="float" office:value="0.195360616261662" calcext:value-type="float">
            <text:p>0.195360616261662</text:p>
          </table:table-cell>
          <table:table-cell table:formula="of:=[.E96]*[.$D94]/[.E$64]" office:value-type="float" office:value="0.220887505774645" calcext:value-type="float">
            <text:p>0.2208875057746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121.95308192764" calcext:value-type="float">
            <text:p>121.95308192764</text:p>
          </table:table-cell>
          <table:table-cell table:formula="of:=SUM([.O100:.O103])" office:value-type="float" office:value="501.05755953958" calcext:value-type="float">
            <text:p>501.0575595395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210.37207982655" calcext:value-type="float">
            <text:p>1210.37207982655</text:p>
          </table:table-cell>
          <table:table-cell table:formula="of:=SUM([.P100:.P103])" office:value-type="float" office:value="1255.41582980361" calcext:value-type="float">
            <text:p>1255.41582980361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*[.$D93]/[.$D$63]" office:value-type="float" office:value="195.81763870787" calcext:value-type="float">
            <text:p>195.81763870787</text:p>
          </table:table-cell>
          <table:table-cell table:formula="of:=[.E98]*[.H96]*[.$D93]/[.$D$63]" office:value-type="float" office:value="229.643759091129" calcext:value-type="float">
            <text:p>229.6437590911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100]*[.$F100]" office:value-type="float" office:value="0.42418" calcext:value-type="float">
            <text:p>0.42418</text:p>
          </table:table-cell>
          <table:table-cell table:formula="of:=[.D100]/[.$H100]*1000" office:value-type="float" office:value="0.150295857988166" calcext:value-type="float">
            <text:p>0.150295857988166</text:p>
          </table:table-cell>
          <table:table-cell table:formula="of:=[.$G100]*[.K100]/[.D$96]*[.$I100]/[.$D$93]" office:value-type="float" office:value="137.901034409964" calcext:value-type="float">
            <text:p>137.901034409964</text:p>
          </table:table-cell>
          <table:table-cell table:style-name="ce36" table:formula="of:=[.F100]*[.$E100]" office:value-type="float" office:value="0.42418" calcext:value-type="float">
            <text:p>0.42418</text:p>
          </table:table-cell>
          <table:table-cell table:style-name="ce36" table:formula="of:=[.E100]/[.$H100]*1000" office:value-type="float" office:value="0.150295857988166" calcext:value-type="float">
            <text:p>0.150295857988166</text:p>
          </table:table-cell>
          <table:table-cell table:style-name="ce36" table:formula="of:=[.$G100]*[.N100]/[.E$96]*[.$I100]/[.$D$93]" office:value-type="float" office:value="33.7286987411836" calcext:value-type="float">
            <text:p>33.7286987411836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101]*[.$F101]" office:value-type="float" office:value="3.6576" calcext:value-type="float">
            <text:p>3.6576</text:p>
          </table:table-cell>
          <table:table-cell table:formula="of:=[.D101]/[.$H101]*1000" office:value-type="float" office:value="94.7761194029851" calcext:value-type="float">
            <text:p>94.7761194029851</text:p>
          </table:table-cell>
          <table:table-cell table:formula="of:=[.$G101]*[.K101]/[.D$96]*[.$I101]/[.$D$93]" office:value-type="float" office:value="980.610512982901" calcext:value-type="float">
            <text:p>980.610512982901</text:p>
          </table:table-cell>
          <table:table-cell table:style-name="ce36" table:formula="of:=[.F101]*[.$E101]" office:value-type="float" office:value="18.288" calcext:value-type="float">
            <text:p>18.288</text:p>
          </table:table-cell>
          <table:table-cell table:style-name="ce36" table:formula="of:=[.E101]/[.$H101]*1000" office:value-type="float" office:value="473.880597014925" calcext:value-type="float">
            <text:p>473.880597014925</text:p>
          </table:table-cell>
          <table:table-cell table:style-name="ce36" table:formula="of:=[.$G101]*[.N101]/[.E$96]*[.$I101]/[.$D$93]" office:value-type="float" office:value="1199.21930666997" calcext:value-type="float">
            <text:p>1199.2193066699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02]*[.$F102]" office:value-type="float" office:value="0.173" calcext:value-type="float">
            <text:p>0.173</text:p>
          </table:table-cell>
          <table:table-cell table:formula="of:=[.D102]/[.$H102]*1000" office:value-type="float" office:value="26.6666666666667" calcext:value-type="float">
            <text:p>26.6666666666667</text:p>
          </table:table-cell>
          <table:table-cell table:formula="of:=[.$G102]*[.K102]/[.D$96]*[.$I102]/[.$D$93]" office:value-type="float" office:value="21.0048607045034" calcext:value-type="float">
            <text:p>21.0048607045034</text:p>
          </table:table-cell>
          <table:table-cell table:style-name="ce36" table:formula="of:=[.F102]*[.$E102]" office:value-type="float" office:value="0.173" calcext:value-type="float">
            <text:p>0.173</text:p>
          </table:table-cell>
          <table:table-cell table:style-name="ce36" table:formula="of:=[.E102]/[.$H102]*1000" office:value-type="float" office:value="26.6666666666667" calcext:value-type="float">
            <text:p>26.6666666666667</text:p>
          </table:table-cell>
          <table:table-cell table:style-name="ce36" table:formula="of:=[.$G102]*[.N102]/[.E$96]*[.$I102]/[.$D$93]" office:value-type="float" office:value="5.1375003953671" calcext:value-type="float">
            <text:p>5.137500395367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3]*[.$F103]" office:value-type="float" office:value="0.48222" calcext:value-type="float">
            <text:p>0.48222</text:p>
          </table:table-cell>
          <table:table-cell table:formula="of:=[.D103]/[.$H103]*1000" office:value-type="float" office:value="0.36" calcext:value-type="float">
            <text:p>0.36</text:p>
          </table:table-cell>
          <table:table-cell table:formula="of:=[.$G103]*[.K103]/[.D$96]*[.$I103]/[.$D$93]" office:value-type="float" office:value="70.8556717291814" calcext:value-type="float">
            <text:p>70.8556717291814</text:p>
          </table:table-cell>
          <table:table-cell table:style-name="ce36" table:formula="of:=[.F103]*[.$E103]" office:value-type="float" office:value="0.48222" calcext:value-type="float">
            <text:p>0.48222</text:p>
          </table:table-cell>
          <table:table-cell table:style-name="ce36" table:formula="of:=[.E103]/[.$H103]*1000" office:value-type="float" office:value="0.36" calcext:value-type="float">
            <text:p>0.36</text:p>
          </table:table-cell>
          <table:table-cell table:style-name="ce36" table:formula="of:=[.$G103]*[.N103]/[.E$96]*[.$I103]/[.$D$93]" office:value-type="float" office:value="17.3303239970844" calcext:value-type="float">
            <text:p>17.330323997084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0.61909" calcext:value-type="float">
            <text:p>0.61909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64]" office:value-type="float" office:value="0.0278532567036518" calcext:value-type="float">
            <text:p>0.027853256703652</text:p>
          </table:table-cell>
          <table:table-cell table:formula="of:=[.E108]*[.$D106]/[.E$64]" office:value-type="float" office:value="0.0142031060000758" calcext:value-type="float">
            <text:p>0.0142031060000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58.722433460076" calcext:value-type="float">
            <text:p>58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427.30927651876" calcext:value-type="float">
            <text:p>1427.30927651876</text:p>
          </table:table-cell>
          <table:table-cell table:formula="of:=SUM([.P112:.P115])" office:value-type="float" office:value="1419.38723665192" calcext:value-type="float">
            <text:p>1419.3872366519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*[.$D105]/[.$D$63]" office:value-type="float" office:value="10.4771547433524" calcext:value-type="float">
            <text:p>10.4771547433524</text:p>
          </table:table-cell>
          <table:table-cell table:formula="of:=[.E110]*[.H108]*[.$D105]/[.$D$63]" office:value-type="float" office:value="5.31292288173172" calcext:value-type="float">
            <text:p>5.3129228817317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35119" calcext:value-type="float">
            <text:p>0.35119</text:p>
          </table:table-cell>
          <table:table-cell table:formula="of:=[.D112]/[.$H112]*1000" office:value-type="float" office:value="58" calcext:value-type="float">
            <text:p>58</text:p>
          </table:table-cell>
          <table:table-cell table:formula="of:=[.$G112]*[.K112]/[.D$108]*[.$I112]/[.$D$105]" office:value-type="float" office:value="799.84800271366" calcext:value-type="float">
            <text:p>799.84800271366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79.0999080198" calcext:value-type="float">
            <text:p>1079.099908019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450" calcext:value-type="float">
            <text:p>14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627.461273805101" calcext:value-type="float">
            <text:p>627.461273805101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40.287328632123" calcext:value-type="float">
            <text:p>340.287328632123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D126]+[.D140]*[.D138]+[.D152]*[.D150]" office:value-type="float" office:value="3.9525215" calcext:value-type="float">
            <text:p>3.9525215</text:p>
          </table:table-cell>
          <table:table-cell table:style-name="ce38" table:formula="of:=[.E128]*[.D126]+[.E140]*[.D138]+[.E152]*[.D150]" office:value-type="float" office:value="16.8134875" calcext:value-type="float">
            <text:p>16.813487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29]*[.$D126]+[.D141]*[.$D138]+[.D153]*[.$D150]" office:value-type="float" office:value="86.3005265126696" calcext:value-type="float">
            <text:p>86.3005265126696</text:p>
          </table:table-cell>
          <table:table-cell table:style-name="ce38" table:formula="of:=[.E129]*[.$D126]+[.E141]*[.$D138]+[.E153]*[.$D150]" office:value-type="float" office:value="303.101964008933" calcext:value-type="float">
            <text:p>303.1019640089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30]*[.G128]*[.$D125]/[.$D119]+[.D142]*[.G140]*[.$D137]/[.$D119]+[.D154]*[.G152]*[.$D149]/[.$D119]" office:value-type="float" office:value="1180.62492537374" calcext:value-type="float">
            <text:p>1180.62492537374</text:p>
          </table:table-cell>
          <table:table-cell table:style-name="ce38" table:formula="of:=[.E130]*[.H128]*[.$D125]/[.$D119]+[.E142]*[.H140]*[.$D137]/[.$D119]+[.E154]*[.H152]*[.$D149]/[.$D119]" office:value-type="float" office:value="1227.61532729993" calcext:value-type="float">
            <text:p>1227.6153272999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10.317126" calcext:value-type="float">
            <text:p>10.317126</text:p>
          </table:table-cell>
          <table:table-cell table:formula="of:=SUM([.N132:.N135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28]*[.$D126]/[.D$120]" office:value-type="float" office:value="0.652566089773326" calcext:value-type="float">
            <text:p>0.652566089773326</text:p>
          </table:table-cell>
          <table:table-cell table:formula="of:=[.E128]*[.$D126]/[.E$120]" office:value-type="float" office:value="0.685248524436111" calcext:value-type="float">
            <text:p>0.6852485244361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06.164157202886" calcext:value-type="float">
            <text:p>106.16415720288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249.10716577749" calcext:value-type="float">
            <text:p>1249.10716577749</text:p>
          </table:table-cell>
          <table:table-cell table:formula="of:=SUM([.P132:.P135])" office:value-type="float" office:value="1265.35406291867" calcext:value-type="float">
            <text:p>1265.35406291867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119]" office:value-type="float" office:value="815.124978879259" calcext:value-type="float">
            <text:p>815.124978879259</text:p>
          </table:table-cell>
          <table:table-cell table:formula="of:=[.E130]*[.H128]*[.$D125]/[.$D$119]" office:value-type="float" office:value="867.08200450426" calcext:value-type="float">
            <text:p>867.0820045042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107.636878719907" calcext:value-type="float">
            <text:p>107.636878719907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24.2750729239696" calcext:value-type="float">
            <text:p>24.275072923969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8.9408" calcext:value-type="float">
            <text:p>8.9408</text:p>
          </table:table-cell>
          <table:table-cell table:formula="of:=[.D133]/[.$H133]*1000" office:value-type="float" office:value="78.8819875776398" calcext:value-type="float">
            <text:p>78.8819875776398</text:p>
          </table:table-cell>
          <table:table-cell table:formula="of:=[.$G133]*[.K133]/[.D$128]*[.$I133]/[.$D$125]" office:value-type="float" office:value="1100.57936677327" calcext:value-type="float">
            <text:p>1100.57936677327</text:p>
          </table:table-cell>
          <table:table-cell table:style-name="ce36" table:formula="of:=[.F133]*[.$E133]" office:value-type="float" office:value="44.704" calcext:value-type="float">
            <text:p>44.704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231.92480439147" calcext:value-type="float">
            <text:p>1231.924804391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9.35013179105092" calcext:value-type="float">
            <text:p>9.35013179105092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2.09319920497799" calcext:value-type="float">
            <text:p>2.0931992049779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.48222" calcext:value-type="float">
            <text:p>0.48222</text:p>
          </table:table-cell>
          <table:table-cell table:formula="of:=[.D135]/[.$H135]*1000" office:value-type="float" office:value="0.36" calcext:value-type="float">
            <text:p>0.36</text:p>
          </table:table-cell>
          <table:table-cell table:formula="of:=[.$G135]*[.K135]/[.D$128]*[.$I135]/[.$D$125]" office:value-type="float" office:value="31.5407884932674" calcext:value-type="float">
            <text:p>31.5407884932674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7.0609863982533" calcext:value-type="float">
            <text:p>7.0609863982533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4.25478" calcext:value-type="float">
            <text:p>4.25478</text:p>
          </table:table-cell>
          <table:table-cell table:formula="of:=SUM([.N144:.N147])" office:value-type="float" office:value="18.88518" calcext:value-type="float">
            <text:p>18.88518</text:p>
          </table:table-cell>
          <table:table-cell office:value-type="string" calcext:value-type="string">
            <text:p>Portion</text:p>
          </table:table-cell>
          <table:table-cell table:formula="of:=[.D140]*[.$D138]/[.D$120]" office:value-type="float" office:value="0.269118080698612" calcext:value-type="float">
            <text:p>0.269118080698612</text:p>
          </table:table-cell>
          <table:table-cell table:formula="of:=[.E140]*[.$D138]/[.E$120]" office:value-type="float" office:value="0.280804027124057" calcext:value-type="float">
            <text:p>0.28080402712405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121.59308192764" calcext:value-type="float">
            <text:p>121.59308192764</text:p>
          </table:table-cell>
          <table:table-cell table:formula="of:=SUM([.O144:.O147])" office:value-type="float" office:value="500.69755953958" calcext:value-type="float">
            <text:p>500.6975595395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268.66470773042" calcext:value-type="float">
            <text:p>1268.66470773042</text:p>
          </table:table-cell>
          <table:table-cell table:formula="of:=SUM([.P144:.P147])" office:value-type="float" office:value="1269.69916226148" calcext:value-type="float">
            <text:p>1269.69916226148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*[.$D137]/[.$D$119]" office:value-type="float" office:value="331.011446219035" calcext:value-type="float">
            <text:p>331.011446219035</text:p>
          </table:table-cell>
          <table:table-cell table:formula="of:=[.E142]*[.H140]*[.$D137]/[.$D$119]" office:value-type="float" office:value="345.666618547874" calcext:value-type="float">
            <text:p>345.66661854787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144]*[.$F144]" office:value-type="float" office:value="0.42418" calcext:value-type="float">
            <text:p>0.42418</text:p>
          </table:table-cell>
          <table:table-cell table:formula="of:=[.D144]/[.$H144]*1000" office:value-type="float" office:value="0.150295857988166" calcext:value-type="float">
            <text:p>0.150295857988166</text:p>
          </table:table-cell>
          <table:table-cell table:formula="of:=[.$G144]*[.K144]/[.D$140]*[.$I144]/[.$D$137]" office:value-type="float" office:value="153.530194275615" calcext:value-type="float">
            <text:p>153.530194275615</text:p>
          </table:table-cell>
          <table:table-cell table:style-name="ce36" table:formula="of:=[.F144]*[.$E144]" office:value-type="float" office:value="0.42418" calcext:value-type="float">
            <text:p>0.42418</text:p>
          </table:table-cell>
          <table:table-cell table:style-name="ce36" table:formula="of:=[.E144]/[.$H144]*1000" office:value-type="float" office:value="0.150295857988166" calcext:value-type="float">
            <text:p>0.150295857988166</text:p>
          </table:table-cell>
          <table:table-cell table:style-name="ce36" table:formula="of:=[.$G144]*[.N144]/[.E$140]*[.$I144]/[.$D$137]" office:value-type="float" office:value="34.5899377183591" calcext:value-type="float">
            <text:p>34.5899377183591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145]*[.$F145]" office:value-type="float" office:value="3.6576" calcext:value-type="float">
            <text:p>3.6576</text:p>
          </table:table-cell>
          <table:table-cell table:formula="of:=[.D145]/[.$H145]*1000" office:value-type="float" office:value="94.7761194029851" calcext:value-type="float">
            <text:p>94.7761194029851</text:p>
          </table:table-cell>
          <table:table-cell table:formula="of:=[.$G145]*[.K145]/[.D$140]*[.$I145]/[.$D$137]" office:value-type="float" office:value="1091.74904460395" calcext:value-type="float">
            <text:p>1091.74904460395</text:p>
          </table:table-cell>
          <table:table-cell table:style-name="ce36" table:formula="of:=[.F145]*[.$E145]" office:value-type="float" office:value="18.288" calcext:value-type="float">
            <text:p>18.288</text:p>
          </table:table-cell>
          <table:table-cell table:style-name="ce36" table:formula="of:=[.E145]/[.$H145]*1000" office:value-type="float" office:value="473.880597014925" calcext:value-type="float">
            <text:p>473.880597014925</text:p>
          </table:table-cell>
          <table:table-cell table:style-name="ce36" table:formula="of:=[.$G145]*[.N145]/[.E$140]*[.$I145]/[.$D$137]" office:value-type="float" office:value="1229.84054163106" calcext:value-type="float">
            <text:p>1229.84054163106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46]*[.$F146]" office:value-type="float" office:value="0.173" calcext:value-type="float">
            <text:p>0.173</text:p>
          </table:table-cell>
          <table:table-cell table:formula="of:=[.D146]/[.$H146]*1000" office:value-type="float" office:value="26.6666666666667" calcext:value-type="float">
            <text:p>26.6666666666667</text:p>
          </table:table-cell>
          <table:table-cell table:formula="of:=[.$G146]*[.K146]/[.D$140]*[.$I146]/[.$D$137]" office:value-type="float" office:value="23.3854688508531" calcext:value-type="float">
            <text:p>23.3854688508531</text:p>
          </table:table-cell>
          <table:table-cell table:style-name="ce36" table:formula="of:=[.F146]*[.$E146]" office:value-type="float" office:value="0.173" calcext:value-type="float">
            <text:p>0.173</text:p>
          </table:table-cell>
          <table:table-cell table:style-name="ce36" table:formula="of:=[.E146]/[.$H146]*1000" office:value-type="float" office:value="26.6666666666667" calcext:value-type="float">
            <text:p>26.6666666666667</text:p>
          </table:table-cell>
          <table:table-cell table:style-name="ce36" table:formula="of:=[.$G146]*[.N146]/[.E$140]*[.$I146]/[.$D$137]" office:value-type="float" office:value="5.26868291206294" calcext:value-type="float">
            <text:p>5.26868291206294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0.61909" calcext:value-type="float">
            <text:p>0.61909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120]" office:value-type="float" office:value="0.078315829528062" calcext:value-type="float">
            <text:p>0.078315829528062</text:p>
          </table:table-cell>
          <table:table-cell table:formula="of:=[.E152]*[.$D150]/[.E$120]" office:value-type="float" office:value="0.0339474484398314" calcext:value-type="float">
            <text:p>0.0339474484398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58.722433460076" calcext:value-type="float">
            <text:p>58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427.30927651876" calcext:value-type="float">
            <text:p>1427.30927651876</text:p>
          </table:table-cell>
          <table:table-cell table:formula="of:=SUM([.P156:.P159])" office:value-type="float" office:value="1419.38723665192" calcext:value-type="float">
            <text:p>1419.3872366519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*[.$D149]/[.$D$119]" office:value-type="float" office:value="34.4885002754478" calcext:value-type="float">
            <text:p>34.4885002754478</text:p>
          </table:table-cell>
          <table:table-cell table:formula="of:=[.E154]*[.H152]*[.$D149]/[.$D$119]" office:value-type="float" office:value="14.8667042478002" calcext:value-type="float">
            <text:p>14.866704247800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35119" calcext:value-type="float">
            <text:p>0.35119</text:p>
          </table:table-cell>
          <table:table-cell table:formula="of:=[.D156]/[.$H156]*1000" office:value-type="float" office:value="58" calcext:value-type="float">
            <text:p>58</text:p>
          </table:table-cell>
          <table:table-cell table:formula="of:=[.$G156]*[.K156]/[.D$152]*[.$I156]/[.$D$149]" office:value-type="float" office:value="799.84800271366" calcext:value-type="float">
            <text:p>799.84800271366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79.0999080198" calcext:value-type="float">
            <text:p>1079.099908019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450" calcext:value-type="float">
            <text:p>14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627.461273805101" calcext:value-type="float">
            <text:p>627.461273805101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40.287328632123" calcext:value-type="float">
            <text:p>340.287328632123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3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4.7373846" calcext:value-type="float">
            <text:p>4.7373846</text:p>
          </table:table-cell>
          <table:table-cell table:style-name="ce38" table:formula="of:=[.E16]*[.D14]+[.E28]*[.D26]+[.E40]*[.D38]" office:value-type="float" office:value="17.379843" calcext:value-type="float">
            <text:p>17.37984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78.9815480433161" calcext:value-type="float">
            <text:p>78.9815480433161</text:p>
          </table:table-cell>
          <table:table-cell table:style-name="ce38" table:formula="of:=[.E17]*[.$D14]+[.E29]*[.$D26]+[.E41]*[.$D38]" office:value-type="float" office:value="322.87153235468" calcext:value-type="float">
            <text:p>322.8715323546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1198.41802127904" calcext:value-type="float">
            <text:p>1198.41802127904</text:p>
          </table:table-cell>
          <table:table-cell table:style-name="ce38" table:formula="of:=[.H18]+[.H30]+[.H42]" office:value-type="float" office:value="1142.1292259297" calcext:value-type="float">
            <text:p>1142.1292259297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2.0616" calcext:value-type="float">
            <text:p>22.0616</text:p>
          </table:table-cell>
          <table:table-cell table:formula="of:=SUM([.N20:.N23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465691554787424" calcext:value-type="float">
            <text:p>0.465691554787424</text:p>
          </table:table-cell>
          <table:table-cell table:formula="of:=[.E16]*[.$D14]/[.E$8]" office:value-type="float" office:value="0.387719267659668" calcext:value-type="float">
            <text:p>0.3877192676596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20.949702536794" calcext:value-type="float">
            <text:p>120.949702536794</text:p>
          </table:table-cell>
          <table:table-cell table:formula="of:=SUM([.O20:.O23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356.90604187064" calcext:value-type="float">
            <text:p>1356.90604187064</text:p>
          </table:table-cell>
          <table:table-cell table:formula="of:=SUM([.P20:.P23])" office:value-type="float" office:value="1280.76379510771" calcext:value-type="float">
            <text:p>1280.76379510771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631.899684339189" calcext:value-type="float">
            <text:p>631.899684339189</text:p>
          </table:table-cell>
          <table:table-cell table:formula="of:=[.E18]*[.H16]*[.$D13]/[.$D$7]" office:value-type="float" office:value="496.57680068418" calcext:value-type="float">
            <text:p>496.5768006841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10.033" calcext:value-type="float">
            <text:p>10.033</text:p>
          </table:table-cell>
          <table:table-cell table:formula="of:=[.D20]/[.$H20]*1000" office:value-type="float" office:value="0.837730870712401" calcext:value-type="float">
            <text:p>0.837730870712401</text:p>
          </table:table-cell>
          <table:table-cell table:formula="of:=[.$G20]*[.K20]/[.D$16]*[.$I20]/[.$D$13]" office:value-type="float" office:value="795.851162200384" calcext:value-type="float">
            <text:p>795.851162200384</text:p>
          </table:table-cell>
          <table:table-cell table:style-name="ce36" table:formula="of:=[.F20]*[.$E20]" office:value-type="float" office:value="20.066" calcext:value-type="float">
            <text:p>20.066</text:p>
          </table:table-cell>
          <table:table-cell table:style-name="ce36" table:formula="of:=[.E20]/[.$H20]*1000" office:value-type="float" office:value="1.6754617414248" calcext:value-type="float">
            <text:p>1.6754617414248</text:p>
          </table:table-cell>
          <table:table-cell table:style-name="ce36" table:formula="of:=[.$G20]*[.N20]/[.E$16]*[.$I20]/[.$D$13]" office:value-type="float" office:value="521.117459375232" calcext:value-type="float">
            <text:p>521.11745937523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20]*2" office:value-type="float" office:value="0.00127" calcext:value-type="float">
            <text:p>0.00127</text:p>
          </table:table-cell>
          <table:table-cell table:style-name="ce46" table:formula="of:=0.25*[.E20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2.0066" calcext:value-type="float">
            <text:p>2.0066</text:p>
          </table:table-cell>
          <table:table-cell table:formula="of:=[.D21]/[.$H21]*1000" office:value-type="float" office:value="0.108547008547009" calcext:value-type="float">
            <text:p>0.108547008547009</text:p>
          </table:table-cell>
          <table:table-cell table:formula="of:=[.$G21]*[.K21]/[.D$16]*[.$I21]/[.$D$13]" office:value-type="float" office:value="159.170232440077" calcext:value-type="float">
            <text:p>159.170232440077</text:p>
          </table:table-cell>
          <table:table-cell table:style-name="ce36" table:formula="of:=[.F21]*[.$E21]" office:value-type="float" office:value="10.033" calcext:value-type="float">
            <text:p>10.033</text:p>
          </table:table-cell>
          <table:table-cell table:style-name="ce36" table:formula="of:=[.E21]/[.$H21]*1000" office:value-type="float" office:value="0.542735042735043" calcext:value-type="float">
            <text:p>0.542735042735043</text:p>
          </table:table-cell>
          <table:table-cell table:style-name="ce36" table:formula="of:=[.$G21]*[.N21]/[.E$16]*[.$I21]/[.$D$13]" office:value-type="float" office:value="260.558729687616" calcext:value-type="float">
            <text:p>260.55872968761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22.4380069139742" calcext:value-type="float">
            <text:p>22.4380069139742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9.216" calcext:value-type="float">
            <text:p>9.216</text:p>
          </table:table-cell>
          <table:table-cell table:formula="of:=[.D23]/[.$H23]*1000" office:value-type="float" office:value="120" calcext:value-type="float">
            <text:p>120</text:p>
          </table:table-cell>
          <table:table-cell table:formula="of:=[.$G23]*[.K23]/[.D$16]*[.$I23]/[.$D$13]" office:value-type="float" office:value="379.446640316206" calcext:value-type="float">
            <text:p>379.446640316206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FRCI/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52]" office:value-type="float" office:value="4.5887492" calcext:value-type="float">
            <text:p>4.5887492</text:p>
          </table:table-cell>
          <table:table-cell table:style-name="ce38" table:formula="of:=[$Tiles.E52]" office:value-type="float" office:value="19.345946" calcext:value-type="float">
            <text:p>19.34594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484312504414355" calcext:value-type="float">
            <text:p>0.484312504414355</text:p>
          </table:table-cell>
          <table:table-cell table:formula="of:=[.E28]*[.$D26]/[.E$8]" office:value-type="float" office:value="0.556562737649586" calcext:value-type="float">
            <text:p>0.55656273764958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53]" office:value-type="float" office:value="121.57784738651" calcext:value-type="float">
            <text:p>121.57784738651</text:p>
          </table:table-cell>
          <table:table-cell table:style-name="ce38" table:formula="of:=[$Tiles.E53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54]" office:value-type="float" office:value="1248.31015733374" calcext:value-type="float">
            <text:p>1248.31015733374</text:p>
          </table:table-cell>
          <table:table-cell table:style-name="ce38" table:formula="of:=[$Tiles.E54]" office:value-type="float" office:value="1236.0727606357" calcext:value-type="float">
            <text:p>1236.0727606357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float" office:value="516.405436707322" calcext:value-type="float">
            <text:p>516.405436707322</text:p>
          </table:table-cell>
          <table:table-cell table:formula="of:=[.E30]*[.H28]*[.$D25]/[.$D$7]" office:value-type="float" office:value="587.625700486106" calcext:value-type="float">
            <text:p>587.62570048610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0499959407982202" calcext:value-type="float">
            <text:p>0.04999594079822</text:p>
          </table:table-cell>
          <table:table-cell table:formula="of:=[.E40]*[.$D38]/[.E$8]" office:value-type="float" office:value="0.0557179946907461" calcext:value-type="float">
            <text:p>0.0557179946907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210.37207982655" calcext:value-type="float">
            <text:p>1210.37207982655</text:p>
          </table:table-cell>
          <table:table-cell table:formula="of:=SUM([.P44:.P47])" office:value-type="float" office:value="1255.41582980361" calcext:value-type="float">
            <text:p>1255.41582980361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50.1129002325284" calcext:value-type="float">
            <text:p>50.1129002325284</text:p>
          </table:table-cell>
          <table:table-cell table:formula="of:=[.E42]*[.H40]*[.$D37]/[.$D$7]" office:value-type="float" office:value="57.9267247594191" calcext:value-type="float">
            <text:p>57.92672475941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37.901034409964" calcext:value-type="float">
            <text:p>137.901034409964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33.7286987411836" calcext:value-type="float">
            <text:p>33.7286987411836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980.610512982901" calcext:value-type="float">
            <text:p>980.61051298290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199.21930666997" calcext:value-type="float">
            <text:p>1199.2193066699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21.0048607045034" calcext:value-type="float">
            <text:p>21.0048607045034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5.1375003953671" calcext:value-type="float">
            <text:p>5.137500395367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70.8556717291814" calcext:value-type="float">
            <text:p>70.8556717291814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7.3303239970844" calcext:value-type="float">
            <text:p>17.330323997084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922" calcext:value-type="float">
            <text:p>922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0.8537256" calcext:value-type="float">
            <text:p>0.8537256</text:p>
          </table:table-cell>
          <table:table-cell table:formula="of:=SUM([.N56:.N59])" office:value-type="float" office:value="5.0033236" calcext:value-type="float">
            <text:p>5.0033236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0630736123894184" calcext:value-type="float">
            <text:p>0.063073612389418</text:p>
          </table:table-cell>
          <table:table-cell table:formula="of:=[.E52]*[.$D50]/[.E$8]" office:value-type="float" office:value="0.100758289933919" calcext:value-type="float">
            <text:p>0.1007582899339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52.7049729931086" calcext:value-type="float">
            <text:p>52.7049729931086</text:p>
          </table:table-cell>
          <table:table-cell table:formula="of:=SUM([.O56:.O59])" office:value-type="float" office:value="418.637176382939" calcext:value-type="float">
            <text:p>418.63717638293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096.67650543634" calcext:value-type="float">
            <text:p>1096.67650543634</text:p>
          </table:table-cell>
          <table:table-cell table:formula="of:=SUM([.P56:.P59])" office:value-type="float" office:value="1124.31395554938" calcext:value-type="float">
            <text:p>1124.31395554938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*[.$D49]/[.$D$7]" office:value-type="float" office:value="33.2166581314983" calcext:value-type="float">
            <text:p>33.2166581314983</text:p>
          </table:table-cell>
          <table:table-cell table:formula="of:=[.E54]*[.H52]*[.$D49]/[.$D$7]" office:value-type="float" office:value="54.3998975480292" calcext:value-type="float">
            <text:p>54.399897548029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130" calcext:value-type="float">
            <text:p>1130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56]*[.$F56]" office:value-type="float" office:value="0.5858256" calcext:value-type="float">
            <text:p>0.5858256</text:p>
          </table:table-cell>
          <table:table-cell table:formula="of:=[.D56]/[.$H56]*1000" office:value-type="float" office:value="51.6610169491525" calcext:value-type="float">
            <text:p>51.6610169491525</text:p>
          </table:table-cell>
          <table:table-cell table:formula="of:=[.$G56]*[.K56]/[.D$52]*[.$I56]/[.$D$49]" office:value-type="float" office:value="775.404799856066" calcext:value-type="float">
            <text:p>775.404799856066</text:p>
          </table:table-cell>
          <table:table-cell table:style-name="ce36" table:formula="of:=[.F56]*[.$E56]" office:value-type="float" office:value="4.7354236" calcext:value-type="float">
            <text:p>4.7354236</text:p>
          </table:table-cell>
          <table:table-cell table:style-name="ce36" table:formula="of:=[.E56]/[.$H56]*1000" office:value-type="float" office:value="417.593220338983" calcext:value-type="float">
            <text:p>417.593220338983</text:p>
          </table:table-cell>
          <table:table-cell table:style-name="ce36" table:formula="of:=[.$G56]*[.N56]/[.E$52]*[.$I56]/[.$D$49]" office:value-type="float" office:value="1069.49481900391" calcext:value-type="float">
            <text:p>1069.4948190039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450" calcext:value-type="float">
            <text:p>14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57]*[.$F57]" office:value-type="float" office:value="0.2679" calcext:value-type="float">
            <text:p>0.2679</text:p>
          </table:table-cell>
          <table:table-cell table:formula="of:=[.D57]/[.$H57]*1000" office:value-type="float" office:value="1.04395604395604" calcext:value-type="float">
            <text:p>1.04395604395604</text:p>
          </table:table-cell>
          <table:table-cell table:formula="of:=[.$G57]*[.K57]/[.D$52]*[.$I57]/[.$D$49]" office:value-type="float" office:value="321.271705580276" calcext:value-type="float">
            <text:p>321.271705580276</text:p>
          </table:table-cell>
          <table:table-cell table:style-name="ce36" table:formula="of:=[.F57]*[.$E57]" office:value-type="float" office:value="0.2679" calcext:value-type="float">
            <text:p>0.2679</text:p>
          </table:table-cell>
          <table:table-cell table:style-name="ce36" table:formula="of:=[.E57]/[.$H57]*1000" office:value-type="float" office:value="1.04395604395604" calcext:value-type="float">
            <text:p>1.04395604395604</text:p>
          </table:table-cell>
          <table:table-cell table:style-name="ce36" table:formula="of:=[.$G57]*[.N57]/[.E$52]*[.$I57]/[.$D$49]" office:value-type="float" office:value="54.8191365454644" calcext:value-type="float">
            <text:p>54.8191365454644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$D106]*[.D108]" office:value-type="float" office:value="4.212153864" calcext:value-type="float">
            <text:p>4.212153864</text:p>
          </table:table-cell>
          <table:table-cell table:style-name="ce38" table:formula="of:=[.E72]*[.$D70]+[.E84]*[.$D82]+[.E96]*[.$D94]+[.$D106]*[.E108]" office:value-type="float" office:value="15.664638352" calcext:value-type="float">
            <text:p>15.66463835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73]*[.$D70]+[.D85]*[.$D82]+[.D97]*[.$D94]+[.$D106]*[.D109]" office:value-type="float" office:value="91.29026408964" calcext:value-type="float">
            <text:p>91.29026408964</text:p>
          </table:table-cell>
          <table:table-cell table:style-name="ce38" table:formula="of:=[.E73]*[.$D70]+[.E85]*[.$D82]+[.E97]*[.$D94]+[.$D106]*[.E109]" office:value-type="float" office:value="395.168636833421" calcext:value-type="float">
            <text:p>395.16863683342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1139.64060335318" calcext:value-type="float">
            <text:p>1139.64060335318</text:p>
          </table:table-cell>
          <table:table-cell table:style-name="ce38" table:formula="of:=[.H74]+[.H86]+[.H98]+[.H110]" office:value-type="float" office:value="1085.05095211379" calcext:value-type="float">
            <text:p>1085.05095211379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22.0616" calcext:value-type="float">
            <text:p>22.0616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64]" office:value-type="float" office:value="0.419008435348078" calcext:value-type="float">
            <text:p>0.419008435348078</text:p>
          </table:table-cell>
          <table:table-cell table:formula="of:=[.E72]*[.$D70]/[.E$64]" office:value-type="float" office:value="0.344138171521319" calcext:value-type="float">
            <text:p>0.3441381715213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20.949702536794" calcext:value-type="float">
            <text:p>120.949702536794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356.90604187064" calcext:value-type="float">
            <text:p>1356.90604187064</text:p>
          </table:table-cell>
          <table:table-cell table:formula="of:=SUM([.P76:.P79])" office:value-type="float" office:value="1280.76379510771" calcext:value-type="float">
            <text:p>1280.76379510771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63]" office:value-type="float" office:value="568.555077518571" calcext:value-type="float">
            <text:p>568.555077518571</text:p>
          </table:table-cell>
          <table:table-cell table:formula="of:=[.E74]*[.H72]*[.$D69]/[.$D$63]" office:value-type="float" office:value="440.759710599074" calcext:value-type="float">
            <text:p>440.75971059907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10.033" calcext:value-type="float">
            <text:p>10.033</text:p>
          </table:table-cell>
          <table:table-cell table:formula="of:=[.D76]/[.$H76]*1000" office:value-type="float" office:value="0.837730870712401" calcext:value-type="float">
            <text:p>0.837730870712401</text:p>
          </table:table-cell>
          <table:table-cell table:formula="of:=[.$G76]*[.K76]/[.D$72]*[.$I76]/[.$D$69]" office:value-type="float" office:value="795.851162200384" calcext:value-type="float">
            <text:p>795.851162200384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521.117459375232" calcext:value-type="float">
            <text:p>521.11745937523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76]*2" office:value-type="float" office:value="0.00127" calcext:value-type="float">
            <text:p>0.00127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2.0066" calcext:value-type="float">
            <text:p>2.0066</text:p>
          </table:table-cell>
          <table:table-cell table:formula="of:=[.D77]/[.$H77]*1000" office:value-type="float" office:value="0.108547008547009" calcext:value-type="float">
            <text:p>0.108547008547009</text:p>
          </table:table-cell>
          <table:table-cell table:formula="of:=[.$G77]*[.K77]/[.D$72]*[.$I77]/[.$D$69]" office:value-type="float" office:value="159.170232440077" calcext:value-type="float">
            <text:p>159.170232440077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60.558729687616" calcext:value-type="float">
            <text:p>260.55872968761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22.4380069139742" calcext:value-type="float">
            <text:p>22.4380069139742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9.216" calcext:value-type="float">
            <text:p>9.216</text:p>
          </table:table-cell>
          <table:table-cell table:formula="of:=[.D79]/[.$H79]*1000" office:value-type="float" office:value="120" calcext:value-type="float">
            <text:p>120</text:p>
          </table:table-cell>
          <table:table-cell table:formula="of:=[.$G79]*[.K79]/[.D$72]*[.$I79]/[.$D$69]" office:value-type="float" office:value="379.446640316206" calcext:value-type="float">
            <text:p>379.446640316206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FRCI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52]" office:value-type="float" office:value="4.5887492" calcext:value-type="float">
            <text:p>4.5887492</text:p>
          </table:table-cell>
          <table:table-cell table:style-name="ce38" table:formula="of:=[$Tiles.E52]" office:value-type="float" office:value="19.345946" calcext:value-type="float">
            <text:p>19.345946</text:p>
          </table:table-cell>
          <table:table-cell office:value-type="string" calcext:value-type="string">
            <text:p>Portion</text:p>
          </table:table-cell>
          <table:table-cell table:formula="of:=[.D84]*[.$D82]/[.D$64]" office:value-type="float" office:value="0.501127143061078" calcext:value-type="float">
            <text:p>0.501127143061078</text:p>
          </table:table-cell>
          <table:table-cell table:formula="of:=[.E84]*[.$D82]/[.E$64]" office:value-type="float" office:value="0.568103454419284" calcext:value-type="float">
            <text:p>0.56810345441928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53]" office:value-type="float" office:value="121.57784738651" calcext:value-type="float">
            <text:p>121.57784738651</text:p>
          </table:table-cell>
          <table:table-cell table:style-name="ce38" table:formula="of:=[$Tiles.E53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54]" office:value-type="float" office:value="1248.31015733374" calcext:value-type="float">
            <text:p>1248.31015733374</text:p>
          </table:table-cell>
          <table:table-cell table:style-name="ce38" table:formula="of:=[$Tiles.E54]" office:value-type="float" office:value="1236.0727606357" calcext:value-type="float">
            <text:p>1236.0727606357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63]" office:value-type="float" office:value="534.334296140626" calcext:value-type="float">
            <text:p>534.334296140626</text:p>
          </table:table-cell>
          <table:table-cell table:formula="of:=[.E86]*[.H84]*[.$D81]/[.$D$63]" office:value-type="float" office:value="599.81052946791" calcext:value-type="float">
            <text:p>599.810529467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922" calcext:value-type="float">
            <text:p>922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0.8537256" calcext:value-type="float">
            <text:p>0.8537256</text:p>
          </table:table-cell>
          <table:table-cell table:formula="of:=SUM([.N100:.N103])" office:value-type="float" office:value="5.0033236" calcext:value-type="float">
            <text:p>5.0033236</text:p>
          </table:table-cell>
          <table:table-cell office:value-type="string" calcext:value-type="string">
            <text:p>Portion</text:p>
          </table:table-cell>
          <table:table-cell table:formula="of:=[.D96]*[.$D94]/[.D$64]" office:value-type="float" office:value="0.0445899266893447" calcext:value-type="float">
            <text:p>0.044589926689345</text:p>
          </table:table-cell>
          <table:table-cell table:formula="of:=[.E96]*[.$D94]/[.E$64]" office:value-type="float" office:value="0.0702685352362101" calcext:value-type="float">
            <text:p>0.070268535236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52.7049729931086" calcext:value-type="float">
            <text:p>52.7049729931086</text:p>
          </table:table-cell>
          <table:table-cell table:formula="of:=SUM([.O100:.O103])" office:value-type="float" office:value="418.637176382939" calcext:value-type="float">
            <text:p>418.63717638293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096.67650543634" calcext:value-type="float">
            <text:p>1096.67650543634</text:p>
          </table:table-cell>
          <table:table-cell table:formula="of:=SUM([.P100:.P103])" office:value-type="float" office:value="1124.31395554938" calcext:value-type="float">
            <text:p>1124.31395554938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*[.$D93]/[.$D$63]" office:value-type="float" office:value="23.4825356411173" calcext:value-type="float">
            <text:p>23.4825356411173</text:p>
          </table:table-cell>
          <table:table-cell table:formula="of:=[.E98]*[.H96]*[.$D93]/[.$D$63]" office:value-type="float" office:value="37.9383286497508" calcext:value-type="float">
            <text:p>37.938328649750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130" calcext:value-type="float">
            <text:p>1130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100]*[.$F100]" office:value-type="float" office:value="0.5858256" calcext:value-type="float">
            <text:p>0.5858256</text:p>
          </table:table-cell>
          <table:table-cell table:formula="of:=[.D100]/[.$H100]*1000" office:value-type="float" office:value="51.6610169491525" calcext:value-type="float">
            <text:p>51.6610169491525</text:p>
          </table:table-cell>
          <table:table-cell table:formula="of:=[.$G100]*[.K100]/[.D$96]*[.$I100]/[.$D$93]" office:value-type="float" office:value="775.404799856066" calcext:value-type="float">
            <text:p>775.404799856066</text:p>
          </table:table-cell>
          <table:table-cell table:style-name="ce36" table:formula="of:=[.F100]*[.$E100]" office:value-type="float" office:value="4.7354236" calcext:value-type="float">
            <text:p>4.7354236</text:p>
          </table:table-cell>
          <table:table-cell table:style-name="ce36" table:formula="of:=[.E100]/[.$H100]*1000" office:value-type="float" office:value="417.593220338983" calcext:value-type="float">
            <text:p>417.593220338983</text:p>
          </table:table-cell>
          <table:table-cell table:style-name="ce36" table:formula="of:=[.$G100]*[.N100]/[.E$96]*[.$I100]/[.$D$93]" office:value-type="float" office:value="1069.49481900391" calcext:value-type="float">
            <text:p>1069.4948190039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450" calcext:value-type="float">
            <text:p>14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1]*[.$F101]" office:value-type="float" office:value="0.2679" calcext:value-type="float">
            <text:p>0.2679</text:p>
          </table:table-cell>
          <table:table-cell table:formula="of:=[.D101]/[.$H101]*1000" office:value-type="float" office:value="1.04395604395604" calcext:value-type="float">
            <text:p>1.04395604395604</text:p>
          </table:table-cell>
          <table:table-cell table:formula="of:=[.$G101]*[.K101]/[.D$96]*[.$I101]/[.$D$93]" office:value-type="float" office:value="321.271705580276" calcext:value-type="float">
            <text:p>321.271705580276</text:p>
          </table:table-cell>
          <table:table-cell table:style-name="ce36" table:formula="of:=[.F101]*[.$E101]" office:value-type="float" office:value="0.2679" calcext:value-type="float">
            <text:p>0.2679</text:p>
          </table:table-cell>
          <table:table-cell table:style-name="ce36" table:formula="of:=[.E101]/[.$H101]*1000" office:value-type="float" office:value="1.04395604395604" calcext:value-type="float">
            <text:p>1.04395604395604</text:p>
          </table:table-cell>
          <table:table-cell table:style-name="ce36" table:formula="of:=[.$G101]*[.N101]/[.E$96]*[.$I101]/[.$D$93]" office:value-type="float" office:value="54.8191365454644" calcext:value-type="float">
            <text:p>54.8191365454644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0.61909" calcext:value-type="float">
            <text:p>0.61909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64]" office:value-type="float" office:value="0.0352744949014996" calcext:value-type="float">
            <text:p>0.0352744949015</text:p>
          </table:table-cell>
          <table:table-cell table:formula="of:=[.E108]*[.$D106]/[.E$64]" office:value-type="float" office:value="0.0174898388231874" calcext:value-type="float">
            <text:p>0.0174898388231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58.722433460076" calcext:value-type="float">
            <text:p>58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427.30927651876" calcext:value-type="float">
            <text:p>1427.30927651876</text:p>
          </table:table-cell>
          <table:table-cell table:formula="of:=SUM([.P112:.P115])" office:value-type="float" office:value="1419.38723665192" calcext:value-type="float">
            <text:p>1419.3872366519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*[.$D105]/[.$D$63]" office:value-type="float" office:value="13.2686940528628" calcext:value-type="float">
            <text:p>13.2686940528628</text:p>
          </table:table-cell>
          <table:table-cell table:formula="of:=[.E110]*[.H108]*[.$D105]/[.$D$63]" office:value-type="float" office:value="6.54238339705527" calcext:value-type="float">
            <text:p>6.5423833970552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35119" calcext:value-type="float">
            <text:p>0.35119</text:p>
          </table:table-cell>
          <table:table-cell table:formula="of:=[.D112]/[.$H112]*1000" office:value-type="float" office:value="58" calcext:value-type="float">
            <text:p>58</text:p>
          </table:table-cell>
          <table:table-cell table:formula="of:=[.$G112]*[.K112]/[.D$108]*[.$I112]/[.$D$105]" office:value-type="float" office:value="799.84800271366" calcext:value-type="float">
            <text:p>799.84800271366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79.0999080198" calcext:value-type="float">
            <text:p>1079.099908019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450" calcext:value-type="float">
            <text:p>14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627.461273805101" calcext:value-type="float">
            <text:p>627.461273805101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40.287328632123" calcext:value-type="float">
            <text:p>340.287328632123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D126]+[.D140]*[.D138]+[.D152]*[.D150]" office:value-type="float" office:value="3.17264858" calcext:value-type="float">
            <text:p>3.17264858</text:p>
          </table:table-cell>
          <table:table-cell table:style-name="ce38" table:formula="of:=[.E128]*[.D126]+[.E140]*[.D138]+[.E152]*[.D150]" office:value-type="float" office:value="14.50155548" calcext:value-type="float">
            <text:p>14.5015554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29]*[.$D126]+[.D141]*[.$D138]+[.D153]*[.$D150]" office:value-type="float" office:value="67.2732611389465" calcext:value-type="float">
            <text:p>67.2732611389465</text:p>
          </table:table-cell>
          <table:table-cell table:style-name="ce38" table:formula="of:=[.E129]*[.$D126]+[.E141]*[.$D138]+[.E153]*[.$D150]" office:value-type="float" office:value="364.675576810917" calcext:value-type="float">
            <text:p>364.67557681091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30]*[.G128]*[.$D125]/[.$D119]+[.D142]*[.G140]*[.$D137]/[.$D119]+[.D154]*[.G152]*[.$D149]/[.$D119]" office:value-type="float" office:value="1123.92665693394" calcext:value-type="float">
            <text:p>1123.92665693394</text:p>
          </table:table-cell>
          <table:table-cell table:style-name="ce38" table:formula="of:=[.E130]*[.H128]*[.$D125]/[.$D119]+[.E142]*[.H140]*[.$D137]/[.$D119]+[.E154]*[.H152]*[.$D149]/[.$D119]" office:value-type="float" office:value="1132.15736550231" calcext:value-type="float">
            <text:p>1132.15736550231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10.317126" calcext:value-type="float">
            <text:p>10.317126</text:p>
          </table:table-cell>
          <table:table-cell table:formula="of:=SUM([.N132:.N135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28]*[.$D126]/[.D$120]" office:value-type="float" office:value="0.812974218531319" calcext:value-type="float">
            <text:p>0.812974218531319</text:p>
          </table:table-cell>
          <table:table-cell table:formula="of:=[.E128]*[.$D126]/[.E$120]" office:value-type="float" office:value="0.794495288170287" calcext:value-type="float">
            <text:p>0.7944952881702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06.164157202886" calcext:value-type="float">
            <text:p>106.16415720288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249.10716577749" calcext:value-type="float">
            <text:p>1249.10716577749</text:p>
          </table:table-cell>
          <table:table-cell table:formula="of:=SUM([.P132:.P135])" office:value-type="float" office:value="1265.35406291867" calcext:value-type="float">
            <text:p>1265.35406291867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119]" office:value-type="float" office:value="1015.49192195983" calcext:value-type="float">
            <text:p>1015.49192195983</text:p>
          </table:table-cell>
          <table:table-cell table:formula="of:=[.E130]*[.H128]*[.$D125]/[.$D$119]" office:value-type="float" office:value="1005.31784085602" calcext:value-type="float">
            <text:p>1005.3178408560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107.636878719907" calcext:value-type="float">
            <text:p>107.636878719907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24.2750729239696" calcext:value-type="float">
            <text:p>24.275072923969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8.9408" calcext:value-type="float">
            <text:p>8.9408</text:p>
          </table:table-cell>
          <table:table-cell table:formula="of:=[.D133]/[.$H133]*1000" office:value-type="float" office:value="78.8819875776398" calcext:value-type="float">
            <text:p>78.8819875776398</text:p>
          </table:table-cell>
          <table:table-cell table:formula="of:=[.$G133]*[.K133]/[.D$128]*[.$I133]/[.$D$125]" office:value-type="float" office:value="1100.57936677327" calcext:value-type="float">
            <text:p>1100.57936677327</text:p>
          </table:table-cell>
          <table:table-cell table:style-name="ce36" table:formula="of:=[.F133]*[.$E133]" office:value-type="float" office:value="44.704" calcext:value-type="float">
            <text:p>44.704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231.92480439147" calcext:value-type="float">
            <text:p>1231.924804391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9.35013179105092" calcext:value-type="float">
            <text:p>9.35013179105092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2.09319920497799" calcext:value-type="float">
            <text:p>2.0931992049779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.48222" calcext:value-type="float">
            <text:p>0.48222</text:p>
          </table:table-cell>
          <table:table-cell table:formula="of:=[.D135]/[.$H135]*1000" office:value-type="float" office:value="0.36" calcext:value-type="float">
            <text:p>0.36</text:p>
          </table:table-cell>
          <table:table-cell table:formula="of:=[.$G135]*[.K135]/[.D$128]*[.$I135]/[.$D$125]" office:value-type="float" office:value="31.5407884932674" calcext:value-type="float">
            <text:p>31.5407884932674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7.0609863982533" calcext:value-type="float">
            <text:p>7.0609863982533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922" calcext:value-type="float">
            <text:p>922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5" calcext:value-type="float">
            <text:p>0.5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0.8537256" calcext:value-type="float">
            <text:p>0.8537256</text:p>
          </table:table-cell>
          <table:table-cell table:formula="of:=SUM([.N144:.N147])" office:value-type="float" office:value="5.0033236" calcext:value-type="float">
            <text:p>5.0033236</text:p>
          </table:table-cell>
          <table:table-cell office:value-type="string" calcext:value-type="string">
            <text:p>Portion</text:p>
          </table:table-cell>
          <table:table-cell table:formula="of:=[.D140]*[.$D138]/[.D$120]" office:value-type="float" office:value="0.147999082835704" calcext:value-type="float">
            <text:p>0.147999082835704</text:p>
          </table:table-cell>
          <table:table-cell table:formula="of:=[.E140]*[.$D138]/[.E$120]" office:value-type="float" office:value="0.189760883499375" calcext:value-type="float">
            <text:p>0.18976088349937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52.7049729931086" calcext:value-type="float">
            <text:p>52.7049729931086</text:p>
          </table:table-cell>
          <table:table-cell table:formula="of:=SUM([.O144:.O147])" office:value-type="float" office:value="418.637176382939" calcext:value-type="float">
            <text:p>418.637176382939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096.67650543634" calcext:value-type="float">
            <text:p>1096.67650543634</text:p>
          </table:table-cell>
          <table:table-cell table:formula="of:=SUM([.P144:.P147])" office:value-type="float" office:value="1124.31395554938" calcext:value-type="float">
            <text:p>1124.31395554938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*[.$D137]/[.$D$119]" office:value-type="float" office:value="91.2482694196492" calcext:value-type="float">
            <text:p>91.2482694196492</text:p>
          </table:table-cell>
          <table:table-cell table:formula="of:=[.E142]*[.H140]*[.$D137]/[.$D$119]" office:value-type="float" office:value="119.944784385329" calcext:value-type="float">
            <text:p>119.9447843853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130" calcext:value-type="float">
            <text:p>1130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144]*[.$F144]" office:value-type="float" office:value="0.5858256" calcext:value-type="float">
            <text:p>0.5858256</text:p>
          </table:table-cell>
          <table:table-cell table:formula="of:=[.D144]/[.$H144]*1000" office:value-type="float" office:value="51.6610169491525" calcext:value-type="float">
            <text:p>51.6610169491525</text:p>
          </table:table-cell>
          <table:table-cell table:formula="of:=[.$G144]*[.K144]/[.D$140]*[.$I144]/[.$D$137]" office:value-type="float" office:value="775.404799856066" calcext:value-type="float">
            <text:p>775.404799856066</text:p>
          </table:table-cell>
          <table:table-cell table:style-name="ce36" table:formula="of:=[.F144]*[.$E144]" office:value-type="float" office:value="4.7354236" calcext:value-type="float">
            <text:p>4.7354236</text:p>
          </table:table-cell>
          <table:table-cell table:style-name="ce36" table:formula="of:=[.E144]/[.$H144]*1000" office:value-type="float" office:value="417.593220338983" calcext:value-type="float">
            <text:p>417.593220338983</text:p>
          </table:table-cell>
          <table:table-cell table:style-name="ce36" table:formula="of:=[.$G144]*[.N144]/[.E$140]*[.$I144]/[.$D$137]" office:value-type="float" office:value="1069.49481900391" calcext:value-type="float">
            <text:p>1069.49481900391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450" calcext:value-type="float">
            <text:p>14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45]*[.$F145]" office:value-type="float" office:value="0.2679" calcext:value-type="float">
            <text:p>0.2679</text:p>
          </table:table-cell>
          <table:table-cell table:formula="of:=[.D145]/[.$H145]*1000" office:value-type="float" office:value="1.04395604395604" calcext:value-type="float">
            <text:p>1.04395604395604</text:p>
          </table:table-cell>
          <table:table-cell table:formula="of:=[.$G145]*[.K145]/[.D$140]*[.$I145]/[.$D$137]" office:value-type="float" office:value="321.271705580276" calcext:value-type="float">
            <text:p>321.271705580276</text:p>
          </table:table-cell>
          <table:table-cell table:style-name="ce36" table:formula="of:=[.F145]*[.$E145]" office:value-type="float" office:value="0.2679" calcext:value-type="float">
            <text:p>0.2679</text:p>
          </table:table-cell>
          <table:table-cell table:style-name="ce36" table:formula="of:=[.E145]/[.$H145]*1000" office:value-type="float" office:value="1.04395604395604" calcext:value-type="float">
            <text:p>1.04395604395604</text:p>
          </table:table-cell>
          <table:table-cell table:style-name="ce36" table:formula="of:=[.$G145]*[.N145]/[.E$140]*[.$I145]/[.$D$137]" office:value-type="float" office:value="54.8191365454644" calcext:value-type="float">
            <text:p>54.8191365454644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" calcext:value-type="float">
            <text:p>0.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0.61909" calcext:value-type="float">
            <text:p>0.61909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120]" office:value-type="float" office:value="0.0390266986329762" calcext:value-type="float">
            <text:p>0.039026698632976</text:p>
          </table:table-cell>
          <table:table-cell table:formula="of:=[.E152]*[.$D150]/[.E$120]" office:value-type="float" office:value="0.0157438283303385" calcext:value-type="float">
            <text:p>0.0157438283303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58.722433460076" calcext:value-type="float">
            <text:p>58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427.30927651876" calcext:value-type="float">
            <text:p>1427.30927651876</text:p>
          </table:table-cell>
          <table:table-cell table:formula="of:=SUM([.P156:.P159])" office:value-type="float" office:value="1419.38723665192" calcext:value-type="float">
            <text:p>1419.3872366519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*[.$D149]/[.$D$119]" office:value-type="float" office:value="17.1864655544628" calcext:value-type="float">
            <text:p>17.1864655544628</text:p>
          </table:table-cell>
          <table:table-cell table:formula="of:=[.E154]*[.H152]*[.$D149]/[.$D$119]" office:value-type="float" office:value="6.89474026096917" calcext:value-type="float">
            <text:p>6.8947402609691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35119" calcext:value-type="float">
            <text:p>0.35119</text:p>
          </table:table-cell>
          <table:table-cell table:formula="of:=[.D156]/[.$H156]*1000" office:value-type="float" office:value="58" calcext:value-type="float">
            <text:p>58</text:p>
          </table:table-cell>
          <table:table-cell table:formula="of:=[.$G156]*[.K156]/[.D$152]*[.$I156]/[.$D$149]" office:value-type="float" office:value="799.84800271366" calcext:value-type="float">
            <text:p>799.84800271366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79.0999080198" calcext:value-type="float">
            <text:p>1079.099908019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450" calcext:value-type="float">
            <text:p>14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627.461273805101" calcext:value-type="float">
            <text:p>627.461273805101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40.287328632123" calcext:value-type="float">
            <text:p>340.287328632123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Tiles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HSRI OV-102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640" calcext:value-type="float">
            <text:p>1640</text:p>
          </table:table-cell>
          <table:table-cell table:style-name="ce38" table:formula="of:=MAX([.D13];[.D37];[.D25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5.1712892" calcext:value-type="float">
            <text:p>5.1712892</text:p>
          </table:table-cell>
          <table:table-cell table:style-name="ce38" table:formula="of:=[.E16]*[.D14]+[.E28]*[.D26]+[.E40]*[.D38]" office:value-type="float" office:value="20.356486" calcext:value-type="float">
            <text:p>20.3564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121.645041600773" calcext:value-type="float">
            <text:p>121.645041600773</text:p>
          </table:table-cell>
          <table:table-cell table:style-name="ce38" table:formula="of:=[.E17]*[.$D14]+[.E29]*[.$D26]+[.E41]*[.$D38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1195.26643309144" calcext:value-type="float">
            <text:p>1195.26643309144</text:p>
          </table:table-cell>
          <table:table-cell table:style-name="ce38" table:formula="of:=[.H18]+[.H30]+[.H42]" office:value-type="float" office:value="1223.96927487159" calcext:value-type="float">
            <text:p>1223.96927487159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I-22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525 Ti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10.317126" calcext:value-type="float">
            <text:p>10.317126</text:p>
          </table:table-cell>
          <table:table-cell table:formula="of:=SUM([.N20:.N23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0518720314462397" calcext:value-type="float">
            <text:p>0.05187203144624</text:p>
          </table:table-cell>
          <table:table-cell table:formula="of:=[.E16]*[.$D14]/[.E$8]" office:value-type="float" office:value="0.0588621936025697" calcext:value-type="float">
            <text:p>0.05886219360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06.164157202886" calcext:value-type="float">
            <text:p>106.164157202886</text:p>
          </table:table-cell>
          <table:table-cell table:formula="of:=SUM([.O20:.O23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249.10716577749" calcext:value-type="float">
            <text:p>1249.10716577749</text:p>
          </table:table-cell>
          <table:table-cell table:formula="of:=SUM([.P20:.P23])" office:value-type="float" office:value="1265.35406291867" calcext:value-type="float">
            <text:p>1265.35406291867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64.7937261829334" calcext:value-type="float">
            <text:p>64.7937261829334</text:p>
          </table:table-cell>
          <table:table-cell table:formula="of:=[.E18]*[.H16]*[.$D13]/[.$D$7]" office:value-type="float" office:value="74.4815158273172" calcext:value-type="float">
            <text:p>74.481515827317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20]*[.$F20]" office:value-type="float" office:value="0.721106" calcext:value-type="float">
            <text:p>0.721106</text:p>
          </table:table-cell>
          <table:table-cell table:formula="of:=[.D20]/[.$H20]*1000" office:value-type="float" office:value="0.255502958579882" calcext:value-type="float">
            <text:p>0.255502958579882</text:p>
          </table:table-cell>
          <table:table-cell table:formula="of:=[.$G20]*[.K20]/[.D$16]*[.$I20]/[.$D$13]" office:value-type="float" office:value="107.636878719907" calcext:value-type="float">
            <text:p>107.636878719907</text:p>
          </table:table-cell>
          <table:table-cell table:style-name="ce36" table:formula="of:=[.F20]*[.$E20]" office:value-type="float" office:value="0.72645" calcext:value-type="float">
            <text:p>0.72645</text:p>
          </table:table-cell>
          <table:table-cell table:style-name="ce36" table:formula="of:=[.E20]/[.$H20]*1000" office:value-type="float" office:value="0.257396449704142" calcext:value-type="float">
            <text:p>0.257396449704142</text:p>
          </table:table-cell>
          <table:table-cell table:style-name="ce36" table:formula="of:=[.$G20]*[.N20]/[.E$16]*[.$I20]/[.$D$13]" office:value-type="float" office:value="24.2750729239696" calcext:value-type="float">
            <text:p>24.275072923969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21]*[.$F21]" office:value-type="float" office:value="8.9408" calcext:value-type="float">
            <text:p>8.9408</text:p>
          </table:table-cell>
          <table:table-cell table:formula="of:=[.D21]/[.$H21]*1000" office:value-type="float" office:value="78.8819875776398" calcext:value-type="float">
            <text:p>78.8819875776398</text:p>
          </table:table-cell>
          <table:table-cell table:formula="of:=[.$G21]*[.K21]/[.D$16]*[.$I21]/[.$D$13]" office:value-type="float" office:value="1100.57936677327" calcext:value-type="float">
            <text:p>1100.57936677327</text:p>
          </table:table-cell>
          <table:table-cell table:style-name="ce36" table:formula="of:=[.F21]*[.$E21]" office:value-type="float" office:value="44.704" calcext:value-type="float">
            <text:p>44.704</text:p>
          </table:table-cell>
          <table:table-cell table:style-name="ce36" table:formula="of:=[.E21]/[.$H21]*1000" office:value-type="float" office:value="394.409937888199" calcext:value-type="float">
            <text:p>394.409937888199</text:p>
          </table:table-cell>
          <table:table-cell table:style-name="ce36" table:formula="of:=[.$G21]*[.N21]/[.E$16]*[.$I21]/[.$D$13]" office:value-type="float" office:value="1231.92480439147" calcext:value-type="float">
            <text:p>1231.924804391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22]*[.$F22]" office:value-type="float" office:value="0.173" calcext:value-type="float">
            <text:p>0.173</text:p>
          </table:table-cell>
          <table:table-cell table:formula="of:=[.D22]/[.$H22]*1000" office:value-type="float" office:value="26.6666666666667" calcext:value-type="float">
            <text:p>26.6666666666667</text:p>
          </table:table-cell>
          <table:table-cell table:formula="of:=[.$G22]*[.K22]/[.D$16]*[.$I22]/[.$D$13]" office:value-type="float" office:value="9.35013179105092" calcext:value-type="float">
            <text:p>9.35013179105092</text:p>
          </table:table-cell>
          <table:table-cell table:style-name="ce36" table:formula="of:=[.F22]*[.$E22]" office:value-type="float" office:value="0.173" calcext:value-type="float">
            <text:p>0.173</text:p>
          </table:table-cell>
          <table:table-cell table:style-name="ce36" table:formula="of:=[.E22]/[.$H22]*1000" office:value-type="float" office:value="26.6666666666667" calcext:value-type="float">
            <text:p>26.6666666666667</text:p>
          </table:table-cell>
          <table:table-cell table:style-name="ce36" table:formula="of:=[.$G22]*[.N22]/[.E$16]*[.$I22]/[.$D$13]" office:value-type="float" office:value="2.09319920497799" calcext:value-type="float">
            <text:p>2.0931992049779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23]*[.$F23]" office:value-type="float" office:value="0.48222" calcext:value-type="float">
            <text:p>0.48222</text:p>
          </table:table-cell>
          <table:table-cell table:formula="of:=[.D23]/[.$H23]*1000" office:value-type="float" office:value="0.36" calcext:value-type="float">
            <text:p>0.36</text:p>
          </table:table-cell>
          <table:table-cell table:formula="of:=[.$G23]*[.K23]/[.D$16]*[.$I23]/[.$D$13]" office:value-type="float" office:value="31.5407884932674" calcext:value-type="float">
            <text:p>31.5407884932674</text:p>
          </table:table-cell>
          <table:table-cell table:style-name="ce36" table:formula="of:=[.F23]*[.$E23]" office:value-type="float" office:value="0.48222" calcext:value-type="float">
            <text:p>0.48222</text:p>
          </table:table-cell>
          <table:table-cell table:style-name="ce36" table:formula="of:=[.E23]/[.$H23]*1000" office:value-type="float" office:value="0.36" calcext:value-type="float">
            <text:p>0.36</text:p>
          </table:table-cell>
          <table:table-cell table:style-name="ce36" table:formula="of:=[.$G23]*[.N23]/[.E$16]*[.$I23]/[.$D$13]" office:value-type="float" office:value="7.0609863982533" calcext:value-type="float">
            <text:p>7.0609863982533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20000 Ti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5.033926" calcext:value-type="float">
            <text:p>5.033926</text:p>
          </table:table-cell>
          <table:table-cell table:formula="of:=SUM([.N32:.N35])" office:value-type="float" office:value="19.66967" calcext:value-type="float">
            <text:p>19.66967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94812796855376" calcext:value-type="float">
            <text:p>0.94812796855376</text:p>
          </table:table-cell>
          <table:table-cell table:formula="of:=[.E28]*[.$D26]/[.E$8]" office:value-type="float" office:value="0.94113780639743" calcext:value-type="float">
            <text:p>0.9411378063974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122.058289028232" calcext:value-type="float">
            <text:p>122.058289028232</text:p>
          </table:table-cell>
          <table:table-cell table:formula="of:=SUM([.O32:.O35])" office:value-type="float" office:value="501.164660131296" calcext:value-type="float">
            <text:p>501.164660131296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1229.81517450562" calcext:value-type="float">
            <text:p>1229.81517450562</text:p>
          </table:table-cell>
          <table:table-cell table:formula="of:=SUM([.P32:.P35])" office:value-type="float" office:value="1259.78912417638" calcext:value-type="float">
            <text:p>1259.78912417638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float" office:value="1130.47270690851" calcext:value-type="float">
            <text:p>1130.47270690851</text:p>
          </table:table-cell>
          <table:table-cell table:formula="of:=[.E30]*[.H28]*[.$D25]/[.$D$7]" office:value-type="float" office:value="1149.48775904427" calcext:value-type="float">
            <text:p>1149.4877590442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32]*[.$F32]" office:value-type="float" office:value="0.721106" calcext:value-type="float">
            <text:p>0.721106</text:p>
          </table:table-cell>
          <table:table-cell table:formula="of:=[.D32]/[.$H32]*1000" office:value-type="float" office:value="0.255502958579882" calcext:value-type="float">
            <text:p>0.255502958579882</text:p>
          </table:table-cell>
          <table:table-cell table:formula="of:=[.$G32]*[.K32]/[.D$28]*[.$I32]/[.$D$25]" office:value-type="float" office:value="220.603807048415" calcext:value-type="float">
            <text:p>220.603807048415</text:p>
          </table:table-cell>
          <table:table-cell table:style-name="ce36" table:formula="of:=[.F32]*[.$E32]" office:value-type="float" office:value="0.72645" calcext:value-type="float">
            <text:p>0.72645</text:p>
          </table:table-cell>
          <table:table-cell table:style-name="ce36" table:formula="of:=[.E32]/[.$H32]*1000" office:value-type="float" office:value="0.257396449704142" calcext:value-type="float">
            <text:p>0.257396449704142</text:p>
          </table:table-cell>
          <table:table-cell table:style-name="ce36" table:formula="of:=[.$G32]*[.N32]/[.E$28]*[.$I32]/[.$D$25]" office:value-type="float" office:value="56.8760431669672" calcext:value-type="float">
            <text:p>56.8760431669672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33]*[.$F33]" office:value-type="float" office:value="3.6576" calcext:value-type="float">
            <text:p>3.6576</text:p>
          </table:table-cell>
          <table:table-cell table:formula="of:=[.D33]/[.$H33]*1000" office:value-type="float" office:value="94.7761194029851" calcext:value-type="float">
            <text:p>94.7761194029851</text:p>
          </table:table-cell>
          <table:table-cell table:formula="of:=[.$G33]*[.K33]/[.D$28]*[.$I33]/[.$D$25]" office:value-type="float" office:value="922.769226246075" calcext:value-type="float">
            <text:p>922.769226246075</text:p>
          </table:table-cell>
          <table:table-cell table:style-name="ce36" table:formula="of:=[.F33]*[.$E33]" office:value-type="float" office:value="18.288" calcext:value-type="float">
            <text:p>18.288</text:p>
          </table:table-cell>
          <table:table-cell table:style-name="ce36" table:formula="of:=[.E33]/[.$H33]*1000" office:value-type="float" office:value="473.880597014925" calcext:value-type="float">
            <text:p>473.880597014925</text:p>
          </table:table-cell>
          <table:table-cell table:style-name="ce36" table:formula="of:=[.$G33]*[.N33]/[.E$28]*[.$I33]/[.$D$25]" office:value-type="float" office:value="1180.79052673482" calcext:value-type="float">
            <text:p>1180.79052673482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34]*[.$F34]" office:value-type="float" office:value="0.173" calcext:value-type="float">
            <text:p>0.173</text:p>
          </table:table-cell>
          <table:table-cell table:formula="of:=[.D34]/[.$H34]*1000" office:value-type="float" office:value="26.6666666666667" calcext:value-type="float">
            <text:p>26.6666666666667</text:p>
          </table:table-cell>
          <table:table-cell table:formula="of:=[.$G34]*[.K34]/[.D$28]*[.$I34]/[.$D$25]" office:value-type="float" office:value="19.7658895178898" calcext:value-type="float">
            <text:p>19.7658895178898</text:p>
          </table:table-cell>
          <table:table-cell table:style-name="ce36" table:formula="of:=[.F34]*[.$E34]" office:value-type="float" office:value="0.173" calcext:value-type="float">
            <text:p>0.173</text:p>
          </table:table-cell>
          <table:table-cell table:style-name="ce36" table:formula="of:=[.E34]/[.$H34]*1000" office:value-type="float" office:value="26.6666666666667" calcext:value-type="float">
            <text:p>26.6666666666667</text:p>
          </table:table-cell>
          <table:table-cell table:style-name="ce36" table:formula="of:=[.$G34]*[.N34]/[.E$28]*[.$I34]/[.$D$25]" office:value-type="float" office:value="5.05855081235388" calcext:value-type="float">
            <text:p>5.05855081235388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35]*[.$F35]" office:value-type="float" office:value="0.48222" calcext:value-type="float">
            <text:p>0.48222</text:p>
          </table:table-cell>
          <table:table-cell table:formula="of:=[.D35]/[.$H35]*1000" office:value-type="float" office:value="0.36" calcext:value-type="float">
            <text:p>0.36</text:p>
          </table:table-cell>
          <table:table-cell table:formula="of:=[.$G35]*[.K35]/[.D$28]*[.$I35]/[.$D$25]" office:value-type="float" office:value="66.6762516932375" calcext:value-type="float">
            <text:p>66.6762516932375</text:p>
          </table:table-cell>
          <table:table-cell table:style-name="ce36" table:formula="of:=[.F35]*[.$E35]" office:value-type="float" office:value="0.48222" calcext:value-type="float">
            <text:p>0.48222</text:p>
          </table:table-cell>
          <table:table-cell table:style-name="ce36" table:formula="of:=[.E35]/[.$H35]*1000" office:value-type="float" office:value="0.36" calcext:value-type="float">
            <text:p>0.36</text:p>
          </table:table-cell>
          <table:table-cell table:style-name="ce36" table:formula="of:=[.$G35]*[.N35]/[.E$28]*[.$I35]/[.$D$25]" office:value-type="float" office:value="17.0640034622407" calcext:value-type="float">
            <text:p>17.0640034622407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0" calcext:value-type="float">
            <text:p>0</text:p>
          </table:table-cell>
          <table:table-cell table:formula="of:=SUM([.N44:.N4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" calcext:value-type="float">
            <text:p>0</text:p>
          </table:table-cell>
          <table:table-cell table:formula="of:=[.E40]*[.$D38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" calcext:value-type="float">
            <text:p>0</text:p>
          </table:table-cell>
          <table:table-cell table:formula="of:=SUM([.O44:.O47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0" calcext:value-type="float">
            <text:p>0</text:p>
          </table:table-cell>
          <table:table-cell table:formula="of:=SUM([.P44:.P47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0" calcext:value-type="float">
            <text:p>0</text:p>
          </table:table-cell>
          <table:table-cell table:formula="of:=[.E42]*[.H40]*[.$D37]/[.$D$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HSRI (FRCI)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1640" calcext:value-type="float">
            <text:p>1640</text:p>
          </table:table-cell>
          <table:table-cell table:style-name="ce38" table:formula="of:=MAX([.D57];[.D81];[.D69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4.5887492" calcext:value-type="float">
            <text:p>4.5887492</text:p>
          </table:table-cell>
          <table:table-cell table:style-name="ce38" table:formula="of:=[.E60]*[.D58]+[.E72]*[.D70]+[.E84]*[.D82]" office:value-type="float" office:value="19.345946" calcext:value-type="float">
            <text:p>19.34594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float" office:value="121.57784738651" calcext:value-type="float">
            <text:p>121.57784738651</text:p>
          </table:table-cell>
          <table:table-cell table:style-name="ce38" table:formula="of:=[.E61]*[.$D58]+[.E73]*[.$D70]+[.E85]*[.$D82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1248.31015733374" calcext:value-type="float">
            <text:p>1248.31015733374</text:p>
          </table:table-cell>
          <table:table-cell table:style-name="ce38" table:formula="of:=[.H62]+[.H74]+[.H86]" office:value-type="float" office:value="1236.0727606357" calcext:value-type="float">
            <text:p>1236.0727606357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FRC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5.77625" calcext:value-type="float">
            <text:p>5.77625</text:p>
          </table:table-cell>
          <table:table-cell table:formula="of:=SUM([.N64:.N67])" office:value-type="float" office:value="25.28345" calcext:value-type="float">
            <text:p>25.28345</text:p>
          </table:table-cell>
          <table:table-cell office:value-type="string" calcext:value-type="string">
            <text:p>Portion</text:p>
          </table:table-cell>
          <table:table-cell table:formula="of:=[.D60]*[.$D58]/[.D$52]" office:value-type="float" office:value="0.032728417582726" calcext:value-type="float">
            <text:p>0.032728417582726</text:p>
          </table:table-cell>
          <table:table-cell table:formula="of:=[.E60]*[.$D58]/[.E$52]" office:value-type="float" office:value="0.0339797133725071" calcext:value-type="float">
            <text:p>0.0339797133725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116.994985102186" calcext:value-type="float">
            <text:p>116.994985102186</text:p>
          </table:table-cell>
          <table:table-cell table:formula="of:=SUM([.O64:.O67])" office:value-type="float" office:value="477.278673045449" calcext:value-type="float">
            <text:p>477.27867304544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1274.17744865698" calcext:value-type="float">
            <text:p>1274.17744865698</text:p>
          </table:table-cell>
          <table:table-cell table:formula="of:=SUM([.P64:.P67])" office:value-type="float" office:value="1263.23897600228" calcext:value-type="float">
            <text:p>1263.23897600228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$D$51]" office:value-type="float" office:value="41.7018116141381" calcext:value-type="float">
            <text:p>41.7018116141381</text:p>
          </table:table-cell>
          <table:table-cell table:formula="of:=[.E62]*[.H60]*[.$D57]/[.$D$51]" office:value-type="float" office:value="42.9244983255369" calcext:value-type="float">
            <text:p>42.924498325536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64]*[.$F64]" office:value-type="float" office:value="0.72645" calcext:value-type="float">
            <text:p>0.72645</text:p>
          </table:table-cell>
          <table:table-cell table:formula="of:=[.D64]/[.$H64]*1000" office:value-type="float" office:value="0.257396449704142" calcext:value-type="float">
            <text:p>0.257396449704142</text:p>
          </table:table-cell>
          <table:table-cell table:formula="of:=[.$G64]*[.K64]/[.D$60]*[.$I64]/[.$D$57]" office:value-type="float" office:value="193.678078338022" calcext:value-type="float">
            <text:p>193.678078338022</text:p>
          </table:table-cell>
          <table:table-cell table:style-name="ce36" table:formula="of:=[.F64]*[.$E64]" office:value-type="float" office:value="0.72645" calcext:value-type="float">
            <text:p>0.72645</text:p>
          </table:table-cell>
          <table:table-cell table:style-name="ce36" table:formula="of:=[.E64]/[.$H64]*1000" office:value-type="float" office:value="0.257396449704142" calcext:value-type="float">
            <text:p>0.257396449704142</text:p>
          </table:table-cell>
          <table:table-cell table:style-name="ce36" table:formula="of:=[.$G64]*[.N64]/[.E$60]*[.$I64]/[.D$57]" office:value-type="float" office:value="44.2476402547912" calcext:value-type="float">
            <text:p>44.247640254791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FRCI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260" calcext:value-type="float">
            <text:p>1260</text:p>
          </table:table-cell>
          <table:table-cell table:style-name="ce46" office:value-type="float" office:value="0.282" calcext:value-type="float">
            <text:p>0.28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65]*[.$F65]" office:value-type="float" office:value="4.8768" calcext:value-type="float">
            <text:p>4.8768</text:p>
          </table:table-cell>
          <table:table-cell table:formula="of:=[.D65]/[.$H65]*1000" office:value-type="float" office:value="90.0709219858156" calcext:value-type="float">
            <text:p>90.0709219858156</text:p>
          </table:table-cell>
          <table:table-cell table:formula="of:=[.$G65]*[.K65]/[.D$60]*[.$I65]/[.$D$57]" office:value-type="float" office:value="1063.79883142177" calcext:value-type="float">
            <text:p>1063.79883142177</text:p>
          </table:table-cell>
          <table:table-cell table:style-name="ce36" table:formula="of:=[.F65]*[.$E65]" office:value-type="float" office:value="24.384" calcext:value-type="float">
            <text:p>24.384</text:p>
          </table:table-cell>
          <table:table-cell table:style-name="ce36" table:formula="of:=[.E65]/[.$H65]*1000" office:value-type="float" office:value="450.354609929078" calcext:value-type="float">
            <text:p>450.354609929078</text:p>
          </table:table-cell>
          <table:table-cell table:style-name="ce36" table:formula="of:=[.$G65]*[.N65]/[.E$60]*[.$I65]/[.D$57]" office:value-type="float" office:value="1215.17593524618" calcext:value-type="float">
            <text:p>1215.17593524618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66]*[.$F66]" office:value-type="float" office:value="0.173" calcext:value-type="float">
            <text:p>0.173</text:p>
          </table:table-cell>
          <table:table-cell table:formula="of:=[.D66]/[.$H66]*1000" office:value-type="float" office:value="26.6666666666667" calcext:value-type="float">
            <text:p>26.6666666666667</text:p>
          </table:table-cell>
          <table:table-cell table:formula="of:=[.$G66]*[.K66]/[.D$60]*[.$I66]/[.$D$57]" office:value-type="float" office:value="16.7005388971873" calcext:value-type="float">
            <text:p>16.7005388971873</text:p>
          </table:table-cell>
          <table:table-cell table:style-name="ce36" table:formula="of:=[.F66]*[.$E66]" office:value-type="float" office:value="0.173" calcext:value-type="float">
            <text:p>0.173</text:p>
          </table:table-cell>
          <table:table-cell table:style-name="ce36" table:formula="of:=[.E66]/[.$H66]*1000" office:value-type="float" office:value="26.6666666666667" calcext:value-type="float">
            <text:p>26.6666666666667</text:p>
          </table:table-cell>
          <table:table-cell table:style-name="ce36" table:formula="of:=[.$G66]*[.N66]/[.E$60]*[.$I66]/[.D$57]" office:value-type="float" office:value="3.81540050131126" calcext:value-type="float">
            <text:p>3.815400501311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640" calcext:value-type="float">
            <text:p>164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I-22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9.84025" calcext:value-type="float">
            <text:p>9.84025</text:p>
          </table:table-cell>
          <table:table-cell table:formula="of:=SUM([.N76:.N79])" office:value-type="float" office:value="45.60345" calcext:value-type="float">
            <text:p>45.60345</text:p>
          </table:table-cell>
          <table:table-cell office:value-type="string" calcext:value-type="string">
            <text:p>Portion</text:p>
          </table:table-cell>
          <table:table-cell table:formula="of:=[.D72]*[.$D70]/[.D$52]" office:value-type="float" office:value="0" calcext:value-type="float">
            <text:p>0</text:p>
          </table:table-cell>
          <table:table-cell table:formula="of:=[.E72]*[.$D70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105.806050694011" calcext:value-type="float">
            <text:p>105.806050694011</text:p>
          </table:table-cell>
          <table:table-cell table:formula="of:=SUM([.O76:.O79])" office:value-type="float" office:value="421.33400100457" calcext:value-type="float">
            <text:p>421.33400100457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1277.40814387895" calcext:value-type="float">
            <text:p>1277.40814387895</text:p>
          </table:table-cell>
          <table:table-cell table:formula="of:=SUM([.P76:.P79])" office:value-type="float" office:value="1271.59851914285" calcext:value-type="float">
            <text:p>1271.59851914285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51]" office:value-type="float" office:value="0" calcext:value-type="float">
            <text:p>0</text:p>
          </table:table-cell>
          <table:table-cell table:formula="of:=[.E74]*[.H72]*[.$D69]/[.$D$5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76]*[.$F76]" office:value-type="float" office:value="0.72645" calcext:value-type="float">
            <text:p>0.72645</text:p>
          </table:table-cell>
          <table:table-cell table:formula="of:=[.D76]/[.$H76]*1000" office:value-type="float" office:value="0.257396449704142" calcext:value-type="float">
            <text:p>0.257396449704142</text:p>
          </table:table-cell>
          <table:table-cell table:formula="of:=[.$G76]*[.K76]/[.D$72]*[.$I76]/[.$D$69]" office:value-type="float" office:value="113.689489596301" calcext:value-type="float">
            <text:p>113.689489596301</text:p>
          </table:table-cell>
          <table:table-cell table:style-name="ce36" table:formula="of:=[.F76]*[.$E76]" office:value-type="float" office:value="0.72645" calcext:value-type="float">
            <text:p>0.72645</text:p>
          </table:table-cell>
          <table:table-cell table:style-name="ce36" table:formula="of:=[.E76]/[.$H76]*1000" office:value-type="float" office:value="0.257396449704142" calcext:value-type="float">
            <text:p>0.257396449704142</text:p>
          </table:table-cell>
          <table:table-cell table:style-name="ce36" table:formula="of:=[.$G76]*[.N76]/[.E$72]*[.$I76]/[.$D$69]" office:value-type="float" office:value="24.5317623995553" calcext:value-type="float">
            <text:p>24.5317623995553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77]*[.$F77]" office:value-type="float" office:value="8.9408" calcext:value-type="float">
            <text:p>8.9408</text:p>
          </table:table-cell>
          <table:table-cell table:formula="of:=[.D77]/[.$H77]*1000" office:value-type="float" office:value="78.8819875776398" calcext:value-type="float">
            <text:p>78.8819875776398</text:p>
          </table:table-cell>
          <table:table-cell table:formula="of:=[.$G77]*[.K77]/[.D$72]*[.$I77]/[.$D$69]" office:value-type="float" office:value="1153.91539849089" calcext:value-type="float">
            <text:p>1153.91539849089</text:p>
          </table:table-cell>
          <table:table-cell table:style-name="ce36" table:formula="of:=[.F77]*[.$E77]" office:value-type="float" office:value="44.704" calcext:value-type="float">
            <text:p>44.704</text:p>
          </table:table-cell>
          <table:table-cell table:style-name="ce36" table:formula="of:=[.E77]/[.$H77]*1000" office:value-type="float" office:value="394.409937888199" calcext:value-type="float">
            <text:p>394.409937888199</text:p>
          </table:table-cell>
          <table:table-cell table:style-name="ce36" table:formula="of:=[.$G77]*[.N77]/[.E$72]*[.$I77]/[.$D$69]" office:value-type="float" office:value="1244.95142363133" calcext:value-type="float">
            <text:p>1244.95142363133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78]*[.$F78]" office:value-type="float" office:value="0.173" calcext:value-type="float">
            <text:p>0.173</text:p>
          </table:table-cell>
          <table:table-cell table:formula="of:=[.D78]/[.$H78]*1000" office:value-type="float" office:value="26.6666666666667" calcext:value-type="float">
            <text:p>26.6666666666667</text:p>
          </table:table-cell>
          <table:table-cell table:formula="of:=[.$G78]*[.K78]/[.D$72]*[.$I78]/[.$D$69]" office:value-type="float" office:value="9.80325579176119" calcext:value-type="float">
            <text:p>9.80325579176119</text:p>
          </table:table-cell>
          <table:table-cell table:style-name="ce36" table:formula="of:=[.F78]*[.$E78]" office:value-type="float" office:value="0.173" calcext:value-type="float">
            <text:p>0.173</text:p>
          </table:table-cell>
          <table:table-cell table:style-name="ce36" table:formula="of:=[.E78]/[.$H78]*1000" office:value-type="float" office:value="26.6666666666667" calcext:value-type="float">
            <text:p>26.6666666666667</text:p>
          </table:table-cell>
          <table:table-cell table:style-name="ce36" table:formula="of:=[.$G78]*[.N78]/[.E$72]*[.$I78]/[.$D$69]" office:value-type="float" office:value="2.11533311196583" calcext:value-type="float">
            <text:p>2.11533311196583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590" calcext:value-type="float">
            <text:p>159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4.55705" calcext:value-type="float">
            <text:p>4.55705</text:p>
          </table:table-cell>
          <table:table-cell table:formula="of:=SUM([.N88:.N91])" office:value-type="float" office:value="19.18745" calcext:value-type="float">
            <text:p>19.18745</text:p>
          </table:table-cell>
          <table:table-cell office:value-type="string" calcext:value-type="string">
            <text:p>Portion</text:p>
          </table:table-cell>
          <table:table-cell table:formula="of:=[.D84]*[.$D82]/[.D$52]" office:value-type="float" office:value="0.967271582417274" calcext:value-type="float">
            <text:p>0.967271582417274</text:p>
          </table:table-cell>
          <table:table-cell table:formula="of:=[.E84]*[.$D82]/[.E$52]" office:value-type="float" office:value="0.966020286627493" calcext:value-type="float">
            <text:p>0.9660202866274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121.700182519356" calcext:value-type="float">
            <text:p>121.700182519356</text:p>
          </table:table-cell>
          <table:table-cell table:formula="of:=SUM([.O88:.O91])" office:value-type="float" office:value="500.804660131296" calcext:value-type="float">
            <text:p>500.804660131296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1286.66242967649" calcext:value-type="float">
            <text:p>1286.66242967649</text:p>
          </table:table-cell>
          <table:table-cell table:formula="of:=SUM([.P88:.P91])" office:value-type="float" office:value="1273.95735364299" calcext:value-type="float">
            <text:p>1273.95735364299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51]" office:value-type="float" office:value="1206.6083457196" calcext:value-type="float">
            <text:p>1206.6083457196</text:p>
          </table:table-cell>
          <table:table-cell table:formula="of:=[.E86]*[.H84]*[.$D81]/[.$D$51]" office:value-type="float" office:value="1193.14826231017" calcext:value-type="float">
            <text:p>1193.1482623101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88]*[.$F88]" office:value-type="float" office:value="0.72645" calcext:value-type="float">
            <text:p>0.72645</text:p>
          </table:table-cell>
          <table:table-cell table:formula="of:=[.D88]/[.$H88]*1000" office:value-type="float" office:value="0.257396449704142" calcext:value-type="float">
            <text:p>0.257396449704142</text:p>
          </table:table-cell>
          <table:table-cell table:formula="of:=[.$G88]*[.K88]/[.D$84]*[.$I88]/[.$D$81]" office:value-type="float" office:value="245.495002249262" calcext:value-type="float">
            <text:p>245.495002249262</text:p>
          </table:table-cell>
          <table:table-cell table:style-name="ce36" table:formula="of:=[.F88]*[.$E88]" office:value-type="float" office:value="0.72645" calcext:value-type="float">
            <text:p>0.72645</text:p>
          </table:table-cell>
          <table:table-cell table:style-name="ce36" table:formula="of:=[.E88]/[.$H88]*1000" office:value-type="float" office:value="0.257396449704142" calcext:value-type="float">
            <text:p>0.257396449704142</text:p>
          </table:table-cell>
          <table:table-cell table:style-name="ce36" table:formula="of:=[.$G88]*[.N88]/[.E$84]*[.$I88]/[.$D$81]" office:value-type="float" office:value="58.3054548676349" calcext:value-type="float">
            <text:p>58.3054548676349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270" calcext:value-type="float">
            <text:p>1270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89]*[.$F89]" office:value-type="float" office:value="3.6576" calcext:value-type="float">
            <text:p>3.6576</text:p>
          </table:table-cell>
          <table:table-cell table:formula="of:=[.D89]/[.$H89]*1000" office:value-type="float" office:value="94.7761194029851" calcext:value-type="float">
            <text:p>94.7761194029851</text:p>
          </table:table-cell>
          <table:table-cell table:formula="of:=[.$G89]*[.K89]/[.D$84]*[.$I89]/[.$D$81]" office:value-type="float" office:value="1019.3331212078" calcext:value-type="float">
            <text:p>1019.3331212078</text:p>
          </table:table-cell>
          <table:table-cell table:style-name="ce36" table:formula="of:=[.F89]*[.$E89]" office:value-type="float" office:value="18.288" calcext:value-type="float">
            <text:p>18.288</text:p>
          </table:table-cell>
          <table:table-cell table:style-name="ce36" table:formula="of:=[.E89]/[.$H89]*1000" office:value-type="float" office:value="473.880597014925" calcext:value-type="float">
            <text:p>473.880597014925</text:p>
          </table:table-cell>
          <table:table-cell table:style-name="ce36" table:formula="of:=[.$G89]*[.N89]/[.E$84]*[.$I89]/[.$D$81]" office:value-type="float" office:value="1210.46621619861" calcext:value-type="float">
            <text:p>1210.46621619861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420" calcext:value-type="float">
            <text:p>142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90]*[.$F90]" office:value-type="float" office:value="0.173" calcext:value-type="float">
            <text:p>0.173</text:p>
          </table:table-cell>
          <table:table-cell table:formula="of:=[.D90]/[.$H90]*1000" office:value-type="float" office:value="26.6666666666667" calcext:value-type="float">
            <text:p>26.6666666666667</text:p>
          </table:table-cell>
          <table:table-cell table:formula="of:=[.$G90]*[.K90]/[.D$84]*[.$I90]/[.$D$81]" office:value-type="float" office:value="21.8343062194254" calcext:value-type="float">
            <text:p>21.8343062194254</text:p>
          </table:table-cell>
          <table:table-cell table:style-name="ce36" table:formula="of:=[.F90]*[.$E90]" office:value-type="float" office:value="0.173" calcext:value-type="float">
            <text:p>0.173</text:p>
          </table:table-cell>
          <table:table-cell table:style-name="ce36" table:formula="of:=[.E90]/[.$H90]*1000" office:value-type="float" office:value="26.6666666666667" calcext:value-type="float">
            <text:p>26.6666666666667</text:p>
          </table:table-cell>
          <table:table-cell table:style-name="ce36" table:formula="of:=[.$G90]*[.N90]/[.E$84]*[.$I90]/[.$D$81]" office:value-type="float" office:value="5.18568257674848" calcext:value-type="float">
            <text:p>5.1856825767484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0" calcext:value-type="float">
            <text:p>0</text:p>
          </table:table-cell>
          <table:table-cell table:style-name="ce38" table:formula="of:=[.E104]*[.D102]+[.E116]*[.D114]+[.E128]*[.D1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string" office:string-value="" calcext:value-type="error">
            <text:p>#DIV/0!</text:p>
          </table:table-cell>
          <table:table-cell table:style-name="ce38" table:formula="of:=[.E105]*[.$D102]+[.E117]*[.$D114]+[.E129]*[.$D12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string" office:string-value="" calcext:value-type="error">
            <text:p>#DIV/0!</text:p>
          </table:table-cell>
          <table:table-cell table:style-name="ce38" table:formula="of:=[.E106]*[.H104]*[.$D101]/[.$D95]+[.E118]*[.H116]*[.$D113]/[.$D95]+[.E130]*[.H128]*[.$D125]/[.$D9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0" calcext:value-type="float">
            <text:p>0</text:p>
          </table:table-cell>
          <table:table-cell table:formula="of:=SUM([.N108:.N11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04]*[.$D102]/[.D$96]" office:value-type="string" office:string-value="" calcext:value-type="error">
            <text:p>#DIV/0!</text:p>
          </table:table-cell>
          <table:table-cell table:formula="of:=[.E104]*[.$D102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string" office:string-value="" calcext:value-type="error">
            <text:p>#DIV/0!</text:p>
          </table:table-cell>
          <table:table-cell table:formula="of:=SUM([.O108:.O11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string" office:string-value="" calcext:value-type="error">
            <text:p>#DIV/0!</text:p>
          </table:table-cell>
          <table:table-cell table:formula="of:=SUM([.P108:.P11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$D$95]" office:value-type="string" office:string-value="" calcext:value-type="error">
            <text:p>#DIV/0!</text:p>
          </table:table-cell>
          <table:table-cell table:formula="of:=[.E106]*[.H104]*[.$D101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8]*[.$F108]" office:value-type="float" office:value="0" calcext:value-type="float">
            <text:p>0</text:p>
          </table:table-cell>
          <table:table-cell table:formula="of:=[.D108]/[.$H108]*1000" office:value-type="string" office:string-value="" calcext:value-type="error">
            <text:p>#DIV/0!</text:p>
          </table:table-cell>
          <table:table-cell table:formula="of:=[.$G108]*[.K108]/[.D$104]*[.$I108]/[.$D$101]" office:value-type="string" office:string-value="" calcext:value-type="error">
            <text:p>#DIV/0!</text:p>
          </table:table-cell>
          <table:table-cell table:style-name="ce36" table:formula="of:=[.F108]*[.$E108]" office:value-type="float" office:value="0" calcext:value-type="float">
            <text:p>0</text:p>
          </table:table-cell>
          <table:table-cell table:style-name="ce36" table:formula="of:=[.E108]/[.$H108]*1000" office:value-type="string" office:string-value="" calcext:value-type="error">
            <text:p>#DIV/0!</text:p>
          </table:table-cell>
          <table:table-cell table:style-name="ce36" table:formula="of:=[.$G108]*[.N108]/[.E$104]*[.$I108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9]*[.$F109]" office:value-type="float" office:value="0" calcext:value-type="float">
            <text:p>0</text:p>
          </table:table-cell>
          <table:table-cell table:formula="of:=[.D109]/[.$H109]*1000" office:value-type="string" office:string-value="" calcext:value-type="error">
            <text:p>#DIV/0!</text:p>
          </table:table-cell>
          <table:table-cell table:formula="of:=[.$G109]*[.K109]/[.D$104]*[.$I109]/[.$D$101]" office:value-type="string" office:string-value="" calcext:value-type="error">
            <text:p>#DIV/0!</text:p>
          </table:table-cell>
          <table:table-cell table:style-name="ce36" table:formula="of:=[.F109]*[.$E109]" office:value-type="float" office:value="0" calcext:value-type="float">
            <text:p>0</text:p>
          </table:table-cell>
          <table:table-cell table:style-name="ce36" table:formula="of:=[.E109]/[.$H109]*1000" office:value-type="string" office:string-value="" calcext:value-type="error">
            <text:p>#DIV/0!</text:p>
          </table:table-cell>
          <table:table-cell table:style-name="ce36" table:formula="of:=[.$G109]*[.N109]/[.E$104]*[.$I109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string" office:string-value="" calcext:value-type="error">
            <text:p>#DIV/0!</text:p>
          </table:table-cell>
          <table:table-cell table:formula="of:=[.$G110]*[.K110]/[.D$104]*[.$I110]/[.$D$101]" office:value-type="string" office:string-value="" calcext:value-type="error">
            <text:p>#DIV/0!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string" office:string-value="" calcext:value-type="error">
            <text:p>#DIV/0!</text:p>
          </table:table-cell>
          <table:table-cell table:style-name="ce36" table:formula="of:=[.$G110]*[.N110]/[.E$104]*[.$I110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1]*[.$F111]" office:value-type="float" office:value="0" calcext:value-type="float">
            <text:p>0</text:p>
          </table:table-cell>
          <table:table-cell table:formula="of:=[.D111]/[.$H111]*1000" office:value-type="string" office:string-value="" calcext:value-type="error">
            <text:p>#DIV/0!</text:p>
          </table:table-cell>
          <table:table-cell table:formula="of:=[.$G111]*[.K111]/[.D$104]*[.$I111]/[.$D$101]" office:value-type="string" office:string-value="" calcext:value-type="error">
            <text:p>#DIV/0!</text:p>
          </table:table-cell>
          <table:table-cell table:style-name="ce36" table:formula="of:=[.F111]*[.$E111]" office:value-type="float" office:value="0" calcext:value-type="float">
            <text:p>0</text:p>
          </table:table-cell>
          <table:table-cell table:style-name="ce36" table:formula="of:=[.E111]/[.$H111]*1000" office:value-type="string" office:string-value="" calcext:value-type="error">
            <text:p>#DIV/0!</text:p>
          </table:table-cell>
          <table:table-cell table:style-name="ce36" table:formula="of:=[.$G111]*[.N111]/[.E$104]*[.$I111]/[.$D$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0" calcext:value-type="float">
            <text:p>0</text:p>
          </table:table-cell>
          <table:table-cell table:formula="of:=SUM([.N120:.N1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16]*[.$D114]/[.D$96]" office:value-type="string" office:string-value="" calcext:value-type="error">
            <text:p>#DIV/0!</text:p>
          </table:table-cell>
          <table:table-cell table:formula="of:=[.E116]*[.$D114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string" office:string-value="" calcext:value-type="error">
            <text:p>#DIV/0!</text:p>
          </table:table-cell>
          <table:table-cell table:formula="of:=SUM([.O120:.O12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string" office:string-value="" calcext:value-type="error">
            <text:p>#DIV/0!</text:p>
          </table:table-cell>
          <table:table-cell table:formula="of:=SUM([.P120:.P1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[.$D113]/[.$D$95]" office:value-type="string" office:string-value="" calcext:value-type="error">
            <text:p>#DIV/0!</text:p>
          </table:table-cell>
          <table:table-cell table:formula="of:=[.E118]*[.H116]*[.$D113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0]*[.$F120]" office:value-type="float" office:value="0" calcext:value-type="float">
            <text:p>0</text:p>
          </table:table-cell>
          <table:table-cell table:formula="of:=[.D120]/[.$H120]*1000" office:value-type="string" office:string-value="" calcext:value-type="error">
            <text:p>#DIV/0!</text:p>
          </table:table-cell>
          <table:table-cell table:formula="of:=[.$G120]*[.K120]/[.D$116]*[.$I120]/[.$D$113]" office:value-type="string" office:string-value="" calcext:value-type="error">
            <text:p>#DIV/0!</text:p>
          </table:table-cell>
          <table:table-cell table:style-name="ce36" table:formula="of:=[.F120]*[.$E120]" office:value-type="float" office:value="0" calcext:value-type="float">
            <text:p>0</text:p>
          </table:table-cell>
          <table:table-cell table:style-name="ce36" table:formula="of:=[.E120]/[.$H120]*1000" office:value-type="string" office:string-value="" calcext:value-type="error">
            <text:p>#DIV/0!</text:p>
          </table:table-cell>
          <table:table-cell table:style-name="ce36" table:formula="of:=[.$G120]*[.N120]/[.E$116]*[.$I120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1]*[.$F121]" office:value-type="float" office:value="0" calcext:value-type="float">
            <text:p>0</text:p>
          </table:table-cell>
          <table:table-cell table:formula="of:=[.D121]/[.$H121]*1000" office:value-type="string" office:string-value="" calcext:value-type="error">
            <text:p>#DIV/0!</text:p>
          </table:table-cell>
          <table:table-cell table:formula="of:=[.$G121]*[.K121]/[.D$116]*[.$I121]/[.$D$113]" office:value-type="string" office:string-value="" calcext:value-type="error">
            <text:p>#DIV/0!</text:p>
          </table:table-cell>
          <table:table-cell table:style-name="ce36" table:formula="of:=[.F121]*[.$E121]" office:value-type="float" office:value="0" calcext:value-type="float">
            <text:p>0</text:p>
          </table:table-cell>
          <table:table-cell table:style-name="ce36" table:formula="of:=[.E121]/[.$H121]*1000" office:value-type="string" office:string-value="" calcext:value-type="error">
            <text:p>#DIV/0!</text:p>
          </table:table-cell>
          <table:table-cell table:style-name="ce36" table:formula="of:=[.$G121]*[.N121]/[.E$116]*[.$I121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2]*[.$F122]" office:value-type="float" office:value="0" calcext:value-type="float">
            <text:p>0</text:p>
          </table:table-cell>
          <table:table-cell table:formula="of:=[.D122]/[.$H122]*1000" office:value-type="string" office:string-value="" calcext:value-type="error">
            <text:p>#DIV/0!</text:p>
          </table:table-cell>
          <table:table-cell table:formula="of:=[.$G122]*[.K122]/[.D$116]*[.$I122]/[.$D$113]" office:value-type="string" office:string-value="" calcext:value-type="error">
            <text:p>#DIV/0!</text:p>
          </table:table-cell>
          <table:table-cell table:style-name="ce36" table:formula="of:=[.F122]*[.$E122]" office:value-type="float" office:value="0" calcext:value-type="float">
            <text:p>0</text:p>
          </table:table-cell>
          <table:table-cell table:style-name="ce36" table:formula="of:=[.E122]/[.$H122]*1000" office:value-type="string" office:string-value="" calcext:value-type="error">
            <text:p>#DIV/0!</text:p>
          </table:table-cell>
          <table:table-cell table:style-name="ce36" table:formula="of:=[.$G122]*[.N122]/[.E$116]*[.$I122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3]*[.$F123]" office:value-type="float" office:value="0" calcext:value-type="float">
            <text:p>0</text:p>
          </table:table-cell>
          <table:table-cell table:formula="of:=[.D123]/[.$H123]*1000" office:value-type="string" office:string-value="" calcext:value-type="error">
            <text:p>#DIV/0!</text:p>
          </table:table-cell>
          <table:table-cell table:formula="of:=[.$G123]*[.K123]/[.D$116]*[.$I123]/[.$D$113]" office:value-type="string" office:string-value="" calcext:value-type="error">
            <text:p>#DIV/0!</text:p>
          </table:table-cell>
          <table:table-cell table:style-name="ce36" table:formula="of:=[.F123]*[.$E123]" office:value-type="float" office:value="0" calcext:value-type="float">
            <text:p>0</text:p>
          </table:table-cell>
          <table:table-cell table:style-name="ce36" table:formula="of:=[.E123]/[.$H123]*1000" office:value-type="string" office:string-value="" calcext:value-type="error">
            <text:p>#DIV/0!</text:p>
          </table:table-cell>
          <table:table-cell table:style-name="ce36" table:formula="of:=[.$G123]*[.N123]/[.E$116]*[.$I123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28]*[.$D126]/[.D$96]" office:value-type="string" office:string-value="" calcext:value-type="error">
            <text:p>#DIV/0!</text:p>
          </table:table-cell>
          <table:table-cell table:formula="of:=[.E128]*[.$D126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string" office:string-value="" calcext:value-type="error">
            <text:p>#DIV/0!</text:p>
          </table:table-cell>
          <table:table-cell table:formula="of:=SUM([.O132:.O135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string" office:string-value="" calcext:value-type="error">
            <text:p>#DIV/0!</text:p>
          </table:table-cell>
          <table:table-cell table:formula="of:=SUM([.P132:.P1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95]" office:value-type="string" office:string-value="" calcext:value-type="error">
            <text:p>#DIV/0!</text:p>
          </table:table-cell>
          <table:table-cell table:formula="of:=[.E130]*[.H128]*[.$D125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2]*[.$F132]" office:value-type="float" office:value="0" calcext:value-type="float">
            <text:p>0</text:p>
          </table:table-cell>
          <table:table-cell table:formula="of:=[.D132]/[.$H132]*1000" office:value-type="string" office:string-value="" calcext:value-type="error">
            <text:p>#DIV/0!</text:p>
          </table:table-cell>
          <table:table-cell table:formula="of:=[.$G132]*[.K132]/[.D$128]*[.$I132]/[.$D$125]" office:value-type="string" office:string-value="" calcext:value-type="error">
            <text:p>#DIV/0!</text:p>
          </table:table-cell>
          <table:table-cell table:style-name="ce36" table:formula="of:=[.F132]*[.$E132]" office:value-type="float" office:value="0" calcext:value-type="float">
            <text:p>0</text:p>
          </table:table-cell>
          <table:table-cell table:style-name="ce36" table:formula="of:=[.E132]/[.$H132]*1000" office:value-type="string" office:string-value="" calcext:value-type="error">
            <text:p>#DIV/0!</text:p>
          </table:table-cell>
          <table:table-cell table:style-name="ce36" table:formula="of:=[.$G132]*[.N132]/[.E$128]*[.$I132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3]*[.$F133]" office:value-type="float" office:value="0" calcext:value-type="float">
            <text:p>0</text:p>
          </table:table-cell>
          <table:table-cell table:formula="of:=[.D133]/[.$H133]*1000" office:value-type="string" office:string-value="" calcext:value-type="error">
            <text:p>#DIV/0!</text:p>
          </table:table-cell>
          <table:table-cell table:formula="of:=[.$G133]*[.K133]/[.D$128]*[.$I133]/[.$D$125]" office:value-type="string" office:string-value="" calcext:value-type="error">
            <text:p>#DIV/0!</text:p>
          </table:table-cell>
          <table:table-cell table:style-name="ce36" table:formula="of:=[.F133]*[.$E133]" office:value-type="float" office:value="0" calcext:value-type="float">
            <text:p>0</text:p>
          </table:table-cell>
          <table:table-cell table:style-name="ce36" table:formula="of:=[.E133]/[.$H133]*1000" office:value-type="string" office:string-value="" calcext:value-type="error">
            <text:p>#DIV/0!</text:p>
          </table:table-cell>
          <table:table-cell table:style-name="ce36" table:formula="of:=[.$G133]*[.N133]/[.E$128]*[.$I133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4]*[.$F134]" office:value-type="float" office:value="0" calcext:value-type="float">
            <text:p>0</text:p>
          </table:table-cell>
          <table:table-cell table:formula="of:=[.D134]/[.$H134]*1000" office:value-type="string" office:string-value="" calcext:value-type="error">
            <text:p>#DIV/0!</text:p>
          </table:table-cell>
          <table:table-cell table:formula="of:=[.$G134]*[.K134]/[.D$128]*[.$I134]/[.$D$125]" office:value-type="string" office:string-value="" calcext:value-type="error">
            <text:p>#DIV/0!</text:p>
          </table:table-cell>
          <table:table-cell table:style-name="ce36" table:formula="of:=[.F134]*[.$E134]" office:value-type="float" office:value="0" calcext:value-type="float">
            <text:p>0</text:p>
          </table:table-cell>
          <table:table-cell table:style-name="ce36" table:formula="of:=[.E134]/[.$H134]*1000" office:value-type="string" office:string-value="" calcext:value-type="error">
            <text:p>#DIV/0!</text:p>
          </table:table-cell>
          <table:table-cell table:style-name="ce36" table:formula="of:=[.$G134]*[.N134]/[.E$128]*[.$I134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5]*[.$F135]" office:value-type="float" office:value="0" calcext:value-type="float">
            <text:p>0</text:p>
          </table:table-cell>
          <table:table-cell table:formula="of:=[.D135]/[.$H135]*1000" office:value-type="string" office:string-value="" calcext:value-type="error">
            <text:p>#DIV/0!</text:p>
          </table:table-cell>
          <table:table-cell table:formula="of:=[.$G135]*[.K135]/[.D$128]*[.$I135]/[.$D$125]" office:value-type="string" office:string-value="" calcext:value-type="error">
            <text:p>#DIV/0!</text:p>
          </table:table-cell>
          <table:table-cell table:style-name="ce36" table:formula="of:=[.F135]*[.$E135]" office:value-type="float" office:value="0" calcext:value-type="float">
            <text:p>0</text:p>
          </table:table-cell>
          <table:table-cell table:style-name="ce36" table:formula="of:=[.E135]/[.$H135]*1000" office:value-type="string" office:string-value="" calcext:value-type="error">
            <text:p>#DIV/0!</text:p>
          </table:table-cell>
          <table:table-cell table:style-name="ce36" table:formula="of:=[.$G135]*[.N135]/[.E$128]*[.$I135]/[.$D$125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CH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3:49:47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22:12:42.810000000</meta:creation-date>
    <dc:date>2023-09-21T23:38:38.739000000</dc:date>
    <meta:editing-duration>PT7H53M12S</meta:editing-duration>
    <meta:editing-cycles>50</meta:editing-cycles>
    <meta:generator>LibreOffice/7.1.1.2$Windows_X86_64 LibreOffice_project/fe0b08f4af1bacafe4c7ecc87ce55bb426164676</meta:generator>
    <meta:document-statistic meta:table-count="5" meta:cell-count="3591" meta:object-count="0"/>
  </office:meta>
</office:document-meta>
</file>